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shapes>
          <draw:frame draw:z-index="0" draw:style-name="gr1" draw:text-style-name="P1" svg:width="160.23mm" svg:height="90.05mm" svg:x="192.93mm" svg:y="43.56mm">
            <draw:object draw:notify-on-update-of-ranges="torque.A1:torque.A257 torque.B1:torque.B257 torque.E1:torque.E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32567" calcext:value-type="float">
            <text:p>-0.332567</text:p>
          </table:table-cell>
          <table:table-cell office:value-type="float" office:value="0.000132207" calcext:value-type="float">
            <text:p>0.000132207</text:p>
          </table:table-cell>
          <table:table-cell office:value-type="float" office:value="0.000480818" calcext:value-type="float">
            <text:p>0.000480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65" calcext:value-type="float">
            <text:p>0.02865</text:p>
          </table:table-cell>
          <table:table-cell office:value-type="float" office:value="-0.403012" calcext:value-type="float">
            <text:p>-0.403012</text:p>
          </table:table-cell>
          <table:table-cell office:value-type="float" office:value="0.000168923" calcext:value-type="float">
            <text:p>0.000168923</text:p>
          </table:table-cell>
          <table:table-cell office:value-type="float" office:value="0.000519204" calcext:value-type="float">
            <text:p>0.000519204</text:p>
          </table:table-cell>
          <table:table-cell office:value-type="float" office:value="0.000000000856243" calcext:value-type="float">
            <text:p>8.56243E-10</text:p>
          </table:table-cell>
        </table:table-row>
        <table:table-row table:style-name="ro1">
          <table:table-cell office:value-type="float" office:value="0.057642" calcext:value-type="float">
            <text:p>0.057642</text:p>
          </table:table-cell>
          <table:table-cell office:value-type="float" office:value="-0.257485" calcext:value-type="float">
            <text:p>-0.257485</text:p>
          </table:table-cell>
          <table:table-cell office:value-type="float" office:value="0.0000937463" calcext:value-type="float">
            <text:p>9.37463E-05</text:p>
          </table:table-cell>
          <table:table-cell office:value-type="float" office:value="0.000441412" calcext:value-type="float">
            <text:p>0.000441412</text:p>
          </table:table-cell>
          <table:table-cell office:value-type="float" office:value="-0.000000000848295" calcext:value-type="float">
            <text:p>-8.48295E-10</text:p>
          </table:table-cell>
        </table:table-row>
        <table:table-row table:style-name="ro1">
          <table:table-cell office:value-type="float" office:value="0.0868649" calcext:value-type="float">
            <text:p>0.0868649</text:p>
          </table:table-cell>
          <table:table-cell office:value-type="float" office:value="-0.329238" calcext:value-type="float">
            <text:p>-0.329238</text:p>
          </table:table-cell>
          <table:table-cell office:value-type="float" office:value="0.000130651" calcext:value-type="float">
            <text:p>0.00013065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.000578519" calcext:value-type="float">
            <text:p>0.000578519</text:p>
          </table:table-cell>
        </table:table-row>
        <table:table-row table:style-name="ro1">
          <table:table-cell office:value-type="float" office:value="0.115768" calcext:value-type="float">
            <text:p>0.115768</text:p>
          </table:table-cell>
          <table:table-cell office:value-type="float" office:value="-0.330402" calcext:value-type="float">
            <text:p>-0.330402</text:p>
          </table:table-cell>
          <table:table-cell office:value-type="float" office:value="0.000131577" calcext:value-type="float">
            <text:p>0.000131577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-0.000584923" calcext:value-type="float">
            <text:p>-0.000584923</text:p>
          </table:table-cell>
        </table:table-row>
        <table:table-row table:style-name="ro1">
          <table:table-cell office:value-type="float" office:value="0.151323" calcext:value-type="float">
            <text:p>0.151323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4304" calcext:value-type="float">
            <text:p>0.184304</text:p>
          </table:table-cell>
          <table:table-cell office:value-type="float" office:value="-0.329306" calcext:value-type="float">
            <text:p>-0.329306</text:p>
          </table:table-cell>
          <table:table-cell office:value-type="float" office:value="0.000130705" calcext:value-type="float">
            <text:p>0.000130705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.00051096" calcext:value-type="float">
            <text:p>0.00051096</text:p>
          </table:table-cell>
        </table:table-row>
        <table:table-row table:style-name="ro1">
          <table:table-cell office:value-type="float" office:value="0.215928" calcext:value-type="float">
            <text:p>0.215928</text:p>
          </table:table-cell>
          <table:table-cell office:value-type="float" office:value="-0.329794" calcext:value-type="float">
            <text:p>-0.329794</text:p>
          </table:table-cell>
          <table:table-cell office:value-type="float" office:value="0.000131093" calcext:value-type="float">
            <text:p>0.000131093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.000022872" calcext:value-type="float">
            <text:p>2.2872E-05</text:p>
          </table:table-cell>
        </table:table-row>
        <table:table-row table:style-name="ro1">
          <table:table-cell office:value-type="float" office:value="0.244793" calcext:value-type="float">
            <text:p>0.244793</text:p>
          </table:table-cell>
          <table:table-cell office:value-type="float" office:value="-0.330426" calcext:value-type="float">
            <text:p>-0.330426</text:p>
          </table:table-cell>
          <table:table-cell office:value-type="float" office:value="0.000131596" calcext:value-type="float">
            <text:p>0.000131596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-0.000608879" calcext:value-type="float">
            <text:p>-0.000608879</text:p>
          </table:table-cell>
        </table:table-row>
        <table:table-row table:style-name="ro1">
          <table:table-cell office:value-type="float" office:value="0.273637" calcext:value-type="float">
            <text:p>0.273637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2787" calcext:value-type="float">
            <text:p>0.302787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233" calcext:value-type="float">
            <text:p>0.336233</text:p>
          </table:table-cell>
          <table:table-cell office:value-type="float" office:value="-0.32932" calcext:value-type="float">
            <text:p>-0.32932</text:p>
          </table:table-cell>
          <table:table-cell office:value-type="float" office:value="0.000130716" calcext:value-type="float">
            <text:p>0.000130716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.000496854" calcext:value-type="float">
            <text:p>0.000496854</text:p>
          </table:table-cell>
        </table:table-row>
        <table:table-row table:style-name="ro1">
          <table:table-cell office:value-type="float" office:value="0.369336" calcext:value-type="float">
            <text:p>0.369336</text:p>
          </table:table-cell>
          <table:table-cell office:value-type="float" office:value="-0.356863" calcext:value-type="float">
            <text:p>-0.356863</text:p>
          </table:table-cell>
          <table:table-cell office:value-type="float" office:value="0.000145525" calcext:value-type="float">
            <text:p>0.000145525</text:p>
          </table:table-cell>
          <table:table-cell office:value-type="float" office:value="0.000494447" calcext:value-type="float">
            <text:p>0.000494447</text:p>
          </table:table-cell>
          <table:table-cell office:value-type="float" office:value="-0.00100921" calcext:value-type="float">
            <text:p>-0.00100921</text:p>
          </table:table-cell>
        </table:table-row>
        <table:table-row table:style-name="ro1">
          <table:table-cell office:value-type="float" office:value="0.40233" calcext:value-type="float">
            <text:p>0.40233</text:p>
          </table:table-cell>
          <table:table-cell office:value-type="float" office:value="-0.273698" calcext:value-type="float">
            <text:p>-0.273698</text:p>
          </table:table-cell>
          <table:table-cell office:value-type="float" office:value="0.000101841" calcext:value-type="float">
            <text:p>0.000101841</text:p>
          </table:table-cell>
          <table:table-cell office:value-type="float" office:value="0.000450611" calcext:value-type="float">
            <text:p>0.000450611</text:p>
          </table:table-cell>
          <table:table-cell office:value-type="float" office:value="0.00101944" calcext:value-type="float">
            <text:p>0.00101944</text:p>
          </table:table-cell>
        </table:table-row>
        <table:table-row table:style-name="ro1">
          <table:table-cell office:value-type="float" office:value="0.435611" calcext:value-type="float">
            <text:p>0.435611</text:p>
          </table:table-cell>
          <table:table-cell office:value-type="float" office:value="-0.35768" calcext:value-type="float">
            <text:p>-0.35768</text:p>
          </table:table-cell>
          <table:table-cell office:value-type="float" office:value="0.000145644" calcext:value-type="float">
            <text:p>0.000145644</text:p>
          </table:table-cell>
          <table:table-cell office:value-type="float" office:value="0.000494783" calcext:value-type="float">
            <text:p>0.000494783</text:p>
          </table:table-cell>
          <table:table-cell office:value-type="float" office:value="-0.000506157" calcext:value-type="float">
            <text:p>-0.000506157</text:p>
          </table:table-cell>
        </table:table-row>
        <table:table-row table:style-name="ro1">
          <table:table-cell office:value-type="float" office:value="0.469276" calcext:value-type="float">
            <text:p>0.469276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224" calcext:value-type="float">
            <text:p>0.50224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5254" calcext:value-type="float">
            <text:p>0.535254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8398" calcext:value-type="float">
            <text:p>0.568398</text:p>
          </table:table-cell>
          <table:table-cell office:value-type="float" office:value="-0.356292" calcext:value-type="float">
            <text:p>-0.356292</text:p>
          </table:table-cell>
          <table:table-cell office:value-type="float" office:value="0.00014509" calcext:value-type="float">
            <text:p>0.00014509</text:p>
          </table:table-cell>
          <table:table-cell office:value-type="float" office:value="0.000494411" calcext:value-type="float">
            <text:p>0.000494411</text:p>
          </table:table-cell>
          <table:table-cell office:value-type="float" office:value="-0.000505951" calcext:value-type="float">
            <text:p>-0.000505951</text:p>
          </table:table-cell>
        </table:table-row>
        <table:table-row table:style-name="ro1">
          <table:table-cell office:value-type="float" office:value="0.602142" calcext:value-type="float">
            <text:p>0.602142</text:p>
          </table:table-cell>
          <table:table-cell office:value-type="float" office:value="-0.27559" calcext:value-type="float">
            <text:p>-0.27559</text:p>
          </table:table-cell>
          <table:table-cell office:value-type="float" office:value="0.000102828" calcext:value-type="float">
            <text:p>0.000102828</text:p>
          </table:table-cell>
          <table:table-cell office:value-type="float" office:value="0.000451607" calcext:value-type="float">
            <text:p>0.000451607</text:p>
          </table:table-cell>
          <table:table-cell office:value-type="float" office:value="0.00098508" calcext:value-type="float">
            <text:p>0.00098508</text:p>
          </table:table-cell>
        </table:table-row>
        <table:table-row table:style-name="ro1">
          <table:table-cell office:value-type="float" office:value="0.635195" calcext:value-type="float">
            <text:p>0.635195</text:p>
          </table:table-cell>
          <table:table-cell office:value-type="float" office:value="-0.357249" calcext:value-type="float">
            <text:p>-0.357249</text:p>
          </table:table-cell>
          <table:table-cell office:value-type="float" office:value="0.000145419" calcext:value-type="float">
            <text:p>0.000145419</text:p>
          </table:table-cell>
          <table:table-cell office:value-type="float" office:value="0.000494556" calcext:value-type="float">
            <text:p>0.000494556</text:p>
          </table:table-cell>
          <table:table-cell office:value-type="float" office:value="-0.000498323" calcext:value-type="float">
            <text:p>-0.000498323</text:p>
          </table:table-cell>
        </table:table-row>
        <table:table-row table:style-name="ro1">
          <table:table-cell office:value-type="float" office:value="0.668511" calcext:value-type="float">
            <text:p>0.668511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1179" calcext:value-type="float">
            <text:p>0.701179</text:p>
          </table:table-cell>
          <table:table-cell office:value-type="float" office:value="-0.330338" calcext:value-type="float">
            <text:p>-0.330338</text:p>
          </table:table-cell>
          <table:table-cell office:value-type="float" office:value="0.000131526" calcext:value-type="float">
            <text:p>0.000131526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-0.0005208" calcext:value-type="float">
            <text:p>-0.0005208</text:p>
          </table:table-cell>
        </table:table-row>
        <table:table-row table:style-name="ro1">
          <table:table-cell office:value-type="float" office:value="0.734089" calcext:value-type="float">
            <text:p>0.734089</text:p>
          </table:table-cell>
          <table:table-cell office:value-type="float" office:value="-0.328787" calcext:value-type="float">
            <text:p>-0.328787</text:p>
          </table:table-cell>
          <table:table-cell office:value-type="float" office:value="0.000130291" calcext:value-type="float">
            <text:p>0.00013029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.00103015" calcext:value-type="float">
            <text:p>0.00103015</text:p>
          </table:table-cell>
        </table:table-row>
        <table:table-row table:style-name="ro1">
          <table:table-cell office:value-type="float" office:value="0.767314" calcext:value-type="float">
            <text:p>0.767314</text:p>
          </table:table-cell>
          <table:table-cell office:value-type="float" office:value="-0.330325" calcext:value-type="float">
            <text:p>-0.330325</text:p>
          </table:table-cell>
          <table:table-cell office:value-type="float" office:value="0.000131516" calcext:value-type="float">
            <text:p>0.000131516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-0.000508308" calcext:value-type="float">
            <text:p>-0.000508308</text:p>
          </table:table-cell>
        </table:table-row>
        <table:table-row table:style-name="ro1">
          <table:table-cell office:value-type="float" office:value="0.800295" calcext:value-type="float">
            <text:p>0.800295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4522" calcext:value-type="float">
            <text:p>0.834522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8474" calcext:value-type="float">
            <text:p>0.868474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1229" calcext:value-type="float">
            <text:p>0.901229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4494" calcext:value-type="float">
            <text:p>0.934494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8445" calcext:value-type="float">
            <text:p>0.968445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865" calcext:value-type="float">
            <text:p>0.998865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122" calcext:value-type="float">
            <text:p>1.05122</text:p>
          </table:table-cell>
          <table:table-cell office:value-type="float" office:value="-0.329817" calcext:value-type="float">
            <text:p>-0.329817</text:p>
          </table:table-cell>
          <table:table-cell office:value-type="float" office:value="0.000131111" calcext:value-type="float">
            <text:p>0.000131111</text:p>
          </table:table-cell>
          <table:table-cell office:value-type="float" office:value="0.000480135" calcext:value-type="float">
            <text:p>0.00048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516" calcext:value-type="float">
            <text:p>1.08516</text:p>
          </table:table-cell>
          <table:table-cell office:value-type="float" office:value="-0.550947" calcext:value-type="float">
            <text:p>-0.550947</text:p>
          </table:table-cell>
          <table:table-cell office:value-type="float" office:value="0.000247942" calcext:value-type="float">
            <text:p>0.000247942</text:p>
          </table:table-cell>
          <table:table-cell office:value-type="float" office:value="0.00059802" calcext:value-type="float">
            <text:p>0.00059802</text:p>
          </table:table-cell>
          <table:table-cell office:value-type="float" office:value="-0.00423696" calcext:value-type="float">
            <text:p>-0.00423696</text:p>
          </table:table-cell>
        </table:table-row>
        <table:table-row table:style-name="ro1">
          <table:table-cell office:value-type="float" office:value="1.11953" calcext:value-type="float">
            <text:p>1.11953</text:p>
          </table:table-cell>
          <table:table-cell office:value-type="float" office:value="-0.351549" calcext:value-type="float">
            <text:p>-0.351549</text:p>
          </table:table-cell>
          <table:table-cell office:value-type="float" office:value="0.000145782" calcext:value-type="float">
            <text:p>0.000145782</text:p>
          </table:table-cell>
          <table:table-cell office:value-type="float" office:value="0.000496401" calcext:value-type="float">
            <text:p>0.000496401</text:p>
          </table:table-cell>
          <table:table-cell office:value-type="float" office:value="-0.000886272" calcext:value-type="float">
            <text:p>-0.000886272</text:p>
          </table:table-cell>
        </table:table-row>
        <table:table-row table:style-name="ro1">
          <table:table-cell office:value-type="float" office:value="1.15466" calcext:value-type="float">
            <text:p>1.15466</text:p>
          </table:table-cell>
          <table:table-cell office:value-type="float" office:value="-0.235139" calcext:value-type="float">
            <text:p>-0.235139</text:p>
          </table:table-cell>
          <table:table-cell office:value-type="float" office:value="0.00008657" calcext:value-type="float">
            <text:p>8.657E-05</text:p>
          </table:table-cell>
          <table:table-cell office:value-type="float" office:value="0.000439285" calcext:value-type="float">
            <text:p>0.000439285</text:p>
          </table:table-cell>
          <table:table-cell office:value-type="float" office:value="0.00100608" calcext:value-type="float">
            <text:p>0.00100608</text:p>
          </table:table-cell>
        </table:table-row>
        <table:table-row table:style-name="ro1">
          <table:table-cell office:value-type="float" office:value="1.18469" calcext:value-type="float">
            <text:p>1.18469</text:p>
          </table:table-cell>
          <table:table-cell office:value-type="float" office:value="-0.227418" calcext:value-type="float">
            <text:p>-0.227418</text:p>
          </table:table-cell>
          <table:table-cell office:value-type="float" office:value="0.0000835565" calcext:value-type="float">
            <text:p>8.35565E-05</text:p>
          </table:table-cell>
          <table:table-cell office:value-type="float" office:value="0.00043793" calcext:value-type="float">
            <text:p>0.00043793</text:p>
          </table:table-cell>
          <table:table-cell office:value-type="float" office:value="0.000996602" calcext:value-type="float">
            <text:p>0.000996602</text:p>
          </table:table-cell>
        </table:table-row>
        <table:table-row table:style-name="ro1">
          <table:table-cell office:value-type="float" office:value="1.21379" calcext:value-type="float">
            <text:p>1.21379</text:p>
          </table:table-cell>
          <table:table-cell office:value-type="float" office:value="-0.141727" calcext:value-type="float">
            <text:p>-0.141727</text:p>
          </table:table-cell>
          <table:table-cell office:value-type="float" office:value="0.0000391858" calcext:value-type="float">
            <text:p>3.91858E-05</text:p>
          </table:table-cell>
          <table:table-cell office:value-type="float" office:value="0.000394408" calcext:value-type="float">
            <text:p>0.000394408</text:p>
          </table:table-cell>
          <table:table-cell office:value-type="float" office:value="0.00250514" calcext:value-type="float">
            <text:p>0.00250514</text:p>
          </table:table-cell>
        </table:table-row>
        <table:table-row table:style-name="ro1">
          <table:table-cell office:value-type="float" office:value="1.24704" calcext:value-type="float">
            <text:p>1.24704</text:p>
          </table:table-cell>
          <table:table-cell office:value-type="float" office:value="-0.219902" calcext:value-type="float">
            <text:p>-0.219902</text:p>
          </table:table-cell>
          <table:table-cell office:value-type="float" office:value="0.0000799597" calcext:value-type="float">
            <text:p>7.99597E-05</text:p>
          </table:table-cell>
          <table:table-cell office:value-type="float" office:value="0.00043561" calcext:value-type="float">
            <text:p>0.00043561</text:p>
          </table:table-cell>
          <table:table-cell office:value-type="float" office:value="0.00108503" calcext:value-type="float">
            <text:p>0.00108503</text:p>
          </table:table-cell>
        </table:table-row>
        <table:table-row table:style-name="ro1">
          <table:table-cell office:value-type="float" office:value="1.2807" calcext:value-type="float">
            <text:p>1.2807</text:p>
          </table:table-cell>
          <table:table-cell office:value-type="float" office:value="-0.279631" calcext:value-type="float">
            <text:p>-0.279631</text:p>
          </table:table-cell>
          <table:table-cell office:value-type="float" office:value="0.000111113" calcext:value-type="float">
            <text:p>0.000111113</text:p>
          </table:table-cell>
          <table:table-cell office:value-type="float" office:value="0.000467009" calcext:value-type="float">
            <text:p>0.000467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467" calcext:value-type="float">
            <text:p>1.31467</text:p>
          </table:table-cell>
          <table:table-cell office:value-type="float" office:value="-0.279631" calcext:value-type="float">
            <text:p>-0.279631</text:p>
          </table:table-cell>
          <table:table-cell office:value-type="float" office:value="0.000111113" calcext:value-type="float">
            <text:p>0.000111113</text:p>
          </table:table-cell>
          <table:table-cell office:value-type="float" office:value="0.000467009" calcext:value-type="float">
            <text:p>0.000467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581" calcext:value-type="float">
            <text:p>1.34581</text:p>
          </table:table-cell>
          <table:table-cell office:value-type="float" office:value="-0.162388" calcext:value-type="float">
            <text:p>-0.162388</text:p>
          </table:table-cell>
          <table:table-cell office:value-type="float" office:value="0.0000492918" calcext:value-type="float">
            <text:p>4.92918E-05</text:p>
          </table:table-cell>
          <table:table-cell office:value-type="float" office:value="0.000403606" calcext:value-type="float">
            <text:p>0.000403606</text:p>
          </table:table-cell>
          <table:table-cell office:value-type="float" office:value="0.00222883" calcext:value-type="float">
            <text:p>0.00222883</text:p>
          </table:table-cell>
        </table:table-row>
        <table:table-row table:style-name="ro1">
          <table:table-cell office:value-type="float" office:value="1.37471" calcext:value-type="float">
            <text:p>1.37471</text:p>
          </table:table-cell>
          <table:table-cell office:value-type="float" office:value="-0.245011" calcext:value-type="float">
            <text:p>-0.245011</text:p>
          </table:table-cell>
          <table:table-cell office:value-type="float" office:value="0.0000915453" calcext:value-type="float">
            <text:p>9.15453E-05</text:p>
          </table:table-cell>
          <table:table-cell office:value-type="float" office:value="0.000444963" calcext:value-type="float">
            <text:p>0.000444963</text:p>
          </table:table-cell>
          <table:table-cell office:value-type="float" office:value="0.000852118" calcext:value-type="float">
            <text:p>0.000852118</text:p>
          </table:table-cell>
        </table:table-row>
        <table:table-row table:style-name="ro1">
          <table:table-cell office:value-type="float" office:value="1.40364" calcext:value-type="float">
            <text:p>1.40364</text:p>
          </table:table-cell>
          <table:table-cell office:value-type="float" office:value="-0.127151" calcext:value-type="float">
            <text:p>-0.127151</text:p>
          </table:table-cell>
          <table:table-cell office:value-type="float" office:value="0.0000283999" calcext:value-type="float">
            <text:p>2.83999E-05</text:p>
          </table:table-cell>
          <table:table-cell office:value-type="float" office:value="0.000377305" calcext:value-type="float">
            <text:p>0.000377305</text:p>
          </table:table-cell>
          <table:table-cell office:value-type="float" office:value="0.00324061" calcext:value-type="float">
            <text:p>0.00324061</text:p>
          </table:table-cell>
        </table:table-row>
        <table:table-row table:style-name="ro1">
          <table:table-cell office:value-type="float" office:value="1.43264" calcext:value-type="float">
            <text:p>1.43264</text:p>
          </table:table-cell>
          <table:table-cell office:value-type="float" office:value="-0.218699" calcext:value-type="float">
            <text:p>-0.218699</text:p>
          </table:table-cell>
          <table:table-cell office:value-type="float" office:value="0.0000739945" calcext:value-type="float">
            <text:p>7.39945E-05</text:p>
          </table:table-cell>
          <table:table-cell office:value-type="float" office:value="0.000418793" calcext:value-type="float">
            <text:p>0.000418793</text:p>
          </table:table-cell>
          <table:table-cell office:value-type="float" office:value="0.00189619" calcext:value-type="float">
            <text:p>0.00189619</text:p>
          </table:table-cell>
        </table:table-row>
        <table:table-row table:style-name="ro1">
          <table:table-cell office:value-type="float" office:value="1.46272" calcext:value-type="float">
            <text:p>1.46272</text:p>
          </table:table-cell>
          <table:table-cell office:value-type="float" office:value="-0.291617" calcext:value-type="float">
            <text:p>-0.291617</text:p>
          </table:table-cell>
          <table:table-cell office:value-type="float" office:value="0.00010955" calcext:value-type="float">
            <text:p>0.00010955</text:p>
          </table:table-cell>
          <table:table-cell office:value-type="float" office:value="0.000450336" calcext:value-type="float">
            <text:p>0.000450336</text:p>
          </table:table-cell>
          <table:table-cell office:value-type="float" office:value="0.000937589" calcext:value-type="float">
            <text:p>0.000937589</text:p>
          </table:table-cell>
        </table:table-row>
        <table:table-row table:style-name="ro1">
          <table:table-cell office:value-type="float" office:value="1.4963" calcext:value-type="float">
            <text:p>1.4963</text:p>
          </table:table-cell>
          <table:table-cell office:value-type="float" office:value="-0.360725" calcext:value-type="float">
            <text:p>-0.360725</text:p>
          </table:table-cell>
          <table:table-cell office:value-type="float" office:value="0.000142823" calcext:value-type="float">
            <text:p>0.00014282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0913613" calcext:value-type="float">
            <text:p>9.13613E-05</text:p>
          </table:table-cell>
        </table:table-row>
        <table:table-row table:style-name="ro1">
          <table:table-cell office:value-type="float" office:value="1.53023" calcext:value-type="float">
            <text:p>1.53023</text:p>
          </table:table-cell>
          <table:table-cell office:value-type="float" office:value="-0.364681" calcext:value-type="float">
            <text:p>-0.364681</text:p>
          </table:table-cell>
          <table:table-cell office:value-type="float" office:value="0.000141964" calcext:value-type="float">
            <text:p>0.000141964</text:p>
          </table:table-cell>
          <table:table-cell office:value-type="float" office:value="0.00047419" calcext:value-type="float">
            <text:p>0.00047419</text:p>
          </table:table-cell>
          <table:table-cell office:value-type="float" office:value="0.000451154" calcext:value-type="float">
            <text:p>0.000451154</text:p>
          </table:table-cell>
        </table:table-row>
        <table:table-row table:style-name="ro1">
          <table:table-cell office:value-type="float" office:value="1.56432" calcext:value-type="float">
            <text:p>1.56432</text:p>
          </table:table-cell>
          <table:table-cell office:value-type="float" office:value="-0.345752" calcext:value-type="float">
            <text:p>-0.345752</text:p>
          </table:table-cell>
          <table:table-cell office:value-type="float" office:value="0.000128758" calcext:value-type="float">
            <text:p>0.000128758</text:p>
          </table:table-cell>
          <table:table-cell office:value-type="float" office:value="0.000453424" calcext:value-type="float">
            <text:p>0.000453424</text:p>
          </table:table-cell>
          <table:table-cell office:value-type="float" office:value="0.00128775" calcext:value-type="float">
            <text:p>0.00128775</text:p>
          </table:table-cell>
        </table:table-row>
        <table:table-row table:style-name="ro1">
          <table:table-cell office:value-type="float" office:value="1.59632" calcext:value-type="float">
            <text:p>1.59632</text:p>
          </table:table-cell>
          <table:table-cell office:value-type="float" office:value="-0.431168" calcext:value-type="float">
            <text:p>-0.431168</text:p>
          </table:table-cell>
          <table:table-cell office:value-type="float" office:value="0.000170167" calcext:value-type="float">
            <text:p>0.000170167</text:p>
          </table:table-cell>
          <table:table-cell office:value-type="float" office:value="0.000489482" calcext:value-type="float">
            <text:p>0.000489482</text:p>
          </table:table-cell>
          <table:table-cell office:value-type="float" office:value="0.0002001" calcext:value-type="float">
            <text:p>0.0002001</text:p>
          </table:table-cell>
        </table:table-row>
        <table:table-row table:style-name="ro1">
          <table:table-cell office:value-type="float" office:value="1.6295" calcext:value-type="float">
            <text:p>1.6295</text:p>
          </table:table-cell>
          <table:table-cell office:value-type="float" office:value="-0.434293" calcext:value-type="float">
            <text:p>-0.434293</text:p>
          </table:table-cell>
          <table:table-cell office:value-type="float" office:value="0.000168395" calcext:value-type="float">
            <text:p>0.000168395</text:p>
          </table:table-cell>
          <table:table-cell office:value-type="float" office:value="0.000480246" calcext:value-type="float">
            <text:p>0.000480246</text:p>
          </table:table-cell>
          <table:table-cell office:value-type="float" office:value="0.000645981" calcext:value-type="float">
            <text:p>0.000645981</text:p>
          </table:table-cell>
        </table:table-row>
        <table:table-row table:style-name="ro1">
          <table:table-cell office:value-type="float" office:value="1.67076" calcext:value-type="float">
            <text:p>1.67076</text:p>
          </table:table-cell>
          <table:table-cell office:value-type="float" office:value="-0.576492" calcext:value-type="float">
            <text:p>-0.576492</text:p>
          </table:table-cell>
          <table:table-cell office:value-type="float" office:value="0.000239082" calcext:value-type="float">
            <text:p>0.000239082</text:p>
          </table:table-cell>
          <table:table-cell office:value-type="float" office:value="0.000547782" calcext:value-type="float">
            <text:p>0.000547782</text:p>
          </table:table-cell>
          <table:table-cell office:value-type="float" office:value="-0.00142419" calcext:value-type="float">
            <text:p>-0.00142419</text:p>
          </table:table-cell>
        </table:table-row>
        <table:table-row table:style-name="ro1">
          <table:table-cell office:value-type="float" office:value="1.70411" calcext:value-type="float">
            <text:p>1.70411</text:p>
          </table:table-cell>
          <table:table-cell office:value-type="float" office:value="-0.381041" calcext:value-type="float">
            <text:p>-0.381041</text:p>
          </table:table-cell>
          <table:table-cell office:value-type="float" office:value="0.000133604" calcext:value-type="float">
            <text:p>0.000133604</text:p>
          </table:table-cell>
          <table:table-cell office:value-type="float" office:value="0.00042889" calcext:value-type="float">
            <text:p>0.00042889</text:p>
          </table:table-cell>
          <table:table-cell office:value-type="float" office:value="0.00265015" calcext:value-type="float">
            <text:p>0.00265015</text:p>
          </table:table-cell>
        </table:table-row>
        <table:table-row table:style-name="ro1">
          <table:table-cell office:value-type="float" office:value="1.73709" calcext:value-type="float">
            <text:p>1.73709</text:p>
          </table:table-cell>
          <table:table-cell office:value-type="float" office:value="-0.574766" calcext:value-type="float">
            <text:p>-0.574766</text:p>
          </table:table-cell>
          <table:table-cell office:value-type="float" office:value="0.000231332" calcext:value-type="float">
            <text:p>0.000231332</text:p>
          </table:table-cell>
          <table:table-cell office:value-type="float" office:value="0.000520505" calcext:value-type="float">
            <text:p>0.000520505</text:p>
          </table:table-cell>
          <table:table-cell office:value-type="float" office:value="-0.000379697" calcext:value-type="float">
            <text:p>-0.000379697</text:p>
          </table:table-cell>
        </table:table-row>
        <table:table-row table:style-name="ro1">
          <table:table-cell office:value-type="float" office:value="1.77017" calcext:value-type="float">
            <text:p>1.77017</text:p>
          </table:table-cell>
          <table:table-cell office:value-type="float" office:value="-0.608783" calcext:value-type="float">
            <text:p>-0.608783</text:p>
          </table:table-cell>
          <table:table-cell office:value-type="float" office:value="0.000245986" calcext:value-type="float">
            <text:p>0.000245986</text:p>
          </table:table-cell>
          <table:table-cell office:value-type="float" office:value="0.000528679" calcext:value-type="float">
            <text:p>0.000528679</text:p>
          </table:table-cell>
          <table:table-cell office:value-type="float" office:value="-0.000541795" calcext:value-type="float">
            <text:p>-0.000541795</text:p>
          </table:table-cell>
        </table:table-row>
        <table:table-row table:style-name="ro1">
          <table:table-cell office:value-type="float" office:value="1.80312" calcext:value-type="float">
            <text:p>1.80312</text:p>
          </table:table-cell>
          <table:table-cell office:value-type="float" office:value="-0.59794" calcext:value-type="float">
            <text:p>-0.59794</text:p>
          </table:table-cell>
          <table:table-cell office:value-type="float" office:value="0.000237311" calcext:value-type="float">
            <text:p>0.000237311</text:p>
          </table:table-cell>
          <table:table-cell office:value-type="float" office:value="0.000511694" calcext:value-type="float">
            <text:p>0.000511694</text:p>
          </table:table-cell>
          <table:table-cell office:value-type="float" office:value="0.000101356" calcext:value-type="float">
            <text:p>0.000101356</text:p>
          </table:table-cell>
        </table:table-row>
        <table:table-row table:style-name="ro1">
          <table:table-cell office:value-type="float" office:value="1.83616" calcext:value-type="float">
            <text:p>1.83616</text:p>
          </table:table-cell>
          <table:table-cell office:value-type="float" office:value="-0.578174" calcext:value-type="float">
            <text:p>-0.578174</text:p>
          </table:table-cell>
          <table:table-cell office:value-type="float" office:value="0.000223819" calcext:value-type="float">
            <text:p>0.000223819</text:p>
          </table:table-cell>
          <table:table-cell office:value-type="float" office:value="0.00048708" calcext:value-type="float">
            <text:p>0.00048708</text:p>
          </table:table-cell>
          <table:table-cell office:value-type="float" office:value="0.000931426" calcext:value-type="float">
            <text:p>0.000931426</text:p>
          </table:table-cell>
        </table:table-row>
        <table:table-row table:style-name="ro1">
          <table:table-cell office:value-type="float" office:value="1.8703" calcext:value-type="float">
            <text:p>1.8703</text:p>
          </table:table-cell>
          <table:table-cell office:value-type="float" office:value="-0.627428" calcext:value-type="float">
            <text:p>-0.627428</text:p>
          </table:table-cell>
          <table:table-cell office:value-type="float" office:value="0.000246186" calcext:value-type="float">
            <text:p>0.000246186</text:p>
          </table:table-cell>
          <table:table-cell office:value-type="float" office:value="0.000498171" calcext:value-type="float">
            <text:p>0.000498171</text:p>
          </table:table-cell>
          <table:table-cell office:value-type="float" office:value="0.000528172" calcext:value-type="float">
            <text:p>0.000528172</text:p>
          </table:table-cell>
        </table:table-row>
        <table:table-row table:style-name="ro1">
          <table:table-cell office:value-type="float" office:value="1.90318" calcext:value-type="float">
            <text:p>1.90318</text:p>
          </table:table-cell>
          <table:table-cell office:value-type="float" office:value="-0.680421" calcext:value-type="float">
            <text:p>-0.680421</text:p>
          </table:table-cell>
          <table:table-cell office:value-type="float" office:value="0.000270739" calcext:value-type="float">
            <text:p>0.000270739</text:p>
          </table:table-cell>
          <table:table-cell office:value-type="float" office:value="0.000512562" calcext:value-type="float">
            <text:p>0.000512562</text:p>
          </table:table-cell>
          <table:table-cell office:value-type="float" office:value="0.0000218814" calcext:value-type="float">
            <text:p>2.18814E-05</text:p>
          </table:table-cell>
        </table:table-row>
        <table:table-row table:style-name="ro1">
          <table:table-cell office:value-type="float" office:value="1.93692" calcext:value-type="float">
            <text:p>1.93692</text:p>
          </table:table-cell>
          <table:table-cell office:value-type="float" office:value="-0.696877" calcext:value-type="float">
            <text:p>-0.696877</text:p>
          </table:table-cell>
          <table:table-cell office:value-type="float" office:value="0.000276241" calcext:value-type="float">
            <text:p>0.000276241</text:p>
          </table:table-cell>
          <table:table-cell office:value-type="float" office:value="0.000506576" calcext:value-type="float">
            <text:p>0.000506576</text:p>
          </table:table-cell>
          <table:table-cell office:value-type="float" office:value="0.000178573" calcext:value-type="float">
            <text:p>0.000178573</text:p>
          </table:table-cell>
        </table:table-row>
        <table:table-row table:style-name="ro1">
          <table:table-cell office:value-type="float" office:value="1.96679" calcext:value-type="float">
            <text:p>1.96679</text:p>
          </table:table-cell>
          <table:table-cell office:value-type="float" office:value="-0.667696" calcext:value-type="float">
            <text:p>-0.667696</text:p>
          </table:table-cell>
          <table:table-cell office:value-type="float" office:value="0.00025821" calcext:value-type="float">
            <text:p>0.00025821</text:p>
          </table:table-cell>
          <table:table-cell office:value-type="float" office:value="0.000475018" calcext:value-type="float">
            <text:p>0.000475018</text:p>
          </table:table-cell>
          <table:table-cell office:value-type="float" office:value="0.00112523" calcext:value-type="float">
            <text:p>0.00112523</text:p>
          </table:table-cell>
        </table:table-row>
        <table:table-row table:style-name="ro1">
          <table:table-cell office:value-type="float" office:value="1.99676" calcext:value-type="float">
            <text:p>1.99676</text:p>
          </table:table-cell>
          <table:table-cell office:value-type="float" office:value="-0.750628" calcext:value-type="float">
            <text:p>-0.750628</text:p>
          </table:table-cell>
          <table:table-cell office:value-type="float" office:value="0.000298769" calcext:value-type="float">
            <text:p>0.000298769</text:p>
          </table:table-cell>
          <table:table-cell office:value-type="float" office:value="0.000504465" calcext:value-type="float">
            <text:p>0.000504465</text:p>
          </table:table-cell>
          <table:table-cell office:value-type="float" office:value="0.0000176739" calcext:value-type="float">
            <text:p>1.76739E-05</text:p>
          </table:table-cell>
        </table:table-row>
        <table:table-row table:style-name="ro1">
          <table:table-cell office:value-type="float" office:value="2.02687" calcext:value-type="float">
            <text:p>2.02687</text:p>
          </table:table-cell>
          <table:table-cell office:value-type="float" office:value="-0.937136" calcext:value-type="float">
            <text:p>-0.937136</text:p>
          </table:table-cell>
          <table:table-cell office:value-type="float" office:value="0.000393974" calcext:value-type="float">
            <text:p>0.000393974</text:p>
          </table:table-cell>
          <table:table-cell office:value-type="float" office:value="0.000597184" calcext:value-type="float">
            <text:p>0.000597184</text:p>
          </table:table-cell>
          <table:table-cell office:value-type="float" office:value="-0.0030657" calcext:value-type="float">
            <text:p>-0.0030657</text:p>
          </table:table-cell>
        </table:table-row>
        <table:table-row table:style-name="ro1">
          <table:table-cell office:value-type="float" office:value="2.08589" calcext:value-type="float">
            <text:p>2.08589</text:p>
          </table:table-cell>
          <table:table-cell office:value-type="float" office:value="-0.902334" calcext:value-type="float">
            <text:p>-0.902334</text:p>
          </table:table-cell>
          <table:table-cell office:value-type="float" office:value="0.000373264" calcext:value-type="float">
            <text:p>0.000373264</text:p>
          </table:table-cell>
          <table:table-cell office:value-type="float" office:value="0.000569778" calcext:value-type="float">
            <text:p>0.000569778</text:p>
          </table:table-cell>
          <table:table-cell office:value-type="float" office:value="-0.00205678" calcext:value-type="float">
            <text:p>-0.00205678</text:p>
          </table:table-cell>
        </table:table-row>
        <table:table-row table:style-name="ro1">
          <table:table-cell office:value-type="float" office:value="2.11908" calcext:value-type="float">
            <text:p>2.11908</text:p>
          </table:table-cell>
          <table:table-cell office:value-type="float" office:value="0.450683" calcext:value-type="float">
            <text:p>0.450683</text:p>
          </table:table-cell>
          <table:table-cell office:value-type="float" office:value="-0.000337685" calcext:value-type="float">
            <text:p>-0.000337685</text:p>
          </table:table-cell>
          <table:table-cell office:value-type="float" office:value="-0.000256577" calcext:value-type="float">
            <text:p>-0.000256577</text:p>
          </table:table-cell>
          <table:table-cell office:value-type="float" office:value="0.0233253" calcext:value-type="float">
            <text:p>0.0233253</text:p>
          </table:table-cell>
        </table:table-row>
        <table:table-row table:style-name="ro1">
          <table:table-cell office:value-type="float" office:value="2.14982" calcext:value-type="float">
            <text:p>2.14982</text:p>
          </table:table-cell>
          <table:table-cell office:value-type="float" office:value="-1.90504" calcext:value-type="float">
            <text:p>-1.90504</text:p>
          </table:table-cell>
          <table:table-cell office:value-type="float" office:value="0.000888997" calcext:value-type="float">
            <text:p>0.000888997</text:p>
          </table:table-cell>
          <table:table-cell office:value-type="float" office:value="0.00103637" calcext:value-type="float">
            <text:p>0.00103637</text:p>
          </table:table-cell>
          <table:table-cell office:value-type="float" office:value="-0.0191937" calcext:value-type="float">
            <text:p>-0.0191937</text:p>
          </table:table-cell>
        </table:table-row>
        <table:table-row table:style-name="ro1">
          <table:table-cell office:value-type="float" office:value="2.17848" calcext:value-type="float">
            <text:p>2.17848</text:p>
          </table:table-cell>
          <table:table-cell office:value-type="float" office:value="-0.94591" calcext:value-type="float">
            <text:p>-0.94591</text:p>
          </table:table-cell>
          <table:table-cell office:value-type="float" office:value="0.000387293" calcext:value-type="float">
            <text:p>0.000387293</text:p>
          </table:table-cell>
          <table:table-cell office:value-type="float" office:value="0.000523136" calcext:value-type="float">
            <text:p>0.000523136</text:p>
          </table:table-cell>
          <table:table-cell office:value-type="float" office:value="-0.00155719" calcext:value-type="float">
            <text:p>-0.00155719</text:p>
          </table:table-cell>
        </table:table-row>
        <table:table-row table:style-name="ro1">
          <table:table-cell office:value-type="float" office:value="2.20748" calcext:value-type="float">
            <text:p>2.20748</text:p>
          </table:table-cell>
          <table:table-cell office:value-type="float" office:value="-0.91526" calcext:value-type="float">
            <text:p>-0.91526</text:p>
          </table:table-cell>
          <table:table-cell office:value-type="float" office:value="0.000370032" calcext:value-type="float">
            <text:p>0.000370032</text:p>
          </table:table-cell>
          <table:table-cell office:value-type="float" office:value="0.000497067" calcext:value-type="float">
            <text:p>0.000497067</text:p>
          </table:table-cell>
          <table:table-cell office:value-type="float" office:value="-0.0008118" calcext:value-type="float">
            <text:p>-0.0008118</text:p>
          </table:table-cell>
        </table:table-row>
        <table:table-row table:style-name="ro1">
          <table:table-cell office:value-type="float" office:value="2.23647" calcext:value-type="float">
            <text:p>2.23647</text:p>
          </table:table-cell>
          <table:table-cell office:value-type="float" office:value="-0.916052" calcext:value-type="float">
            <text:p>-0.916052</text:p>
          </table:table-cell>
          <table:table-cell office:value-type="float" office:value="0.000369324" calcext:value-type="float">
            <text:p>0.000369324</text:p>
          </table:table-cell>
          <table:table-cell office:value-type="float" office:value="0.00048779" calcext:value-type="float">
            <text:p>0.00048779</text:p>
          </table:table-cell>
          <table:table-cell office:value-type="float" office:value="-0.000660123" calcext:value-type="float">
            <text:p>-0.000660123</text:p>
          </table:table-cell>
        </table:table-row>
        <table:table-row table:style-name="ro1">
          <table:table-cell office:value-type="float" office:value="2.26552" calcext:value-type="float">
            <text:p>2.26552</text:p>
          </table:table-cell>
          <table:table-cell office:value-type="float" office:value="-1.02874" calcext:value-type="float">
            <text:p>-1.02874</text:p>
          </table:table-cell>
          <table:table-cell office:value-type="float" office:value="0.000427277" calcext:value-type="float">
            <text:p>0.000427277</text:p>
          </table:table-cell>
          <table:table-cell office:value-type="float" office:value="0.000542282" calcext:value-type="float">
            <text:p>0.000542282</text:p>
          </table:table-cell>
          <table:table-cell office:value-type="float" office:value="-0.0025863" calcext:value-type="float">
            <text:p>-0.0025863</text:p>
          </table:table-cell>
        </table:table-row>
        <table:table-row table:style-name="ro1">
          <table:table-cell office:value-type="float" office:value="2.29454" calcext:value-type="float">
            <text:p>2.29454</text:p>
          </table:table-cell>
          <table:table-cell office:value-type="float" office:value="-0.85604" calcext:value-type="float">
            <text:p>-0.85604</text:p>
          </table:table-cell>
          <table:table-cell office:value-type="float" office:value="0.000336386" calcext:value-type="float">
            <text:p>0.000336386</text:p>
          </table:table-cell>
          <table:table-cell office:value-type="float" office:value="0.000441629" calcext:value-type="float">
            <text:p>0.000441629</text:p>
          </table:table-cell>
          <table:table-cell office:value-type="float" office:value="0.000672377" calcext:value-type="float">
            <text:p>0.000672377</text:p>
          </table:table-cell>
        </table:table-row>
        <table:table-row table:style-name="ro1">
          <table:table-cell office:value-type="float" office:value="2.32349" calcext:value-type="float">
            <text:p>2.32349</text:p>
          </table:table-cell>
          <table:table-cell office:value-type="float" office:value="-1.04315" calcext:value-type="float">
            <text:p>-1.04315</text:p>
          </table:table-cell>
          <table:table-cell office:value-type="float" office:value="0.000433601" calcext:value-type="float">
            <text:p>0.000433601</text:p>
          </table:table-cell>
          <table:table-cell office:value-type="float" office:value="0.000536108" calcext:value-type="float">
            <text:p>0.000536108</text:p>
          </table:table-cell>
          <table:table-cell office:value-type="float" office:value="-0.00329454" calcext:value-type="float">
            <text:p>-0.00329454</text:p>
          </table:table-cell>
        </table:table-row>
        <table:table-row table:style-name="ro1">
          <table:table-cell office:value-type="float" office:value="2.3562" calcext:value-type="float">
            <text:p>2.3562</text:p>
          </table:table-cell>
          <table:table-cell office:value-type="float" office:value="-0.992493" calcext:value-type="float">
            <text:p>-0.992493</text:p>
          </table:table-cell>
          <table:table-cell office:value-type="float" office:value="0.000406808" calcext:value-type="float">
            <text:p>0.000406808</text:p>
          </table:table-cell>
          <table:table-cell office:value-type="float" office:value="0.000505446" calcext:value-type="float">
            <text:p>0.000505446</text:p>
          </table:table-cell>
          <table:table-cell office:value-type="float" office:value="-0.00255543" calcext:value-type="float">
            <text:p>-0.00255543</text:p>
          </table:table-cell>
        </table:table-row>
        <table:table-row table:style-name="ro1">
          <table:table-cell office:value-type="float" office:value="2.38926" calcext:value-type="float">
            <text:p>2.38926</text:p>
          </table:table-cell>
          <table:table-cell office:value-type="float" office:value="-0.938615" calcext:value-type="float">
            <text:p>-0.938615</text:p>
          </table:table-cell>
          <table:table-cell office:value-type="float" office:value="0.000378235" calcext:value-type="float">
            <text:p>0.000378235</text:p>
          </table:table-cell>
          <table:table-cell office:value-type="float" office:value="0.000473012" calcext:value-type="float">
            <text:p>0.000473012</text:p>
          </table:table-cell>
          <table:table-cell office:value-type="float" office:value="-0.00116317" calcext:value-type="float">
            <text:p>-0.00116317</text:p>
          </table:table-cell>
        </table:table-row>
        <table:table-row table:style-name="ro1">
          <table:table-cell office:value-type="float" office:value="2.41966" calcext:value-type="float">
            <text:p>2.41966</text:p>
          </table:table-cell>
          <table:table-cell office:value-type="float" office:value="-0.88712" calcext:value-type="float">
            <text:p>-0.88712</text:p>
          </table:table-cell>
          <table:table-cell office:value-type="float" office:value="0.000351066" calcext:value-type="float">
            <text:p>0.000351066</text:p>
          </table:table-cell>
          <table:table-cell office:value-type="float" office:value="0.000440848" calcext:value-type="float">
            <text:p>0.000440848</text:p>
          </table:table-cell>
          <table:table-cell office:value-type="float" office:value="-0.000351583" calcext:value-type="float">
            <text:p>-0.000351583</text:p>
          </table:table-cell>
        </table:table-row>
        <table:table-row table:style-name="ro1">
          <table:table-cell office:value-type="float" office:value="2.45065" calcext:value-type="float">
            <text:p>2.45065</text:p>
          </table:table-cell>
          <table:table-cell office:value-type="float" office:value="-0.911055" calcext:value-type="float">
            <text:p>-0.911055</text:p>
          </table:table-cell>
          <table:table-cell office:value-type="float" office:value="0.000362983" calcext:value-type="float">
            <text:p>0.000362983</text:p>
          </table:table-cell>
          <table:table-cell office:value-type="float" office:value="0.00044905" calcext:value-type="float">
            <text:p>0.00044905</text:p>
          </table:table-cell>
          <table:table-cell office:value-type="float" office:value="0.0000962068" calcext:value-type="float">
            <text:p>9.62068E-05</text:p>
          </table:table-cell>
        </table:table-row>
        <table:table-row table:style-name="ro1">
          <table:table-cell office:value-type="float" office:value="2.47962" calcext:value-type="float">
            <text:p>2.47962</text:p>
          </table:table-cell>
          <table:table-cell office:value-type="float" office:value="-0.97099" calcext:value-type="float">
            <text:p>-0.97099</text:p>
          </table:table-cell>
          <table:table-cell office:value-type="float" office:value="0.000394323" calcext:value-type="float">
            <text:p>0.000394323</text:p>
          </table:table-cell>
          <table:table-cell office:value-type="float" office:value="0.000477066" calcext:value-type="float">
            <text:p>0.000477066</text:p>
          </table:table-cell>
          <table:table-cell office:value-type="float" office:value="-0.00200004" calcext:value-type="float">
            <text:p>-0.00200004</text:p>
          </table:table-cell>
        </table:table-row>
        <table:table-row table:style-name="ro1">
          <table:table-cell office:value-type="float" office:value="2.50854" calcext:value-type="float">
            <text:p>2.50854</text:p>
          </table:table-cell>
          <table:table-cell office:value-type="float" office:value="-0.981253" calcext:value-type="float">
            <text:p>-0.981253</text:p>
          </table:table-cell>
          <table:table-cell office:value-type="float" office:value="0.000399089" calcext:value-type="float">
            <text:p>0.000399089</text:p>
          </table:table-cell>
          <table:table-cell office:value-type="float" office:value="0.000481435" calcext:value-type="float">
            <text:p>0.000481435</text:p>
          </table:table-cell>
          <table:table-cell office:value-type="float" office:value="-0.000590818" calcext:value-type="float">
            <text:p>-0.000590818</text:p>
          </table:table-cell>
        </table:table-row>
        <table:table-row table:style-name="ro1">
          <table:table-cell office:value-type="float" office:value="2.53759" calcext:value-type="float">
            <text:p>2.53759</text:p>
          </table:table-cell>
          <table:table-cell office:value-type="float" office:value="-0.983534" calcext:value-type="float">
            <text:p>-0.983534</text:p>
          </table:table-cell>
          <table:table-cell office:value-type="float" office:value="0.000400565" calcext:value-type="float">
            <text:p>0.000400565</text:p>
          </table:table-cell>
          <table:table-cell office:value-type="float" office:value="0.000481042" calcext:value-type="float">
            <text:p>0.000481042</text:p>
          </table:table-cell>
          <table:table-cell office:value-type="float" office:value="-0.00189922" calcext:value-type="float">
            <text:p>-0.00189922</text:p>
          </table:table-cell>
        </table:table-row>
        <table:table-row table:style-name="ro1">
          <table:table-cell office:value-type="float" office:value="2.56795" calcext:value-type="float">
            <text:p>2.56795</text:p>
          </table:table-cell>
          <table:table-cell office:value-type="float" office:value="-0.950113" calcext:value-type="float">
            <text:p>-0.950113</text:p>
          </table:table-cell>
          <table:table-cell office:value-type="float" office:value="0.000382855" calcext:value-type="float">
            <text:p>0.000382855</text:p>
          </table:table-cell>
          <table:table-cell office:value-type="float" office:value="0.000463381" calcext:value-type="float">
            <text:p>0.000463381</text:p>
          </table:table-cell>
          <table:table-cell office:value-type="float" office:value="-0.00049818" calcext:value-type="float">
            <text:p>-0.00049818</text:p>
          </table:table-cell>
        </table:table-row>
        <table:table-row table:style-name="ro1">
          <table:table-cell office:value-type="float" office:value="2.60203" calcext:value-type="float">
            <text:p>2.60203</text:p>
          </table:table-cell>
          <table:table-cell office:value-type="float" office:value="-0.916338" calcext:value-type="float">
            <text:p>-0.916338</text:p>
          </table:table-cell>
          <table:table-cell office:value-type="float" office:value="0.000364862" calcext:value-type="float">
            <text:p>0.000364862</text:p>
          </table:table-cell>
          <table:table-cell office:value-type="float" office:value="0.000445641" calcext:value-type="float">
            <text:p>0.000445641</text:p>
          </table:table-cell>
          <table:table-cell office:value-type="float" office:value="0.00124428" calcext:value-type="float">
            <text:p>0.00124428</text:p>
          </table:table-cell>
        </table:table-row>
        <table:table-row table:style-name="ro1">
          <table:table-cell office:value-type="float" office:value="2.6351" calcext:value-type="float">
            <text:p>2.6351</text:p>
          </table:table-cell>
          <table:table-cell office:value-type="float" office:value="-0.917021" calcext:value-type="float">
            <text:p>-0.917021</text:p>
          </table:table-cell>
          <table:table-cell office:value-type="float" office:value="0.000365557" calcext:value-type="float">
            <text:p>0.000365557</text:p>
          </table:table-cell>
          <table:table-cell office:value-type="float" office:value="0.000444744" calcext:value-type="float">
            <text:p>0.000444744</text:p>
          </table:table-cell>
          <table:table-cell office:value-type="float" office:value="-0.0000999122" calcext:value-type="float">
            <text:p>-9.99122E-05</text:p>
          </table:table-cell>
        </table:table-row>
        <table:table-row table:style-name="ro1">
          <table:table-cell office:value-type="float" office:value="2.6684" calcext:value-type="float">
            <text:p>2.6684</text:p>
          </table:table-cell>
          <table:table-cell office:value-type="float" office:value="-0.912081" calcext:value-type="float">
            <text:p>-0.912081</text:p>
          </table:table-cell>
          <table:table-cell office:value-type="float" office:value="0.000362919" calcext:value-type="float">
            <text:p>0.000362919</text:p>
          </table:table-cell>
          <table:table-cell office:value-type="float" office:value="0.000441575" calcext:value-type="float">
            <text:p>0.000441575</text:p>
          </table:table-cell>
          <table:table-cell office:value-type="float" office:value="0.0000659238" calcext:value-type="float">
            <text:p>6.59238E-05</text:p>
          </table:table-cell>
        </table:table-row>
        <table:table-row table:style-name="ro1">
          <table:table-cell office:value-type="float" office:value="2.70106" calcext:value-type="float">
            <text:p>2.70106</text:p>
          </table:table-cell>
          <table:table-cell office:value-type="float" office:value="-0.913797" calcext:value-type="float">
            <text:p>-0.913797</text:p>
          </table:table-cell>
          <table:table-cell office:value-type="float" office:value="0.000363522" calcext:value-type="float">
            <text:p>0.000363522</text:p>
          </table:table-cell>
          <table:table-cell office:value-type="float" office:value="0.00044235" calcext:value-type="float">
            <text:p>0.00044235</text:p>
          </table:table-cell>
          <table:table-cell office:value-type="float" office:value="0.000955399" calcext:value-type="float">
            <text:p>0.000955399</text:p>
          </table:table-cell>
        </table:table-row>
        <table:table-row table:style-name="ro1">
          <table:table-cell office:value-type="float" office:value="2.7341" calcext:value-type="float">
            <text:p>2.7341</text:p>
          </table:table-cell>
          <table:table-cell office:value-type="float" office:value="-0.942632" calcext:value-type="float">
            <text:p>-0.942632</text:p>
          </table:table-cell>
          <table:table-cell office:value-type="float" office:value="0.000378567" calcext:value-type="float">
            <text:p>0.000378567</text:p>
          </table:table-cell>
          <table:table-cell office:value-type="float" office:value="0.000457546" calcext:value-type="float">
            <text:p>0.000457546</text:p>
          </table:table-cell>
          <table:table-cell office:value-type="float" office:value="0.000515204" calcext:value-type="float">
            <text:p>0.000515204</text:p>
          </table:table-cell>
        </table:table-row>
        <table:table-row table:style-name="ro1">
          <table:table-cell office:value-type="float" office:value="2.76358" calcext:value-type="float">
            <text:p>2.76358</text:p>
          </table:table-cell>
          <table:table-cell office:value-type="float" office:value="-0.950823" calcext:value-type="float">
            <text:p>-0.950823</text:p>
          </table:table-cell>
          <table:table-cell office:value-type="float" office:value="0.000383342" calcext:value-type="float">
            <text:p>0.000383342</text:p>
          </table:table-cell>
          <table:table-cell office:value-type="float" office:value="0.000461548" calcext:value-type="float">
            <text:p>0.000461548</text:p>
          </table:table-cell>
          <table:table-cell office:value-type="float" office:value="-0.00127855" calcext:value-type="float">
            <text:p>-0.00127855</text:p>
          </table:table-cell>
        </table:table-row>
        <table:table-row table:style-name="ro1">
          <table:table-cell office:value-type="float" office:value="2.79677" calcext:value-type="float">
            <text:p>2.79677</text:p>
          </table:table-cell>
          <table:table-cell office:value-type="float" office:value="-0.855679" calcext:value-type="float">
            <text:p>-0.855679</text:p>
          </table:table-cell>
          <table:table-cell office:value-type="float" office:value="0.000333253" calcext:value-type="float">
            <text:p>0.000333253</text:p>
          </table:table-cell>
          <table:table-cell office:value-type="float" office:value="0.000411656" calcext:value-type="float">
            <text:p>0.000411656</text:p>
          </table:table-cell>
          <table:table-cell office:value-type="float" office:value="0.0016408" calcext:value-type="float">
            <text:p>0.0016408</text:p>
          </table:table-cell>
        </table:table-row>
        <table:table-row table:style-name="ro1">
          <table:table-cell office:value-type="float" office:value="2.82667" calcext:value-type="float">
            <text:p>2.82667</text:p>
          </table:table-cell>
          <table:table-cell office:value-type="float" office:value="-0.946688" calcext:value-type="float">
            <text:p>-0.946688</text:p>
          </table:table-cell>
          <table:table-cell office:value-type="float" office:value="0.00038112" calcext:value-type="float">
            <text:p>0.00038112</text:p>
          </table:table-cell>
          <table:table-cell office:value-type="float" office:value="0.000458842" calcext:value-type="float">
            <text:p>0.000458842</text:p>
          </table:table-cell>
          <table:table-cell office:value-type="float" office:value="-0.00111267" calcext:value-type="float">
            <text:p>-0.00111267</text:p>
          </table:table-cell>
        </table:table-row>
        <table:table-row table:style-name="ro1">
          <table:table-cell office:value-type="float" office:value="2.85565" calcext:value-type="float">
            <text:p>2.85565</text:p>
          </table:table-cell>
          <table:table-cell office:value-type="float" office:value="-0.914143" calcext:value-type="float">
            <text:p>-0.914143</text:p>
          </table:table-cell>
          <table:table-cell office:value-type="float" office:value="0.000363644" calcext:value-type="float">
            <text:p>0.000363644</text:p>
          </table:table-cell>
          <table:table-cell office:value-type="float" office:value="0.000442664" calcext:value-type="float">
            <text:p>0.000442664</text:p>
          </table:table-cell>
          <table:table-cell office:value-type="float" office:value="0.00115808" calcext:value-type="float">
            <text:p>0.00115808</text:p>
          </table:table-cell>
        </table:table-row>
        <table:table-row table:style-name="ro1">
          <table:table-cell office:value-type="float" office:value="2.8846" calcext:value-type="float">
            <text:p>2.8846</text:p>
          </table:table-cell>
          <table:table-cell office:value-type="float" office:value="-0.91589" calcext:value-type="float">
            <text:p>-0.91589</text:p>
          </table:table-cell>
          <table:table-cell office:value-type="float" office:value="0.000365035" calcext:value-type="float">
            <text:p>0.000365035</text:p>
          </table:table-cell>
          <table:table-cell office:value-type="float" office:value="0.000442664" calcext:value-type="float">
            <text:p>0.000442664</text:p>
          </table:table-cell>
          <table:table-cell office:value-type="float" office:value="-0.000588851" calcext:value-type="float">
            <text:p>-0.000588851</text:p>
          </table:table-cell>
        </table:table-row>
        <table:table-row table:style-name="ro1">
          <table:table-cell office:value-type="float" office:value="2.91789" calcext:value-type="float">
            <text:p>2.91789</text:p>
          </table:table-cell>
          <table:table-cell office:value-type="float" office:value="-0.915301" calcext:value-type="float">
            <text:p>-0.915301</text:p>
          </table:table-cell>
          <table:table-cell office:value-type="float" office:value="0.000364566" calcext:value-type="float">
            <text:p>0.000364566</text:p>
          </table:table-cell>
          <table:table-cell office:value-type="float" office:value="0.000442664" calcext:value-type="float">
            <text:p>0.00044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019" calcext:value-type="float">
            <text:p>2.95019</text:p>
          </table:table-cell>
          <table:table-cell office:value-type="float" office:value="-0.921518" calcext:value-type="float">
            <text:p>-0.921518</text:p>
          </table:table-cell>
          <table:table-cell office:value-type="float" office:value="0.000369515" calcext:value-type="float">
            <text:p>0.000369515</text:p>
          </table:table-cell>
          <table:table-cell office:value-type="float" office:value="0.000442665" calcext:value-type="float">
            <text:p>0.000442665</text:p>
          </table:table-cell>
          <table:table-cell office:value-type="float" office:value="-0.00621684" calcext:value-type="float">
            <text:p>-0.00621684</text:p>
          </table:table-cell>
        </table:table-row>
        <table:table-row table:style-name="ro1">
          <table:table-cell office:value-type="float" office:value="2.98181" calcext:value-type="float">
            <text:p>2.98181</text:p>
          </table:table-cell>
          <table:table-cell office:value-type="float" office:value="-0.914943" calcext:value-type="float">
            <text:p>-0.914943</text:p>
          </table:table-cell>
          <table:table-cell office:value-type="float" office:value="0.000364281" calcext:value-type="float">
            <text:p>0.000364281</text:p>
          </table:table-cell>
          <table:table-cell office:value-type="float" office:value="0.000442664" calcext:value-type="float">
            <text:p>0.000442664</text:p>
          </table:table-cell>
          <table:table-cell office:value-type="float" office:value="0.000358058" calcext:value-type="float">
            <text:p>0.000358058</text:p>
          </table:table-cell>
        </table:table-row>
        <table:table-row table:style-name="ro1">
          <table:table-cell office:value-type="float" office:value="3.01489" calcext:value-type="float">
            <text:p>3.01489</text:p>
          </table:table-cell>
          <table:table-cell office:value-type="float" office:value="-1.00219" calcext:value-type="float">
            <text:p>-1.00219</text:p>
          </table:table-cell>
          <table:table-cell office:value-type="float" office:value="0.000404485" calcext:value-type="float">
            <text:p>0.000404485</text:p>
          </table:table-cell>
          <table:table-cell office:value-type="float" office:value="0.000501251" calcext:value-type="float">
            <text:p>0.000501251</text:p>
          </table:table-cell>
          <table:table-cell office:value-type="float" office:value="0.0186489" calcext:value-type="float">
            <text:p>0.0186489</text:p>
          </table:table-cell>
        </table:table-row>
        <table:table-row table:style-name="ro1">
          <table:table-cell office:value-type="float" office:value="3.04485" calcext:value-type="float">
            <text:p>3.04485</text:p>
          </table:table-cell>
          <table:table-cell office:value-type="float" office:value="-0.826717" calcext:value-type="float">
            <text:p>-0.826717</text:p>
          </table:table-cell>
          <table:table-cell office:value-type="float" office:value="0.00031822" calcext:value-type="float">
            <text:p>0.00031822</text:p>
          </table:table-cell>
          <table:table-cell office:value-type="float" office:value="0.000399702" calcext:value-type="float">
            <text:p>0.000399702</text:p>
          </table:table-cell>
          <table:table-cell office:value-type="float" office:value="0.00265653" calcext:value-type="float">
            <text:p>0.00265653</text:p>
          </table:table-cell>
        </table:table-row>
        <table:table-row table:style-name="ro1">
          <table:table-cell office:value-type="float" office:value="3.07469" calcext:value-type="float">
            <text:p>3.07469</text:p>
          </table:table-cell>
          <table:table-cell office:value-type="float" office:value="-0.820567" calcext:value-type="float">
            <text:p>-0.820567</text:p>
          </table:table-cell>
          <table:table-cell office:value-type="float" office:value="0.000317743" calcext:value-type="float">
            <text:p>0.000317743</text:p>
          </table:table-cell>
          <table:table-cell office:value-type="float" office:value="0.000389715" calcext:value-type="float">
            <text:p>0.000389715</text:p>
          </table:table-cell>
          <table:table-cell office:value-type="float" office:value="-0.00721435" calcext:value-type="float">
            <text:p>-0.00721435</text:p>
          </table:table-cell>
        </table:table-row>
        <table:table-row table:style-name="ro1">
          <table:table-cell office:value-type="float" office:value="3.12695" calcext:value-type="float">
            <text:p>3.12695</text:p>
          </table:table-cell>
          <table:table-cell office:value-type="float" office:value="-0.925843" calcext:value-type="float">
            <text:p>-0.925843</text:p>
          </table:table-cell>
          <table:table-cell office:value-type="float" office:value="0.000371073" calcext:value-type="float">
            <text:p>0.000371073</text:p>
          </table:table-cell>
          <table:table-cell office:value-type="float" office:value="0.000446192" calcext:value-type="float">
            <text:p>0.000446192</text:p>
          </table:table-cell>
          <table:table-cell office:value-type="float" office:value="-0.00379667" calcext:value-type="float">
            <text:p>-0.00379667</text:p>
          </table:table-cell>
        </table:table-row>
        <table:table-row table:style-name="ro1">
          <table:table-cell office:value-type="float" office:value="3.15995" calcext:value-type="float">
            <text:p>3.15995</text:p>
          </table:table-cell>
          <table:table-cell office:value-type="float" office:value="-0.970946" calcext:value-type="float">
            <text:p>-0.970946</text:p>
          </table:table-cell>
          <table:table-cell office:value-type="float" office:value="0.0003948" calcext:value-type="float">
            <text:p>0.0003948</text:p>
          </table:table-cell>
          <table:table-cell office:value-type="float" office:value="0.000469603" calcext:value-type="float">
            <text:p>0.000469603</text:p>
          </table:table-cell>
          <table:table-cell office:value-type="float" office:value="-0.0053241" calcext:value-type="float">
            <text:p>-0.0053241</text:p>
          </table:table-cell>
        </table:table-row>
        <table:table-row table:style-name="ro1">
          <table:table-cell office:value-type="float" office:value="3.19181" calcext:value-type="float">
            <text:p>3.19181</text:p>
          </table:table-cell>
          <table:table-cell office:value-type="float" office:value="-0.920202" calcext:value-type="float">
            <text:p>-0.920202</text:p>
          </table:table-cell>
          <table:table-cell office:value-type="float" office:value="0.000368468" calcext:value-type="float">
            <text:p>0.000368468</text:p>
          </table:table-cell>
          <table:table-cell office:value-type="float" office:value="0.000442665" calcext:value-type="float">
            <text:p>0.000442665</text:p>
          </table:table-cell>
          <table:table-cell office:value-type="float" office:value="-0.00490106" calcext:value-type="float">
            <text:p>-0.00490106</text:p>
          </table:table-cell>
        </table:table-row>
        <table:table-row table:style-name="ro1">
          <table:table-cell office:value-type="float" office:value="3.22485" calcext:value-type="float">
            <text:p>3.22485</text:p>
          </table:table-cell>
          <table:table-cell office:value-type="float" office:value="-0.922506" calcext:value-type="float">
            <text:p>-0.922506</text:p>
          </table:table-cell>
          <table:table-cell office:value-type="float" office:value="0.000370302" calcext:value-type="float">
            <text:p>0.000370302</text:p>
          </table:table-cell>
          <table:table-cell office:value-type="float" office:value="0.000442665" calcext:value-type="float">
            <text:p>0.000442665</text:p>
          </table:table-cell>
          <table:table-cell office:value-type="float" office:value="-0.00720507" calcext:value-type="float">
            <text:p>-0.00720507</text:p>
          </table:table-cell>
        </table:table-row>
        <table:table-row table:style-name="ro1">
          <table:table-cell office:value-type="float" office:value="3.25775" calcext:value-type="float">
            <text:p>3.25775</text:p>
          </table:table-cell>
          <table:table-cell office:value-type="float" office:value="-0.946877" calcext:value-type="float">
            <text:p>-0.946877</text:p>
          </table:table-cell>
          <table:table-cell office:value-type="float" office:value="0.000382096" calcext:value-type="float">
            <text:p>0.000382096</text:p>
          </table:table-cell>
          <table:table-cell office:value-type="float" office:value="0.000457869" calcext:value-type="float">
            <text:p>0.000457869</text:p>
          </table:table-cell>
          <table:table-cell office:value-type="float" office:value="-0.00411956" calcext:value-type="float">
            <text:p>-0.00411956</text:p>
          </table:table-cell>
        </table:table-row>
        <table:table-row table:style-name="ro1">
          <table:table-cell office:value-type="float" office:value="3.29002" calcext:value-type="float">
            <text:p>3.29002</text:p>
          </table:table-cell>
          <table:table-cell office:value-type="float" office:value="-0.889074" calcext:value-type="float">
            <text:p>-0.889074</text:p>
          </table:table-cell>
          <table:table-cell office:value-type="float" office:value="0.000351665" calcext:value-type="float">
            <text:p>0.000351665</text:p>
          </table:table-cell>
          <table:table-cell office:value-type="float" office:value="0.000428032" calcext:value-type="float">
            <text:p>0.000428032</text:p>
          </table:table-cell>
          <table:table-cell office:value-type="float" office:value="-0.00238248" calcext:value-type="float">
            <text:p>-0.00238248</text:p>
          </table:table-cell>
        </table:table-row>
        <table:table-row table:style-name="ro1">
          <table:table-cell office:value-type="float" office:value="3.32104" calcext:value-type="float">
            <text:p>3.32104</text:p>
          </table:table-cell>
          <table:table-cell office:value-type="float" office:value="-1.01247" calcext:value-type="float">
            <text:p>-1.01247</text:p>
          </table:table-cell>
          <table:table-cell office:value-type="float" office:value="0.000417354" calcext:value-type="float">
            <text:p>0.000417354</text:p>
          </table:table-cell>
          <table:table-cell office:value-type="float" office:value="0.000491919" calcext:value-type="float">
            <text:p>0.000491919</text:p>
          </table:table-cell>
          <table:table-cell office:value-type="float" office:value="-0.00820757" calcext:value-type="float">
            <text:p>-0.00820757</text:p>
          </table:table-cell>
        </table:table-row>
        <table:table-row table:style-name="ro1">
          <table:table-cell office:value-type="float" office:value="3.35277" calcext:value-type="float">
            <text:p>3.35277</text:p>
          </table:table-cell>
          <table:table-cell office:value-type="float" office:value="-0.884425" calcext:value-type="float">
            <text:p>-0.884425</text:p>
          </table:table-cell>
          <table:table-cell office:value-type="float" office:value="0.000348544" calcext:value-type="float">
            <text:p>0.000348544</text:p>
          </table:table-cell>
          <table:table-cell office:value-type="float" office:value="0.000429935" calcext:value-type="float">
            <text:p>0.000429935</text:p>
          </table:table-cell>
          <table:table-cell office:value-type="float" office:value="0.000541777" calcext:value-type="float">
            <text:p>0.000541777</text:p>
          </table:table-cell>
        </table:table-row>
        <table:table-row table:style-name="ro1">
          <table:table-cell office:value-type="float" office:value="3.38574" calcext:value-type="float">
            <text:p>3.38574</text:p>
          </table:table-cell>
          <table:table-cell office:value-type="float" office:value="-0.992897" calcext:value-type="float">
            <text:p>-0.992897</text:p>
          </table:table-cell>
          <table:table-cell office:value-type="float" office:value="0.000406041" calcext:value-type="float">
            <text:p>0.000406041</text:p>
          </table:table-cell>
          <table:table-cell office:value-type="float" office:value="0.000487595" calcext:value-type="float">
            <text:p>0.000487595</text:p>
          </table:table-cell>
          <table:table-cell office:value-type="float" office:value="-0.00337338" calcext:value-type="float">
            <text:p>-0.00337338</text:p>
          </table:table-cell>
        </table:table-row>
        <table:table-row table:style-name="ro1">
          <table:table-cell office:value-type="float" office:value="3.41815" calcext:value-type="float">
            <text:p>3.41815</text:p>
          </table:table-cell>
          <table:table-cell office:value-type="float" office:value="-0.912133" calcext:value-type="float">
            <text:p>-0.912133</text:p>
          </table:table-cell>
          <table:table-cell office:value-type="float" office:value="0.000363173" calcext:value-type="float">
            <text:p>0.000363173</text:p>
          </table:table-cell>
          <table:table-cell office:value-type="float" office:value="0.000449903" calcext:value-type="float">
            <text:p>0.000449903</text:p>
          </table:table-cell>
          <table:table-cell office:value-type="float" office:value="0.000496741" calcext:value-type="float">
            <text:p>0.000496741</text:p>
          </table:table-cell>
        </table:table-row>
        <table:table-row table:style-name="ro1">
          <table:table-cell office:value-type="float" office:value="3.45094" calcext:value-type="float">
            <text:p>3.45094</text:p>
          </table:table-cell>
          <table:table-cell office:value-type="float" office:value="-0.93502" calcext:value-type="float">
            <text:p>-0.93502</text:p>
          </table:table-cell>
          <table:table-cell office:value-type="float" office:value="0.00037632" calcext:value-type="float">
            <text:p>0.00037632</text:p>
          </table:table-cell>
          <table:table-cell office:value-type="float" office:value="0.000462992" calcext:value-type="float">
            <text:p>0.000462992</text:p>
          </table:table-cell>
          <table:table-cell office:value-type="float" office:value="-0.00364601" calcext:value-type="float">
            <text:p>-0.00364601</text:p>
          </table:table-cell>
        </table:table-row>
        <table:table-row table:style-name="ro1">
          <table:table-cell office:value-type="float" office:value="3.48388" calcext:value-type="float">
            <text:p>3.48388</text:p>
          </table:table-cell>
          <table:table-cell office:value-type="float" office:value="-0.881539" calcext:value-type="float">
            <text:p>-0.881539</text:p>
          </table:table-cell>
          <table:table-cell office:value-type="float" office:value="0.000347894" calcext:value-type="float">
            <text:p>0.000347894</text:p>
          </table:table-cell>
          <table:table-cell office:value-type="float" office:value="0.000439933" calcext:value-type="float">
            <text:p>0.000439933</text:p>
          </table:table-cell>
          <table:table-cell office:value-type="float" office:value="-0.000372303" calcext:value-type="float">
            <text:p>-0.000372303</text:p>
          </table:table-cell>
        </table:table-row>
        <table:table-row table:style-name="ro1">
          <table:table-cell office:value-type="float" office:value="3.517" calcext:value-type="float">
            <text:p>3.517</text:p>
          </table:table-cell>
          <table:table-cell office:value-type="float" office:value="-0.902647" calcext:value-type="float">
            <text:p>-0.902647</text:p>
          </table:table-cell>
          <table:table-cell office:value-type="float" office:value="0.000358599" calcext:value-type="float">
            <text:p>0.000358599</text:p>
          </table:table-cell>
          <table:table-cell office:value-type="float" office:value="0.000454857" calcext:value-type="float">
            <text:p>0.000454857</text:p>
          </table:table-cell>
          <table:table-cell office:value-type="float" office:value="0.00116644" calcext:value-type="float">
            <text:p>0.00116644</text:p>
          </table:table-cell>
        </table:table-row>
        <table:table-row table:style-name="ro1">
          <table:table-cell office:value-type="float" office:value="3.54871" calcext:value-type="float">
            <text:p>3.54871</text:p>
          </table:table-cell>
          <table:table-cell office:value-type="float" office:value="-0.851712" calcext:value-type="float">
            <text:p>-0.851712</text:p>
          </table:table-cell>
          <table:table-cell office:value-type="float" office:value="0.00033244" calcext:value-type="float">
            <text:p>0.00033244</text:p>
          </table:table-cell>
          <table:table-cell office:value-type="float" office:value="0.000430802" calcext:value-type="float">
            <text:p>0.000430802</text:p>
          </table:table-cell>
          <table:table-cell office:value-type="float" office:value="0.00161154" calcext:value-type="float">
            <text:p>0.00161154</text:p>
          </table:table-cell>
        </table:table-row>
        <table:table-row table:style-name="ro1">
          <table:table-cell office:value-type="float" office:value="3.57984" calcext:value-type="float">
            <text:p>3.57984</text:p>
          </table:table-cell>
          <table:table-cell office:value-type="float" office:value="-0.928367" calcext:value-type="float">
            <text:p>-0.928367</text:p>
          </table:table-cell>
          <table:table-cell office:value-type="float" office:value="0.000371742" calcext:value-type="float">
            <text:p>0.000371742</text:p>
          </table:table-cell>
          <table:table-cell office:value-type="float" office:value="0.000473636" calcext:value-type="float">
            <text:p>0.000473636</text:p>
          </table:table-cell>
          <table:table-cell office:value-type="float" office:value="0.00281781" calcext:value-type="float">
            <text:p>0.00281781</text:p>
          </table:table-cell>
        </table:table-row>
        <table:table-row table:style-name="ro1">
          <table:table-cell office:value-type="float" office:value="3.60977" calcext:value-type="float">
            <text:p>3.60977</text:p>
          </table:table-cell>
          <table:table-cell office:value-type="float" office:value="-0.8399" calcext:value-type="float">
            <text:p>-0.8399</text:p>
          </table:table-cell>
          <table:table-cell office:value-type="float" office:value="0.000327476" calcext:value-type="float">
            <text:p>0.000327476</text:p>
          </table:table-cell>
          <table:table-cell office:value-type="float" office:value="0.000427269" calcext:value-type="float">
            <text:p>0.000427269</text:p>
          </table:table-cell>
          <table:table-cell office:value-type="float" office:value="-0.000690877" calcext:value-type="float">
            <text:p>-0.000690877</text:p>
          </table:table-cell>
        </table:table-row>
        <table:table-row table:style-name="ro1">
          <table:table-cell office:value-type="float" office:value="3.64283" calcext:value-type="float">
            <text:p>3.64283</text:p>
          </table:table-cell>
          <table:table-cell office:value-type="float" office:value="-0.922366" calcext:value-type="float">
            <text:p>-0.922366</text:p>
          </table:table-cell>
          <table:table-cell office:value-type="float" office:value="0.000368903" calcext:value-type="float">
            <text:p>0.000368903</text:p>
          </table:table-cell>
          <table:table-cell office:value-type="float" office:value="0.000473753" calcext:value-type="float">
            <text:p>0.000473753</text:p>
          </table:table-cell>
          <table:table-cell office:value-type="float" office:value="0.00279277" calcext:value-type="float">
            <text:p>0.00279277</text:p>
          </table:table-cell>
        </table:table-row>
        <table:table-row table:style-name="ro1">
          <table:table-cell office:value-type="float" office:value="3.67615" calcext:value-type="float">
            <text:p>3.67615</text:p>
          </table:table-cell>
          <table:table-cell office:value-type="float" office:value="-0.869224" calcext:value-type="float">
            <text:p>-0.869224</text:p>
          </table:table-cell>
          <table:table-cell office:value-type="float" office:value="0.000342864" calcext:value-type="float">
            <text:p>0.000342864</text:p>
          </table:table-cell>
          <table:table-cell office:value-type="float" office:value="0.000445617" calcext:value-type="float">
            <text:p>0.000445617</text:p>
          </table:table-cell>
          <table:table-cell office:value-type="float" office:value="-0.000673442" calcext:value-type="float">
            <text:p>-0.000673442</text:p>
          </table:table-cell>
        </table:table-row>
        <table:table-row table:style-name="ro1">
          <table:table-cell office:value-type="float" office:value="3.70899" calcext:value-type="float">
            <text:p>3.70899</text:p>
          </table:table-cell>
          <table:table-cell office:value-type="float" office:value="-0.927243" calcext:value-type="float">
            <text:p>-0.927243</text:p>
          </table:table-cell>
          <table:table-cell office:value-type="float" office:value="0.000371638" calcext:value-type="float">
            <text:p>0.000371638</text:p>
          </table:table-cell>
          <table:table-cell office:value-type="float" office:value="0.000479174" calcext:value-type="float">
            <text:p>0.000479174</text:p>
          </table:table-cell>
          <table:table-cell office:value-type="float" office:value="0.00250583" calcext:value-type="float">
            <text:p>0.00250583</text:p>
          </table:table-cell>
        </table:table-row>
        <table:table-row table:style-name="ro1">
          <table:table-cell office:value-type="float" office:value="3.74198" calcext:value-type="float">
            <text:p>3.74198</text:p>
          </table:table-cell>
          <table:table-cell office:value-type="float" office:value="-0.889213" calcext:value-type="float">
            <text:p>-0.889213</text:p>
          </table:table-cell>
          <table:table-cell office:value-type="float" office:value="0.000351961" calcext:value-type="float">
            <text:p>0.000351961</text:p>
          </table:table-cell>
          <table:table-cell office:value-type="float" office:value="0.000462038" calcext:value-type="float">
            <text:p>0.000462038</text:p>
          </table:table-cell>
          <table:table-cell office:value-type="float" office:value="0.00415021" calcext:value-type="float">
            <text:p>0.00415021</text:p>
          </table:table-cell>
        </table:table-row>
        <table:table-row table:style-name="ro1">
          <table:table-cell office:value-type="float" office:value="3.77551" calcext:value-type="float">
            <text:p>3.77551</text:p>
          </table:table-cell>
          <table:table-cell office:value-type="float" office:value="-0.894602" calcext:value-type="float">
            <text:p>-0.894602</text:p>
          </table:table-cell>
          <table:table-cell office:value-type="float" office:value="0.000355279" calcext:value-type="float">
            <text:p>0.000355279</text:p>
          </table:table-cell>
          <table:table-cell office:value-type="float" office:value="0.000465929" calcext:value-type="float">
            <text:p>0.000465929</text:p>
          </table:table-cell>
          <table:table-cell office:value-type="float" office:value="0.00269421" calcext:value-type="float">
            <text:p>0.00269421</text:p>
          </table:table-cell>
        </table:table-row>
        <table:table-row table:style-name="ro1">
          <table:table-cell office:value-type="float" office:value="3.8089" calcext:value-type="float">
            <text:p>3.8089</text:p>
          </table:table-cell>
          <table:table-cell office:value-type="float" office:value="-0.88772" calcext:value-type="float">
            <text:p>-0.88772</text:p>
          </table:table-cell>
          <table:table-cell office:value-type="float" office:value="0.000351604" calcext:value-type="float">
            <text:p>0.000351604</text:p>
          </table:table-cell>
          <table:table-cell office:value-type="float" office:value="0.000464772" calcext:value-type="float">
            <text:p>0.000464772</text:p>
          </table:table-cell>
          <table:table-cell office:value-type="float" office:value="0.00391545" calcext:value-type="float">
            <text:p>0.00391545</text:p>
          </table:table-cell>
        </table:table-row>
        <table:table-row table:style-name="ro1">
          <table:table-cell office:value-type="float" office:value="3.84324" calcext:value-type="float">
            <text:p>3.84324</text:p>
          </table:table-cell>
          <table:table-cell office:value-type="float" office:value="-0.860932" calcext:value-type="float">
            <text:p>-0.860932</text:p>
          </table:table-cell>
          <table:table-cell office:value-type="float" office:value="0.000337863" calcext:value-type="float">
            <text:p>0.000337863</text:p>
          </table:table-cell>
          <table:table-cell office:value-type="float" office:value="0.000452642" calcext:value-type="float">
            <text:p>0.000452642</text:p>
          </table:table-cell>
          <table:table-cell office:value-type="float" office:value="0.00499914" calcext:value-type="float">
            <text:p>0.00499914</text:p>
          </table:table-cell>
        </table:table-row>
        <table:table-row table:style-name="ro1">
          <table:table-cell office:value-type="float" office:value="3.87747" calcext:value-type="float">
            <text:p>3.87747</text:p>
          </table:table-cell>
          <table:table-cell office:value-type="float" office:value="-0.891539" calcext:value-type="float">
            <text:p>-0.891539</text:p>
          </table:table-cell>
          <table:table-cell office:value-type="float" office:value="0.000353752" calcext:value-type="float">
            <text:p>0.000353752</text:p>
          </table:table-cell>
          <table:table-cell office:value-type="float" office:value="0.000469351" calcext:value-type="float">
            <text:p>0.000469351</text:p>
          </table:table-cell>
          <table:table-cell office:value-type="float" office:value="0.00408144" calcext:value-type="float">
            <text:p>0.00408144</text:p>
          </table:table-cell>
        </table:table-row>
        <table:table-row table:style-name="ro1">
          <table:table-cell office:value-type="float" office:value="3.91213" calcext:value-type="float">
            <text:p>3.91213</text:p>
          </table:table-cell>
          <table:table-cell office:value-type="float" office:value="-0.836917" calcext:value-type="float">
            <text:p>-0.836917</text:p>
          </table:table-cell>
          <table:table-cell office:value-type="float" office:value="0.000325823" calcext:value-type="float">
            <text:p>0.000325823</text:p>
          </table:table-cell>
          <table:table-cell office:value-type="float" office:value="0.00044144" calcext:value-type="float">
            <text:p>0.00044144</text:p>
          </table:table-cell>
          <table:table-cell office:value-type="float" office:value="0.0050497" calcext:value-type="float">
            <text:p>0.0050497</text:p>
          </table:table-cell>
        </table:table-row>
        <table:table-row table:style-name="ro1">
          <table:table-cell office:value-type="float" office:value="3.94362" calcext:value-type="float">
            <text:p>3.94362</text:p>
          </table:table-cell>
          <table:table-cell office:value-type="float" office:value="-0.889872" calcext:value-type="float">
            <text:p>-0.889872</text:p>
          </table:table-cell>
          <table:table-cell office:value-type="float" office:value="0.000353319" calcext:value-type="float">
            <text:p>0.000353319</text:p>
          </table:table-cell>
          <table:table-cell office:value-type="float" office:value="0.00046787" calcext:value-type="float">
            <text:p>0.00046787</text:p>
          </table:table-cell>
          <table:table-cell office:value-type="float" office:value="0.00274019" calcext:value-type="float">
            <text:p>0.00274019</text:p>
          </table:table-cell>
        </table:table-row>
        <table:table-row table:style-name="ro1">
          <table:table-cell office:value-type="float" office:value="3.97244" calcext:value-type="float">
            <text:p>3.97244</text:p>
          </table:table-cell>
          <table:table-cell office:value-type="float" office:value="-0.885201" calcext:value-type="float">
            <text:p>-0.885201</text:p>
          </table:table-cell>
          <table:table-cell office:value-type="float" office:value="0.000349599" calcext:value-type="float">
            <text:p>0.000349599</text:p>
          </table:table-cell>
          <table:table-cell office:value-type="float" office:value="0.000467869" calcext:value-type="float">
            <text:p>0.000467869</text:p>
          </table:table-cell>
          <table:table-cell office:value-type="float" office:value="0.0074114" calcext:value-type="float">
            <text:p>0.0074114</text:p>
          </table:table-cell>
        </table:table-row>
        <table:table-row table:style-name="ro1">
          <table:table-cell office:value-type="float" office:value="4.0016" calcext:value-type="float">
            <text:p>4.0016</text:p>
          </table:table-cell>
          <table:table-cell office:value-type="float" office:value="-0.893312" calcext:value-type="float">
            <text:p>-0.893312</text:p>
          </table:table-cell>
          <table:table-cell office:value-type="float" office:value="0.000356057" calcext:value-type="float">
            <text:p>0.000356057</text:p>
          </table:table-cell>
          <table:table-cell office:value-type="float" office:value="0.000467871" calcext:value-type="float">
            <text:p>0.000467871</text:p>
          </table:table-cell>
          <table:table-cell office:value-type="float" office:value="-0.00069884" calcext:value-type="float">
            <text:p>-0.00069884</text:p>
          </table:table-cell>
        </table:table-row>
        <table:table-row table:style-name="ro1">
          <table:table-cell office:value-type="float" office:value="4.03503" calcext:value-type="float">
            <text:p>4.03503</text:p>
          </table:table-cell>
          <table:table-cell office:value-type="float" office:value="-0.896112" calcext:value-type="float">
            <text:p>-0.896112</text:p>
          </table:table-cell>
          <table:table-cell office:value-type="float" office:value="0.000358288" calcext:value-type="float">
            <text:p>0.000358288</text:p>
          </table:table-cell>
          <table:table-cell office:value-type="float" office:value="0.000467872" calcext:value-type="float">
            <text:p>0.000467872</text:p>
          </table:table-cell>
          <table:table-cell office:value-type="float" office:value="-0.00349955" calcext:value-type="float">
            <text:p>-0.00349955</text:p>
          </table:table-cell>
        </table:table-row>
        <table:table-row table:style-name="ro1">
          <table:table-cell office:value-type="float" office:value="4.06802" calcext:value-type="float">
            <text:p>4.06802</text:p>
          </table:table-cell>
          <table:table-cell office:value-type="float" office:value="-0.894533" calcext:value-type="float">
            <text:p>-0.894533</text:p>
          </table:table-cell>
          <table:table-cell office:value-type="float" office:value="0.00035703" calcext:value-type="float">
            <text:p>0.00035703</text:p>
          </table:table-cell>
          <table:table-cell office:value-type="float" office:value="0.000467872" calcext:value-type="float">
            <text:p>0.000467872</text:p>
          </table:table-cell>
          <table:table-cell office:value-type="float" office:value="-0.00192005" calcext:value-type="float">
            <text:p>-0.00192005</text:p>
          </table:table-cell>
        </table:table-row>
        <table:table-row table:style-name="ro1">
          <table:table-cell office:value-type="float" office:value="4.1011" calcext:value-type="float">
            <text:p>4.1011</text:p>
          </table:table-cell>
          <table:table-cell office:value-type="float" office:value="-0.894653" calcext:value-type="float">
            <text:p>-0.894653</text:p>
          </table:table-cell>
          <table:table-cell office:value-type="float" office:value="0.000357125" calcext:value-type="float">
            <text:p>0.000357125</text:p>
          </table:table-cell>
          <table:table-cell office:value-type="float" office:value="0.000467872" calcext:value-type="float">
            <text:p>0.000467872</text:p>
          </table:table-cell>
          <table:table-cell office:value-type="float" office:value="-0.00204016" calcext:value-type="float">
            <text:p>-0.00204016</text:p>
          </table:table-cell>
        </table:table-row>
        <table:table-row table:style-name="ro1">
          <table:table-cell office:value-type="float" office:value="4.1583" calcext:value-type="float">
            <text:p>4.1583</text:p>
          </table:table-cell>
          <table:table-cell office:value-type="float" office:value="-0.892998" calcext:value-type="float">
            <text:p>-0.892998</text:p>
          </table:table-cell>
          <table:table-cell office:value-type="float" office:value="0.000355807" calcext:value-type="float">
            <text:p>0.000355807</text:p>
          </table:table-cell>
          <table:table-cell office:value-type="float" office:value="0.000467871" calcext:value-type="float">
            <text:p>0.000467871</text:p>
          </table:table-cell>
          <table:table-cell office:value-type="float" office:value="-0.000385035" calcext:value-type="float">
            <text:p>-0.000385035</text:p>
          </table:table-cell>
        </table:table-row>
        <table:table-row table:style-name="ro1">
          <table:table-cell office:value-type="float" office:value="4.19111" calcext:value-type="float">
            <text:p>4.19111</text:p>
          </table:table-cell>
          <table:table-cell office:value-type="float" office:value="-0.893425" calcext:value-type="float">
            <text:p>-0.893425</text:p>
          </table:table-cell>
          <table:table-cell office:value-type="float" office:value="0.000356148" calcext:value-type="float">
            <text:p>0.000356148</text:p>
          </table:table-cell>
          <table:table-cell office:value-type="float" office:value="0.000467871" calcext:value-type="float">
            <text:p>0.000467871</text:p>
          </table:table-cell>
          <table:table-cell office:value-type="float" office:value="-0.000812449" calcext:value-type="float">
            <text:p>-0.000812449</text:p>
          </table:table-cell>
        </table:table-row>
        <table:table-row table:style-name="ro1">
          <table:table-cell office:value-type="float" office:value="4.22264" calcext:value-type="float">
            <text:p>4.22264</text:p>
          </table:table-cell>
          <table:table-cell office:value-type="float" office:value="-0.891516" calcext:value-type="float">
            <text:p>-0.891516</text:p>
          </table:table-cell>
          <table:table-cell office:value-type="float" office:value="0.000354628" calcext:value-type="float">
            <text:p>0.000354628</text:p>
          </table:table-cell>
          <table:table-cell office:value-type="float" office:value="0.000467871" calcext:value-type="float">
            <text:p>0.000467871</text:p>
          </table:table-cell>
          <table:table-cell office:value-type="float" office:value="0.00109618" calcext:value-type="float">
            <text:p>0.00109618</text:p>
          </table:table-cell>
        </table:table-row>
        <table:table-row table:style-name="ro1">
          <table:table-cell office:value-type="float" office:value="4.2526" calcext:value-type="float">
            <text:p>4.2526</text:p>
          </table:table-cell>
          <table:table-cell office:value-type="float" office:value="-0.893821" calcext:value-type="float">
            <text:p>-0.893821</text:p>
          </table:table-cell>
          <table:table-cell office:value-type="float" office:value="0.000356463" calcext:value-type="float">
            <text:p>0.000356463</text:p>
          </table:table-cell>
          <table:table-cell office:value-type="float" office:value="0.000467872" calcext:value-type="float">
            <text:p>0.000467872</text:p>
          </table:table-cell>
          <table:table-cell office:value-type="float" office:value="-0.00120783" calcext:value-type="float">
            <text:p>-0.00120783</text:p>
          </table:table-cell>
        </table:table-row>
        <table:table-row table:style-name="ro1">
          <table:table-cell office:value-type="float" office:value="4.28357" calcext:value-type="float">
            <text:p>4.28357</text:p>
          </table:table-cell>
          <table:table-cell office:value-type="float" office:value="-0.891435" calcext:value-type="float">
            <text:p>-0.891435</text:p>
          </table:table-cell>
          <table:table-cell office:value-type="float" office:value="0.000354563" calcext:value-type="float">
            <text:p>0.000354563</text:p>
          </table:table-cell>
          <table:table-cell office:value-type="float" office:value="0.000467871" calcext:value-type="float">
            <text:p>0.000467871</text:p>
          </table:table-cell>
          <table:table-cell office:value-type="float" office:value="0.00117814" calcext:value-type="float">
            <text:p>0.00117814</text:p>
          </table:table-cell>
        </table:table-row>
        <table:table-row table:style-name="ro1">
          <table:table-cell office:value-type="float" office:value="4.31363" calcext:value-type="float">
            <text:p>4.31363</text:p>
          </table:table-cell>
          <table:table-cell office:value-type="float" office:value="-0.893825" calcext:value-type="float">
            <text:p>-0.893825</text:p>
          </table:table-cell>
          <table:table-cell office:value-type="float" office:value="0.000356466" calcext:value-type="float">
            <text:p>0.000356466</text:p>
          </table:table-cell>
          <table:table-cell office:value-type="float" office:value="0.000467872" calcext:value-type="float">
            <text:p>0.000467872</text:p>
          </table:table-cell>
          <table:table-cell office:value-type="float" office:value="-0.0012122" calcext:value-type="float">
            <text:p>-0.0012122</text:p>
          </table:table-cell>
        </table:table-row>
        <table:table-row table:style-name="ro1">
          <table:table-cell office:value-type="float" office:value="4.34368" calcext:value-type="float">
            <text:p>4.34368</text:p>
          </table:table-cell>
          <table:table-cell office:value-type="float" office:value="-0.891997" calcext:value-type="float">
            <text:p>-0.891997</text:p>
          </table:table-cell>
          <table:table-cell office:value-type="float" office:value="0.000355011" calcext:value-type="float">
            <text:p>0.000355011</text:p>
          </table:table-cell>
          <table:table-cell office:value-type="float" office:value="0.000467871" calcext:value-type="float">
            <text:p>0.000467871</text:p>
          </table:table-cell>
          <table:table-cell office:value-type="float" office:value="0.000615296" calcext:value-type="float">
            <text:p>0.000615296</text:p>
          </table:table-cell>
        </table:table-row>
        <table:table-row table:style-name="ro1">
          <table:table-cell office:value-type="float" office:value="4.3747" calcext:value-type="float">
            <text:p>4.3747</text:p>
          </table:table-cell>
          <table:table-cell office:value-type="float" office:value="-0.892035" calcext:value-type="float">
            <text:p>-0.892035</text:p>
          </table:table-cell>
          <table:table-cell office:value-type="float" office:value="0.000355041" calcext:value-type="float">
            <text:p>0.000355041</text:p>
          </table:table-cell>
          <table:table-cell office:value-type="float" office:value="0.000467871" calcext:value-type="float">
            <text:p>0.000467871</text:p>
          </table:table-cell>
          <table:table-cell office:value-type="float" office:value="0.000577764" calcext:value-type="float">
            <text:p>0.000577764</text:p>
          </table:table-cell>
        </table:table-row>
        <table:table-row table:style-name="ro1">
          <table:table-cell office:value-type="float" office:value="4.4079" calcext:value-type="float">
            <text:p>4.4079</text:p>
          </table:table-cell>
          <table:table-cell office:value-type="float" office:value="-0.893657" calcext:value-type="float">
            <text:p>-0.893657</text:p>
          </table:table-cell>
          <table:table-cell office:value-type="float" office:value="0.000356332" calcext:value-type="float">
            <text:p>0.000356332</text:p>
          </table:table-cell>
          <table:table-cell office:value-type="float" office:value="0.000467872" calcext:value-type="float">
            <text:p>0.000467872</text:p>
          </table:table-cell>
          <table:table-cell office:value-type="float" office:value="-0.00104404" calcext:value-type="float">
            <text:p>-0.00104404</text:p>
          </table:table-cell>
        </table:table-row>
        <table:table-row table:style-name="ro1">
          <table:table-cell office:value-type="float" office:value="4.43998" calcext:value-type="float">
            <text:p>4.43998</text:p>
          </table:table-cell>
          <table:table-cell office:value-type="float" office:value="-0.892091" calcext:value-type="float">
            <text:p>-0.892091</text:p>
          </table:table-cell>
          <table:table-cell office:value-type="float" office:value="0.000355085" calcext:value-type="float">
            <text:p>0.000355085</text:p>
          </table:table-cell>
          <table:table-cell office:value-type="float" office:value="0.000467871" calcext:value-type="float">
            <text:p>0.000467871</text:p>
          </table:table-cell>
          <table:table-cell office:value-type="float" office:value="0.000521898" calcext:value-type="float">
            <text:p>0.000521898</text:p>
          </table:table-cell>
        </table:table-row>
        <table:table-row table:style-name="ro1">
          <table:table-cell office:value-type="float" office:value="4.47292" calcext:value-type="float">
            <text:p>4.47292</text:p>
          </table:table-cell>
          <table:table-cell office:value-type="float" office:value="-0.89011" calcext:value-type="float">
            <text:p>-0.89011</text:p>
          </table:table-cell>
          <table:table-cell office:value-type="float" office:value="0.000353507" calcext:value-type="float">
            <text:p>0.000353507</text:p>
          </table:table-cell>
          <table:table-cell office:value-type="float" office:value="0.00046787" calcext:value-type="float">
            <text:p>0.00046787</text:p>
          </table:table-cell>
          <table:table-cell office:value-type="float" office:value="0.00250306" calcext:value-type="float">
            <text:p>0.00250306</text:p>
          </table:table-cell>
        </table:table-row>
        <table:table-row table:style-name="ro1">
          <table:table-cell office:value-type="float" office:value="4.50576" calcext:value-type="float">
            <text:p>4.50576</text:p>
          </table:table-cell>
          <table:table-cell office:value-type="float" office:value="-0.889568" calcext:value-type="float">
            <text:p>-0.889568</text:p>
          </table:table-cell>
          <table:table-cell office:value-type="float" office:value="0.000353077" calcext:value-type="float">
            <text:p>0.000353077</text:p>
          </table:table-cell>
          <table:table-cell office:value-type="float" office:value="0.00046787" calcext:value-type="float">
            <text:p>0.00046787</text:p>
          </table:table-cell>
          <table:table-cell office:value-type="float" office:value="0.00304423" calcext:value-type="float">
            <text:p>0.00304423</text:p>
          </table:table-cell>
        </table:table-row>
        <table:table-row table:style-name="ro1">
          <table:table-cell office:value-type="float" office:value="4.53889" calcext:value-type="float">
            <text:p>4.53889</text:p>
          </table:table-cell>
          <table:table-cell office:value-type="float" office:value="-0.891705" calcext:value-type="float">
            <text:p>-0.891705</text:p>
          </table:table-cell>
          <table:table-cell office:value-type="float" office:value="0.000354778" calcext:value-type="float">
            <text:p>0.000354778</text:p>
          </table:table-cell>
          <table:table-cell office:value-type="float" office:value="0.000467871" calcext:value-type="float">
            <text:p>0.000467871</text:p>
          </table:table-cell>
          <table:table-cell office:value-type="float" office:value="0.000907848" calcext:value-type="float">
            <text:p>0.000907848</text:p>
          </table:table-cell>
        </table:table-row>
        <table:table-row table:style-name="ro1">
          <table:table-cell office:value-type="float" office:value="4.57188" calcext:value-type="float">
            <text:p>4.57188</text:p>
          </table:table-cell>
          <table:table-cell office:value-type="float" office:value="-0.890543" calcext:value-type="float">
            <text:p>-0.890543</text:p>
          </table:table-cell>
          <table:table-cell office:value-type="float" office:value="0.000353853" calcext:value-type="float">
            <text:p>0.000353853</text:p>
          </table:table-cell>
          <table:table-cell office:value-type="float" office:value="0.000467871" calcext:value-type="float">
            <text:p>0.000467871</text:p>
          </table:table-cell>
          <table:table-cell office:value-type="float" office:value="0.00206989" calcext:value-type="float">
            <text:p>0.00206989</text:p>
          </table:table-cell>
        </table:table-row>
        <table:table-row table:style-name="ro1">
          <table:table-cell office:value-type="float" office:value="4.60293" calcext:value-type="float">
            <text:p>4.60293</text:p>
          </table:table-cell>
          <table:table-cell office:value-type="float" office:value="-0.889293" calcext:value-type="float">
            <text:p>-0.889293</text:p>
          </table:table-cell>
          <table:table-cell office:value-type="float" office:value="0.000352858" calcext:value-type="float">
            <text:p>0.000352858</text:p>
          </table:table-cell>
          <table:table-cell office:value-type="float" office:value="0.00046787" calcext:value-type="float">
            <text:p>0.00046787</text:p>
          </table:table-cell>
          <table:table-cell office:value-type="float" office:value="0.0033194" calcext:value-type="float">
            <text:p>0.0033194</text:p>
          </table:table-cell>
        </table:table-row>
        <table:table-row table:style-name="ro1">
          <table:table-cell office:value-type="float" office:value="4.63593" calcext:value-type="float">
            <text:p>4.63593</text:p>
          </table:table-cell>
          <table:table-cell office:value-type="float" office:value="-0.864104" calcext:value-type="float">
            <text:p>-0.864104</text:p>
          </table:table-cell>
          <table:table-cell office:value-type="float" office:value="0.000340487" calcext:value-type="float">
            <text:p>0.000340487</text:p>
          </table:table-cell>
          <table:table-cell office:value-type="float" office:value="0.000453088" calcext:value-type="float">
            <text:p>0.000453088</text:p>
          </table:table-cell>
          <table:table-cell office:value-type="float" office:value="0.00135622" calcext:value-type="float">
            <text:p>0.00135622</text:p>
          </table:table-cell>
        </table:table-row>
        <table:table-row table:style-name="ro1">
          <table:table-cell office:value-type="float" office:value="4.66887" calcext:value-type="float">
            <text:p>4.66887</text:p>
          </table:table-cell>
          <table:table-cell office:value-type="float" office:value="-0.946422" calcext:value-type="float">
            <text:p>-0.946422</text:p>
          </table:table-cell>
          <table:table-cell office:value-type="float" office:value="0.000382605" calcext:value-type="float">
            <text:p>0.000382605</text:p>
          </table:table-cell>
          <table:table-cell office:value-type="float" office:value="0.000496656" calcext:value-type="float">
            <text:p>0.000496656</text:p>
          </table:table-cell>
          <table:table-cell office:value-type="float" office:value="0.0014983" calcext:value-type="float">
            <text:p>0.0014983</text:p>
          </table:table-cell>
        </table:table-row>
        <table:table-row table:style-name="ro1">
          <table:table-cell office:value-type="float" office:value="4.70177" calcext:value-type="float">
            <text:p>4.70177</text:p>
          </table:table-cell>
          <table:table-cell office:value-type="float" office:value="-0.807233" calcext:value-type="float">
            <text:p>-0.807233</text:p>
          </table:table-cell>
          <table:table-cell office:value-type="float" office:value="0.000310751" calcext:value-type="float">
            <text:p>0.000310751</text:p>
          </table:table-cell>
          <table:table-cell office:value-type="float" office:value="0.000423649" calcext:value-type="float">
            <text:p>0.000423649</text:p>
          </table:table-cell>
          <table:table-cell office:value-type="float" office:value="0.00304387" calcext:value-type="float">
            <text:p>0.00304387</text:p>
          </table:table-cell>
        </table:table-row>
        <table:table-row table:style-name="ro1">
          <table:table-cell office:value-type="float" office:value="4.7339" calcext:value-type="float">
            <text:p>4.7339</text:p>
          </table:table-cell>
          <table:table-cell office:value-type="float" office:value="-0.920828" calcext:value-type="float">
            <text:p>-0.920828</text:p>
          </table:table-cell>
          <table:table-cell office:value-type="float" office:value="0.000368636" calcext:value-type="float">
            <text:p>0.000368636</text:p>
          </table:table-cell>
          <table:table-cell office:value-type="float" office:value="0.000482839" calcext:value-type="float">
            <text:p>0.000482839</text:p>
          </table:table-cell>
          <table:table-cell office:value-type="float" office:value="0.00402029" calcext:value-type="float">
            <text:p>0.00402029</text:p>
          </table:table-cell>
        </table:table-row>
        <table:table-row table:style-name="ro1">
          <table:table-cell office:value-type="float" office:value="4.76677" calcext:value-type="float">
            <text:p>4.76677</text:p>
          </table:table-cell>
          <table:table-cell office:value-type="float" office:value="-0.834904" calcext:value-type="float">
            <text:p>-0.834904</text:p>
          </table:table-cell>
          <table:table-cell office:value-type="float" office:value="0.000324767" calcext:value-type="float">
            <text:p>0.000324767</text:p>
          </table:table-cell>
          <table:table-cell office:value-type="float" office:value="0.000434994" calcext:value-type="float">
            <text:p>0.000434994</text:p>
          </table:table-cell>
          <table:table-cell office:value-type="float" office:value="0.00214542" calcext:value-type="float">
            <text:p>0.00214542</text:p>
          </table:table-cell>
        </table:table-row>
        <table:table-row table:style-name="ro1">
          <table:table-cell office:value-type="float" office:value="4.80082" calcext:value-type="float">
            <text:p>4.80082</text:p>
          </table:table-cell>
          <table:table-cell office:value-type="float" office:value="-0.900569" calcext:value-type="float">
            <text:p>-0.900569</text:p>
          </table:table-cell>
          <table:table-cell office:value-type="float" office:value="0.000358567" calcext:value-type="float">
            <text:p>0.000358567</text:p>
          </table:table-cell>
          <table:table-cell office:value-type="float" office:value="0.00046712" calcext:value-type="float">
            <text:p>0.00046712</text:p>
          </table:table-cell>
          <table:table-cell office:value-type="float" office:value="0.00150116" calcext:value-type="float">
            <text:p>0.00150116</text:p>
          </table:table-cell>
        </table:table-row>
        <table:table-row table:style-name="ro1">
          <table:table-cell office:value-type="float" office:value="4.83284" calcext:value-type="float">
            <text:p>4.83284</text:p>
          </table:table-cell>
          <table:table-cell office:value-type="float" office:value="-0.887248" calcext:value-type="float">
            <text:p>-0.887248</text:p>
          </table:table-cell>
          <table:table-cell office:value-type="float" office:value="0.000350449" calcext:value-type="float">
            <text:p>0.000350449</text:p>
          </table:table-cell>
          <table:table-cell office:value-type="float" office:value="0.000460311" calcext:value-type="float">
            <text:p>0.000460311</text:p>
          </table:table-cell>
          <table:table-cell office:value-type="float" office:value="0.00531852" calcext:value-type="float">
            <text:p>0.00531852</text:p>
          </table:table-cell>
        </table:table-row>
        <table:table-row table:style-name="ro1">
          <table:table-cell office:value-type="float" office:value="4.86582" calcext:value-type="float">
            <text:p>4.86582</text:p>
          </table:table-cell>
          <table:table-cell office:value-type="float" office:value="-0.897" calcext:value-type="float">
            <text:p>-0.897</text:p>
          </table:table-cell>
          <table:table-cell office:value-type="float" office:value="0.000356496" calcext:value-type="float">
            <text:p>0.000356496</text:p>
          </table:table-cell>
          <table:table-cell office:value-type="float" office:value="0.00046139" calcext:value-type="float">
            <text:p>0.00046139</text:p>
          </table:table-cell>
          <table:table-cell office:value-type="float" office:value="0.00120847" calcext:value-type="float">
            <text:p>0.00120847</text:p>
          </table:table-cell>
        </table:table-row>
        <table:table-row table:style-name="ro1">
          <table:table-cell office:value-type="float" office:value="4.89833" calcext:value-type="float">
            <text:p>4.89833</text:p>
          </table:table-cell>
          <table:table-cell office:value-type="float" office:value="-0.896466" calcext:value-type="float">
            <text:p>-0.896466</text:p>
          </table:table-cell>
          <table:table-cell office:value-type="float" office:value="0.000354885" calcext:value-type="float">
            <text:p>0.000354885</text:p>
          </table:table-cell>
          <table:table-cell office:value-type="float" office:value="0.000461543" calcext:value-type="float">
            <text:p>0.000461543</text:p>
          </table:table-cell>
          <table:table-cell office:value-type="float" office:value="0.00549289" calcext:value-type="float">
            <text:p>0.00549289</text:p>
          </table:table-cell>
        </table:table-row>
        <table:table-row table:style-name="ro1">
          <table:table-cell office:value-type="float" office:value="4.93549" calcext:value-type="float">
            <text:p>4.93549</text:p>
          </table:table-cell>
          <table:table-cell office:value-type="float" office:value="-0.867227" calcext:value-type="float">
            <text:p>-0.867227</text:p>
          </table:table-cell>
          <table:table-cell office:value-type="float" office:value="0.000340881" calcext:value-type="float">
            <text:p>0.000340881</text:p>
          </table:table-cell>
          <table:table-cell office:value-type="float" office:value="0.000439998" calcext:value-type="float">
            <text:p>0.000439998</text:p>
          </table:table-cell>
          <table:table-cell office:value-type="float" office:value="0.000235936" calcext:value-type="float">
            <text:p>0.000235936</text:p>
          </table:table-cell>
        </table:table-row>
        <table:table-row table:style-name="ro1">
          <table:table-cell office:value-type="float" office:value="4.96446" calcext:value-type="float">
            <text:p>4.96446</text:p>
          </table:table-cell>
          <table:table-cell office:value-type="float" office:value="-0.899702" calcext:value-type="float">
            <text:p>-0.899702</text:p>
          </table:table-cell>
          <table:table-cell office:value-type="float" office:value="0.000357381" calcext:value-type="float">
            <text:p>0.000357381</text:p>
          </table:table-cell>
          <table:table-cell office:value-type="float" office:value="0.000455072" calcext:value-type="float">
            <text:p>0.000455072</text:p>
          </table:table-cell>
          <table:table-cell office:value-type="float" office:value="0.00100559" calcext:value-type="float">
            <text:p>0.00100559</text:p>
          </table:table-cell>
        </table:table-row>
        <table:table-row table:style-name="ro1">
          <table:table-cell office:value-type="float" office:value="4.99351" calcext:value-type="float">
            <text:p>4.99351</text:p>
          </table:table-cell>
          <table:table-cell office:value-type="float" office:value="-0.842649" calcext:value-type="float">
            <text:p>-0.842649</text:p>
          </table:table-cell>
          <table:table-cell office:value-type="float" office:value="0.000329909" calcext:value-type="float">
            <text:p>0.000329909</text:p>
          </table:table-cell>
          <table:table-cell office:value-type="float" office:value="0.000415916" calcext:value-type="float">
            <text:p>0.000415916</text:p>
          </table:table-cell>
          <table:table-cell office:value-type="float" office:value="-0.0077976" calcext:value-type="float">
            <text:p>-0.0077976</text:p>
          </table:table-cell>
        </table:table-row>
        <table:table-row table:style-name="ro1">
          <table:table-cell office:value-type="float" office:value="5.02244" calcext:value-type="float">
            <text:p>5.02244</text:p>
          </table:table-cell>
          <table:table-cell office:value-type="float" office:value="-0.946992" calcext:value-type="float">
            <text:p>-0.946992</text:p>
          </table:table-cell>
          <table:table-cell office:value-type="float" office:value="0.000383052" calcext:value-type="float">
            <text:p>0.000383052</text:p>
          </table:table-cell>
          <table:table-cell office:value-type="float" office:value="0.000470442" calcext:value-type="float">
            <text:p>0.000470442</text:p>
          </table:table-cell>
          <table:table-cell office:value-type="float" office:value="-0.00443578" calcext:value-type="float">
            <text:p>-0.00443578</text:p>
          </table:table-cell>
        </table:table-row>
        <table:table-row table:style-name="ro1">
          <table:table-cell office:value-type="float" office:value="5.05481" calcext:value-type="float">
            <text:p>5.05481</text:p>
          </table:table-cell>
          <table:table-cell office:value-type="float" office:value="-0.990637" calcext:value-type="float">
            <text:p>-0.990637</text:p>
          </table:table-cell>
          <table:table-cell office:value-type="float" office:value="0.000406694" calcext:value-type="float">
            <text:p>0.000406694</text:p>
          </table:table-cell>
          <table:table-cell office:value-type="float" office:value="0.000490672" calcext:value-type="float">
            <text:p>0.000490672</text:p>
          </table:table-cell>
          <table:table-cell office:value-type="float" office:value="-0.00813754" calcext:value-type="float">
            <text:p>-0.00813754</text:p>
          </table:table-cell>
        </table:table-row>
        <table:table-row table:style-name="ro1">
          <table:table-cell office:value-type="float" office:value="5.08901" calcext:value-type="float">
            <text:p>5.08901</text:p>
          </table:table-cell>
          <table:table-cell office:value-type="float" office:value="-0.941431" calcext:value-type="float">
            <text:p>-0.941431</text:p>
          </table:table-cell>
          <table:table-cell office:value-type="float" office:value="0.000380265" calcext:value-type="float">
            <text:p>0.000380265</text:p>
          </table:table-cell>
          <table:table-cell office:value-type="float" office:value="0.000465066" calcext:value-type="float">
            <text:p>0.000465066</text:p>
          </table:table-cell>
          <table:table-cell office:value-type="float" office:value="-0.00517166" calcext:value-type="float">
            <text:p>-0.00517166</text:p>
          </table:table-cell>
        </table:table-row>
        <table:table-row table:style-name="ro1">
          <table:table-cell office:value-type="float" office:value="5.1219" calcext:value-type="float">
            <text:p>5.1219</text:p>
          </table:table-cell>
          <table:table-cell office:value-type="float" office:value="-0.937169" calcext:value-type="float">
            <text:p>-0.937169</text:p>
          </table:table-cell>
          <table:table-cell office:value-type="float" office:value="0.000377125" calcext:value-type="float">
            <text:p>0.000377125</text:p>
          </table:table-cell>
          <table:table-cell office:value-type="float" office:value="0.000464006" calcext:value-type="float">
            <text:p>0.000464006</text:p>
          </table:table-cell>
          <table:table-cell office:value-type="float" office:value="-0.00195598" calcext:value-type="float">
            <text:p>-0.00195598</text:p>
          </table:table-cell>
        </table:table-row>
        <table:table-row table:style-name="ro1">
          <table:table-cell office:value-type="float" office:value="5.15513" calcext:value-type="float">
            <text:p>5.15513</text:p>
          </table:table-cell>
          <table:table-cell office:value-type="float" office:value="-0.939634" calcext:value-type="float">
            <text:p>-0.939634</text:p>
          </table:table-cell>
          <table:table-cell office:value-type="float" office:value="0.000378577" calcext:value-type="float">
            <text:p>0.000378577</text:p>
          </table:table-cell>
          <table:table-cell office:value-type="float" office:value="0.00046505" calcext:value-type="float">
            <text:p>0.00046505</text:p>
          </table:table-cell>
          <table:table-cell office:value-type="float" office:value="-0.0025813" calcext:value-type="float">
            <text:p>-0.0025813</text:p>
          </table:table-cell>
        </table:table-row>
        <table:table-row table:style-name="ro1">
          <table:table-cell office:value-type="float" office:value="5.209" calcext:value-type="float">
            <text:p>5.209</text:p>
          </table:table-cell>
          <table:table-cell office:value-type="float" office:value="-0.90194" calcext:value-type="float">
            <text:p>-0.90194</text:p>
          </table:table-cell>
          <table:table-cell office:value-type="float" office:value="0.000358941" calcext:value-type="float">
            <text:p>0.000358941</text:p>
          </table:table-cell>
          <table:table-cell office:value-type="float" office:value="0.000444424" calcext:value-type="float">
            <text:p>0.000444424</text:p>
          </table:table-cell>
          <table:table-cell office:value-type="float" office:value="-0.00237798" calcext:value-type="float">
            <text:p>-0.00237798</text:p>
          </table:table-cell>
        </table:table-row>
        <table:table-row table:style-name="ro1">
          <table:table-cell office:value-type="float" office:value="5.23959" calcext:value-type="float">
            <text:p>5.23959</text:p>
          </table:table-cell>
          <table:table-cell office:value-type="float" office:value="-0.894912" calcext:value-type="float">
            <text:p>-0.894912</text:p>
          </table:table-cell>
          <table:table-cell office:value-type="float" office:value="0.000353214" calcext:value-type="float">
            <text:p>0.000353214</text:p>
          </table:table-cell>
          <table:table-cell office:value-type="float" office:value="0.000444032" calcext:value-type="float">
            <text:p>0.000444032</text:p>
          </table:table-cell>
          <table:table-cell office:value-type="float" office:value="0.00499737" calcext:value-type="float">
            <text:p>0.00499737</text:p>
          </table:table-cell>
        </table:table-row>
        <table:table-row table:style-name="ro1">
          <table:table-cell office:value-type="float" office:value="5.27071" calcext:value-type="float">
            <text:p>5.27071</text:p>
          </table:table-cell>
          <table:table-cell office:value-type="float" office:value="-0.914984" calcext:value-type="float">
            <text:p>-0.914984</text:p>
          </table:table-cell>
          <table:table-cell office:value-type="float" office:value="0.000367017" calcext:value-type="float">
            <text:p>0.000367017</text:p>
          </table:table-cell>
          <table:table-cell office:value-type="float" office:value="0.000447531" calcext:value-type="float">
            <text:p>0.000447531</text:p>
          </table:table-cell>
          <table:table-cell office:value-type="float" office:value="-0.00738891" calcext:value-type="float">
            <text:p>-0.00738891</text:p>
          </table:table-cell>
        </table:table-row>
        <table:table-row table:style-name="ro1">
          <table:table-cell office:value-type="float" office:value="5.30077" calcext:value-type="float">
            <text:p>5.30077</text:p>
          </table:table-cell>
          <table:table-cell office:value-type="float" office:value="-0.910867" calcext:value-type="float">
            <text:p>-0.910867</text:p>
          </table:table-cell>
          <table:table-cell office:value-type="float" office:value="0.000363098" calcext:value-type="float">
            <text:p>0.000363098</text:p>
          </table:table-cell>
          <table:table-cell office:value-type="float" office:value="0.000448073" calcext:value-type="float">
            <text:p>0.000448073</text:p>
          </table:table-cell>
          <table:table-cell office:value-type="float" office:value="-0.00110637" calcext:value-type="float">
            <text:p>-0.00110637</text:p>
          </table:table-cell>
        </table:table-row>
        <table:table-row table:style-name="ro1">
          <table:table-cell office:value-type="float" office:value="5.33289" calcext:value-type="float">
            <text:p>5.33289</text:p>
          </table:table-cell>
          <table:table-cell office:value-type="float" office:value="-0.914387" calcext:value-type="float">
            <text:p>-0.914387</text:p>
          </table:table-cell>
          <table:table-cell office:value-type="float" office:value="0.000364896" calcext:value-type="float">
            <text:p>0.000364896</text:p>
          </table:table-cell>
          <table:table-cell office:value-type="float" office:value="0.000449315" calcext:value-type="float">
            <text:p>0.000449315</text:p>
          </table:table-cell>
          <table:table-cell office:value-type="float" office:value="-0.00116117" calcext:value-type="float">
            <text:p>-0.00116117</text:p>
          </table:table-cell>
        </table:table-row>
        <table:table-row table:style-name="ro1">
          <table:table-cell office:value-type="float" office:value="5.36596" calcext:value-type="float">
            <text:p>5.36596</text:p>
          </table:table-cell>
          <table:table-cell office:value-type="float" office:value="-0.940559" calcext:value-type="float">
            <text:p>-0.940559</text:p>
          </table:table-cell>
          <table:table-cell office:value-type="float" office:value="0.000378414" calcext:value-type="float">
            <text:p>0.000378414</text:p>
          </table:table-cell>
          <table:table-cell office:value-type="float" office:value="0.000463381" calcext:value-type="float">
            <text:p>0.000463381</text:p>
          </table:table-cell>
          <table:table-cell office:value-type="float" office:value="-0.00104641" calcext:value-type="float">
            <text:p>-0.00104641</text:p>
          </table:table-cell>
        </table:table-row>
        <table:table-row table:style-name="ro1">
          <table:table-cell office:value-type="float" office:value="5.39985" calcext:value-type="float">
            <text:p>5.39985</text:p>
          </table:table-cell>
          <table:table-cell office:value-type="float" office:value="-0.911234" calcext:value-type="float">
            <text:p>-0.911234</text:p>
          </table:table-cell>
          <table:table-cell office:value-type="float" office:value="0.00036294" calcext:value-type="float">
            <text:p>0.00036294</text:p>
          </table:table-cell>
          <table:table-cell office:value-type="float" office:value="0.000448276" calcext:value-type="float">
            <text:p>0.000448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412" calcext:value-type="float">
            <text:p>5.43412</text:p>
          </table:table-cell>
          <table:table-cell office:value-type="float" office:value="-0.885515" calcext:value-type="float">
            <text:p>-0.885515</text:p>
          </table:table-cell>
          <table:table-cell office:value-type="float" office:value="0.000349453" calcext:value-type="float">
            <text:p>0.000349453</text:p>
          </table:table-cell>
          <table:table-cell office:value-type="float" office:value="0.000434155" calcext:value-type="float">
            <text:p>0.000434155</text:p>
          </table:table-cell>
          <table:table-cell office:value-type="float" office:value="0.000473281" calcext:value-type="float">
            <text:p>0.000473281</text:p>
          </table:table-cell>
        </table:table-row>
        <table:table-row table:style-name="ro1">
          <table:table-cell office:value-type="float" office:value="5.46693" calcext:value-type="float">
            <text:p>5.46693</text:p>
          </table:table-cell>
          <table:table-cell office:value-type="float" office:value="-0.913813" calcext:value-type="float">
            <text:p>-0.913813</text:p>
          </table:table-cell>
          <table:table-cell office:value-type="float" office:value="0.000364212" calcext:value-type="float">
            <text:p>0.000364212</text:p>
          </table:table-cell>
          <table:table-cell office:value-type="float" office:value="0.000448455" calcext:value-type="float">
            <text:p>0.000448455</text:p>
          </table:table-cell>
          <table:table-cell office:value-type="float" office:value="-0.0000354273" calcext:value-type="float">
            <text:p>-3.54273E-05</text:p>
          </table:table-cell>
        </table:table-row>
        <table:table-row table:style-name="ro1">
          <table:table-cell office:value-type="float" office:value="5.50061" calcext:value-type="float">
            <text:p>5.50061</text:p>
          </table:table-cell>
          <table:table-cell office:value-type="float" office:value="-0.936959" calcext:value-type="float">
            <text:p>-0.936959</text:p>
          </table:table-cell>
          <table:table-cell office:value-type="float" office:value="0.000376446" calcext:value-type="float">
            <text:p>0.000376446</text:p>
          </table:table-cell>
          <table:table-cell office:value-type="float" office:value="0.000460354" calcext:value-type="float">
            <text:p>0.000460354</text:p>
          </table:table-cell>
          <table:table-cell office:value-type="float" office:value="-0.000936846" calcext:value-type="float">
            <text:p>-0.000936846</text:p>
          </table:table-cell>
        </table:table-row>
        <table:table-row table:style-name="ro1">
          <table:table-cell office:value-type="float" office:value="5.53182" calcext:value-type="float">
            <text:p>5.53182</text:p>
          </table:table-cell>
          <table:table-cell office:value-type="float" office:value="-0.881328" calcext:value-type="float">
            <text:p>-0.881328</text:p>
          </table:table-cell>
          <table:table-cell office:value-type="float" office:value="0.000347337" calcext:value-type="float">
            <text:p>0.000347337</text:p>
          </table:table-cell>
          <table:table-cell office:value-type="float" office:value="0.000430516" calcext:value-type="float">
            <text:p>0.000430516</text:p>
          </table:table-cell>
          <table:table-cell office:value-type="float" office:value="0.0000214598" calcext:value-type="float">
            <text:p>2.14598E-05</text:p>
          </table:table-cell>
        </table:table-row>
        <table:table-row table:style-name="ro1">
          <table:table-cell office:value-type="float" office:value="5.5642" calcext:value-type="float">
            <text:p>5.5642</text:p>
          </table:table-cell>
          <table:table-cell office:value-type="float" office:value="-0.914169" calcext:value-type="float">
            <text:p>-0.914169</text:p>
          </table:table-cell>
          <table:table-cell office:value-type="float" office:value="0.000364468" calcext:value-type="float">
            <text:p>0.000364468</text:p>
          </table:table-cell>
          <table:table-cell office:value-type="float" office:value="0.000447127" calcext:value-type="float">
            <text:p>0.000447127</text:p>
          </table:table-cell>
          <table:table-cell office:value-type="float" office:value="-0.000571273" calcext:value-type="float">
            <text:p>-0.000571273</text:p>
          </table:table-cell>
        </table:table-row>
        <table:table-row table:style-name="ro1">
          <table:table-cell office:value-type="float" office:value="5.59672" calcext:value-type="float">
            <text:p>5.59672</text:p>
          </table:table-cell>
          <table:table-cell office:value-type="float" office:value="-0.969594" calcext:value-type="float">
            <text:p>-0.969594</text:p>
          </table:table-cell>
          <table:table-cell office:value-type="float" office:value="0.000393178" calcext:value-type="float">
            <text:p>0.000393178</text:p>
          </table:table-cell>
          <table:table-cell office:value-type="float" office:value="0.000477389" calcext:value-type="float">
            <text:p>0.000477389</text:p>
          </table:table-cell>
          <table:table-cell office:value-type="float" office:value="-0.000462754" calcext:value-type="float">
            <text:p>-0.000462754</text:p>
          </table:table-cell>
        </table:table-row>
        <table:table-row table:style-name="ro1">
          <table:table-cell office:value-type="float" office:value="5.62993" calcext:value-type="float">
            <text:p>5.62993</text:p>
          </table:table-cell>
          <table:table-cell office:value-type="float" office:value="-0.857426" calcext:value-type="float">
            <text:p>-0.857426</text:p>
          </table:table-cell>
          <table:table-cell office:value-type="float" office:value="0.000334912" calcext:value-type="float">
            <text:p>0.000334912</text:p>
          </table:table-cell>
          <table:table-cell office:value-type="float" office:value="0.000417156" calcext:value-type="float">
            <text:p>0.000417156</text:p>
          </table:table-cell>
          <table:table-cell office:value-type="float" office:value="0.0000308012" calcext:value-type="float">
            <text:p>3.08012E-05</text:p>
          </table:table-cell>
        </table:table-row>
        <table:table-row table:style-name="ro1">
          <table:table-cell office:value-type="float" office:value="5.66277" calcext:value-type="float">
            <text:p>5.66277</text:p>
          </table:table-cell>
          <table:table-cell office:value-type="float" office:value="-0.940138" calcext:value-type="float">
            <text:p>-0.940138</text:p>
          </table:table-cell>
          <table:table-cell office:value-type="float" office:value="0.00037778" calcext:value-type="float">
            <text:p>0.00037778</text:p>
          </table:table-cell>
          <table:table-cell office:value-type="float" office:value="0.000461275" calcext:value-type="float">
            <text:p>0.000461275</text:p>
          </table:table-cell>
          <table:table-cell office:value-type="float" office:value="-0.0000734239" calcext:value-type="float">
            <text:p>-7.34239E-05</text:p>
          </table:table-cell>
        </table:table-row>
        <table:table-row table:style-name="ro1">
          <table:table-cell office:value-type="float" office:value="5.6957" calcext:value-type="float">
            <text:p>5.6957</text:p>
          </table:table-cell>
          <table:table-cell office:value-type="float" office:value="-0.912972" calcext:value-type="float">
            <text:p>-0.912972</text:p>
          </table:table-cell>
          <table:table-cell office:value-type="float" office:value="0.000363814" calcext:value-type="float">
            <text:p>0.000363814</text:p>
          </table:table-cell>
          <table:table-cell office:value-type="float" office:value="0.000446572" calcext:value-type="float">
            <text:p>0.000446572</text:p>
          </table:table-cell>
          <table:table-cell office:value-type="float" office:value="-0.000451558" calcext:value-type="float">
            <text:p>-0.000451558</text:p>
          </table:table-cell>
        </table:table-row>
        <table:table-row table:style-name="ro1">
          <table:table-cell office:value-type="float" office:value="5.72887" calcext:value-type="float">
            <text:p>5.72887</text:p>
          </table:table-cell>
          <table:table-cell office:value-type="float" office:value="-0.884012" calcext:value-type="float">
            <text:p>-0.884012</text:p>
          </table:table-cell>
          <table:table-cell office:value-type="float" office:value="0.000348222" calcext:value-type="float">
            <text:p>0.000348222</text:p>
          </table:table-cell>
          <table:table-cell office:value-type="float" office:value="0.000431538" calcext:value-type="float">
            <text:p>0.000431538</text:p>
          </table:table-cell>
          <table:table-cell office:value-type="float" office:value="0.00152977" calcext:value-type="float">
            <text:p>0.00152977</text:p>
          </table:table-cell>
        </table:table-row>
        <table:table-row table:style-name="ro1">
          <table:table-cell office:value-type="float" office:value="5.76289" calcext:value-type="float">
            <text:p>5.76289</text:p>
          </table:table-cell>
          <table:table-cell office:value-type="float" office:value="-0.940475" calcext:value-type="float">
            <text:p>-0.940475</text:p>
          </table:table-cell>
          <table:table-cell office:value-type="float" office:value="0.000378178" calcext:value-type="float">
            <text:p>0.000378178</text:p>
          </table:table-cell>
          <table:table-cell office:value-type="float" office:value="0.000460339" calcext:value-type="float">
            <text:p>0.000460339</text:p>
          </table:table-cell>
          <table:table-cell office:value-type="float" office:value="-0.00100322" calcext:value-type="float">
            <text:p>-0.00100322</text:p>
          </table:table-cell>
        </table:table-row>
        <table:table-row table:style-name="ro1">
          <table:table-cell office:value-type="float" office:value="5.79565" calcext:value-type="float">
            <text:p>5.79565</text:p>
          </table:table-cell>
          <table:table-cell office:value-type="float" office:value="-0.91135" calcext:value-type="float">
            <text:p>-0.91135</text:p>
          </table:table-cell>
          <table:table-cell office:value-type="float" office:value="0.000362394" calcext:value-type="float">
            <text:p>0.000362394</text:p>
          </table:table-cell>
          <table:table-cell office:value-type="float" office:value="0.000446131" calcext:value-type="float">
            <text:p>0.000446131</text:p>
          </table:table-cell>
          <table:table-cell office:value-type="float" office:value="0.00149614" calcext:value-type="float">
            <text:p>0.00149614</text:p>
          </table:table-cell>
        </table:table-row>
        <table:table-row table:style-name="ro1">
          <table:table-cell office:value-type="float" office:value="5.82866" calcext:value-type="float">
            <text:p>5.82866</text:p>
          </table:table-cell>
          <table:table-cell office:value-type="float" office:value="-0.912846" calcext:value-type="float">
            <text:p>-0.912846</text:p>
          </table:table-cell>
          <table:table-cell office:value-type="float" office:value="0.000363585" calcext:value-type="float">
            <text:p>0.000363585</text:p>
          </table:table-cell>
          <table:table-cell office:value-type="float" office:value="0.000446131" calcext:value-type="float">
            <text:p>0.000446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6181" calcext:value-type="float">
            <text:p>5.86181</text:p>
          </table:table-cell>
          <table:table-cell office:value-type="float" office:value="-0.888884" calcext:value-type="float">
            <text:p>-0.888884</text:p>
          </table:table-cell>
          <table:table-cell office:value-type="float" office:value="0.000351151" calcext:value-type="float">
            <text:p>0.000351151</text:p>
          </table:table-cell>
          <table:table-cell office:value-type="float" office:value="0.000432751" calcext:value-type="float">
            <text:p>0.000432751</text:p>
          </table:table-cell>
          <table:table-cell office:value-type="float" office:value="-0.0000562139" calcext:value-type="float">
            <text:p>-5.62139E-05</text:p>
          </table:table-cell>
        </table:table-row>
        <table:table-row table:style-name="ro1">
          <table:table-cell office:value-type="float" office:value="5.89565" calcext:value-type="float">
            <text:p>5.89565</text:p>
          </table:table-cell>
          <table:table-cell office:value-type="float" office:value="-0.936395" calcext:value-type="float">
            <text:p>-0.936395</text:p>
          </table:table-cell>
          <table:table-cell office:value-type="float" office:value="0.000375602" calcext:value-type="float">
            <text:p>0.000375602</text:p>
          </table:table-cell>
          <table:table-cell office:value-type="float" office:value="0.00045844" calcext:value-type="float">
            <text:p>0.00045844</text:p>
          </table:table-cell>
          <table:table-cell office:value-type="float" office:value="0.000540198" calcext:value-type="float">
            <text:p>0.000540198</text:p>
          </table:table-cell>
        </table:table-row>
        <table:table-row table:style-name="ro1">
          <table:table-cell office:value-type="float" office:value="5.92946" calcext:value-type="float">
            <text:p>5.92946</text:p>
          </table:table-cell>
          <table:table-cell office:value-type="float" office:value="-0.913133" calcext:value-type="float">
            <text:p>-0.913133</text:p>
          </table:table-cell>
          <table:table-cell office:value-type="float" office:value="0.000363699" calcext:value-type="float">
            <text:p>0.000363699</text:p>
          </table:table-cell>
          <table:table-cell office:value-type="float" office:value="0.000445738" calcext:value-type="float">
            <text:p>0.000445738</text:p>
          </table:table-cell>
          <table:table-cell office:value-type="float" office:value="0.000000575478" calcext:value-type="float">
            <text:p>5.75478E-07</text:p>
          </table:table-cell>
        </table:table-row>
        <table:table-row table:style-name="ro1">
          <table:table-cell office:value-type="float" office:value="5.96372" calcext:value-type="float">
            <text:p>5.96372</text:p>
          </table:table-cell>
          <table:table-cell office:value-type="float" office:value="-0.933705" calcext:value-type="float">
            <text:p>-0.933705</text:p>
          </table:table-cell>
          <table:table-cell office:value-type="float" office:value="0.000373866" calcext:value-type="float">
            <text:p>0.000373866</text:p>
          </table:table-cell>
          <table:table-cell office:value-type="float" office:value="0.000458261" calcext:value-type="float">
            <text:p>0.000458261</text:p>
          </table:table-cell>
          <table:table-cell office:value-type="float" office:value="0.0018874" calcext:value-type="float">
            <text:p>0.0018874</text:p>
          </table:table-cell>
        </table:table-row>
        <table:table-row table:style-name="ro1">
          <table:table-cell office:value-type="float" office:value="5.99547" calcext:value-type="float">
            <text:p>5.99547</text:p>
          </table:table-cell>
          <table:table-cell office:value-type="float" office:value="-0.85931" calcext:value-type="float">
            <text:p>-0.85931</text:p>
          </table:table-cell>
          <table:table-cell office:value-type="float" office:value="0.000335053" calcext:value-type="float">
            <text:p>0.000335053</text:p>
          </table:table-cell>
          <table:table-cell office:value-type="float" office:value="0.00041845" calcext:value-type="float">
            <text:p>0.00041845</text:p>
          </table:table-cell>
          <table:table-cell office:value-type="float" office:value="0.00277646" calcext:value-type="float">
            <text:p>0.00277646</text:p>
          </table:table-cell>
        </table:table-row>
        <table:table-row table:style-name="ro1">
          <table:table-cell office:value-type="float" office:value="6.02435" calcext:value-type="float">
            <text:p>6.02435</text:p>
          </table:table-cell>
          <table:table-cell office:value-type="float" office:value="-0.947449" calcext:value-type="float">
            <text:p>-0.947449</text:p>
          </table:table-cell>
          <table:table-cell office:value-type="float" office:value="0.000382915" calcext:value-type="float">
            <text:p>0.000382915</text:p>
          </table:table-cell>
          <table:table-cell office:value-type="float" office:value="0.000461289" calcext:value-type="float">
            <text:p>0.000461289</text:p>
          </table:table-cell>
          <table:table-cell office:value-type="float" office:value="-0.00519331" calcext:value-type="float">
            <text:p>-0.00519331</text:p>
          </table:table-cell>
        </table:table-row>
        <table:table-row table:style-name="ro1">
          <table:table-cell office:value-type="float" office:value="6.05434" calcext:value-type="float">
            <text:p>6.05434</text:p>
          </table:table-cell>
          <table:table-cell office:value-type="float" office:value="-1.14217" calcext:value-type="float">
            <text:p>-1.14217</text:p>
          </table:table-cell>
          <table:table-cell office:value-type="float" office:value="0.000483913" calcext:value-type="float">
            <text:p>0.000483913</text:p>
          </table:table-cell>
          <table:table-cell office:value-type="float" office:value="0.000568347" calcext:value-type="float">
            <text:p>0.000568347</text:p>
          </table:table-cell>
          <table:table-cell office:value-type="float" office:value="-0.0048313" calcext:value-type="float">
            <text:p>-0.0048313</text:p>
          </table:table-cell>
        </table:table-row>
        <table:table-row table:style-name="ro1">
          <table:table-cell office:value-type="float" office:value="6.08446" calcext:value-type="float">
            <text:p>6.08446</text:p>
          </table:table-cell>
          <table:table-cell office:value-type="float" office:value="-1.04104" calcext:value-type="float">
            <text:p>-1.04104</text:p>
          </table:table-cell>
          <table:table-cell office:value-type="float" office:value="0.000431321" calcext:value-type="float">
            <text:p>0.000431321</text:p>
          </table:table-cell>
          <table:table-cell office:value-type="float" office:value="0.000520327" calcext:value-type="float">
            <text:p>0.000520327</text:p>
          </table:table-cell>
          <table:table-cell office:value-type="float" office:value="-0.00243261" calcext:value-type="float">
            <text:p>-0.00243261</text:p>
          </table:table-cell>
        </table:table-row>
        <table:table-row table:style-name="ro1">
          <table:table-cell office:value-type="float" office:value="6.1143" calcext:value-type="float">
            <text:p>6.1143</text:p>
          </table:table-cell>
          <table:table-cell office:value-type="float" office:value="-1.03678" calcext:value-type="float">
            <text:p>-1.03678</text:p>
          </table:table-cell>
          <table:table-cell office:value-type="float" office:value="0.00042929" calcext:value-type="float">
            <text:p>0.00042929</text:p>
          </table:table-cell>
          <table:table-cell office:value-type="float" office:value="0.000525252" calcext:value-type="float">
            <text:p>0.000525252</text:p>
          </table:table-cell>
          <table:table-cell office:value-type="float" office:value="-0.000685777" calcext:value-type="float">
            <text:p>-0.000685777</text:p>
          </table:table-cell>
        </table:table-row>
        <table:table-row table:style-name="ro1">
          <table:table-cell office:value-type="float" office:value="6.14331" calcext:value-type="float">
            <text:p>6.14331</text:p>
          </table:table-cell>
          <table:table-cell office:value-type="float" office:value="-0.942363" calcext:value-type="float">
            <text:p>-0.942363</text:p>
          </table:table-cell>
          <table:table-cell office:value-type="float" office:value="0.00038119" calcext:value-type="float">
            <text:p>0.00038119</text:p>
          </table:table-cell>
          <table:table-cell office:value-type="float" office:value="0.000483223" calcext:value-type="float">
            <text:p>0.000483223</text:p>
          </table:table-cell>
          <table:table-cell office:value-type="float" office:value="-0.000804766" calcext:value-type="float">
            <text:p>-0.000804766</text:p>
          </table:table-cell>
        </table:table-row>
        <table:table-row table:style-name="ro1">
          <table:table-cell office:value-type="float" office:value="6.1734" calcext:value-type="float">
            <text:p>6.1734</text:p>
          </table:table-cell>
          <table:table-cell office:value-type="float" office:value="-0.872181" calcext:value-type="float">
            <text:p>-0.872181</text:p>
          </table:table-cell>
          <table:table-cell office:value-type="float" office:value="0.000345376" calcext:value-type="float">
            <text:p>0.000345376</text:p>
          </table:table-cell>
          <table:table-cell office:value-type="float" office:value="0.000456421" calcext:value-type="float">
            <text:p>0.000456421</text:p>
          </table:table-cell>
          <table:table-cell office:value-type="float" office:value="0.000292235" calcext:value-type="float">
            <text:p>0.000292235</text:p>
          </table:table-cell>
        </table:table-row>
        <table:table-row table:style-name="ro1">
          <table:table-cell office:value-type="float" office:value="6.20227" calcext:value-type="float">
            <text:p>6.20227</text:p>
          </table:table-cell>
          <table:table-cell office:value-type="float" office:value="-1.00891" calcext:value-type="float">
            <text:p>-1.00891</text:p>
          </table:table-cell>
          <table:table-cell office:value-type="float" office:value="0.000417957" calcext:value-type="float">
            <text:p>0.000417957</text:p>
          </table:table-cell>
          <table:table-cell office:value-type="float" office:value="0.000535968" calcext:value-type="float">
            <text:p>0.000535968</text:p>
          </table:table-cell>
          <table:table-cell office:value-type="float" office:value="-0.00234827" calcext:value-type="float">
            <text:p>-0.00234827</text:p>
          </table:table-cell>
        </table:table-row>
        <table:table-row table:style-name="ro1">
          <table:table-cell office:value-type="float" office:value="6.24767" calcext:value-type="float">
            <text:p>6.24767</text:p>
          </table:table-cell>
          <table:table-cell office:value-type="float" office:value="-0.712106" calcext:value-type="float">
            <text:p>-0.712106</text:p>
          </table:table-cell>
          <table:table-cell office:value-type="float" office:value="0.000264137" calcext:value-type="float">
            <text:p>0.000264137</text:p>
          </table:table-cell>
          <table:table-cell office:value-type="float" office:value="0.000397539" calcext:value-type="float">
            <text:p>0.000397539</text:p>
          </table:table-cell>
          <table:table-cell office:value-type="float" office:value="0.00242072" calcext:value-type="float">
            <text:p>0.00242072</text:p>
          </table:table-cell>
        </table:table-row>
        <table:table-row table:style-name="ro1">
          <table:table-cell office:value-type="float" office:value="6.2774" calcext:value-type="float">
            <text:p>6.2774</text:p>
          </table:table-cell>
          <table:table-cell office:value-type="float" office:value="-1.14775" calcext:value-type="float">
            <text:p>-1.14775</text:p>
          </table:table-cell>
          <table:table-cell office:value-type="float" office:value="0.000492784" calcext:value-type="float">
            <text:p>0.000492784</text:p>
          </table:table-cell>
          <table:table-cell office:value-type="float" office:value="0.000631869" calcext:value-type="float">
            <text:p>0.000631869</text:p>
          </table:table-cell>
          <table:table-cell office:value-type="float" office:value="-0.00396355" calcext:value-type="float">
            <text:p>-0.00396355</text:p>
          </table:table-cell>
        </table:table-row>
        <table:table-row table:style-name="ro1">
          <table:table-cell office:value-type="float" office:value="6.30638" calcext:value-type="float">
            <text:p>6.30638</text:p>
          </table:table-cell>
          <table:table-cell office:value-type="float" office:value="-0.89642" calcext:value-type="float">
            <text:p>-0.89642</text:p>
          </table:table-cell>
          <table:table-cell office:value-type="float" office:value="0.000363596" calcext:value-type="float">
            <text:p>0.000363596</text:p>
          </table:table-cell>
          <table:table-cell office:value-type="float" office:value="0.000510262" calcext:value-type="float">
            <text:p>0.000510262</text:p>
          </table:table-cell>
          <table:table-cell office:value-type="float" office:value="-0.00159549" calcext:value-type="float">
            <text:p>-0.00159549</text:p>
          </table:table-cell>
        </table:table-row>
        <table:table-row table:style-name="ro1">
          <table:table-cell office:value-type="float" office:value="6.33891" calcext:value-type="float">
            <text:p>6.33891</text:p>
          </table:table-cell>
          <table:table-cell office:value-type="float" office:value="-1.52679" calcext:value-type="float">
            <text:p>-1.52679</text:p>
          </table:table-cell>
          <table:table-cell office:value-type="float" office:value="0.000696405" calcext:value-type="float">
            <text:p>0.000696405</text:p>
          </table:table-cell>
          <table:table-cell office:value-type="float" office:value="0.000829408" calcext:value-type="float">
            <text:p>0.000829408</text:p>
          </table:table-cell>
          <table:table-cell office:value-type="float" office:value="-0.0111165" calcext:value-type="float">
            <text:p>-0.0111165</text:p>
          </table:table-cell>
        </table:table-row>
        <table:table-row table:style-name="ro1">
          <table:table-cell office:value-type="float" office:value="6.3721" calcext:value-type="float">
            <text:p>6.3721</text:p>
          </table:table-cell>
          <table:table-cell office:value-type="float" office:value="-0.0856748" calcext:value-type="float">
            <text:p>-0.0856748</text:p>
          </table:table-cell>
          <table:table-cell office:value-type="float" office:value="-0.0000531474" calcext:value-type="float">
            <text:p>-5.31474E-05</text:p>
          </table:table-cell>
          <table:table-cell office:value-type="float" office:value="0.00012826" calcext:value-type="float">
            <text:p>0.00012826</text:p>
          </table:table-cell>
          <table:table-cell office:value-type="float" office:value="0.010798" calcext:value-type="float">
            <text:p>0.010798</text:p>
          </table:table-cell>
        </table:table-row>
        <table:table-row table:style-name="ro1">
          <table:table-cell office:value-type="float" office:value="6.40723" calcext:value-type="float">
            <text:p>6.40723</text:p>
          </table:table-cell>
          <table:table-cell office:value-type="float" office:value="-0.834451" calcext:value-type="float">
            <text:p>-0.834451</text:p>
          </table:table-cell>
          <table:table-cell office:value-type="float" office:value="0.000340388" calcext:value-type="float">
            <text:p>0.000340388</text:p>
          </table:table-cell>
          <table:table-cell office:value-type="float" office:value="0.000536037" calcext:value-type="float">
            <text:p>0.000536037</text:p>
          </table:table-cell>
          <table:table-cell office:value-type="float" office:value="-0.00163762" calcext:value-type="float">
            <text:p>-0.00163762</text:p>
          </table:table-cell>
        </table:table-row>
        <table:table-row table:style-name="ro1">
          <table:table-cell office:value-type="float" office:value="6.44171" calcext:value-type="float">
            <text:p>6.44171</text:p>
          </table:table-cell>
          <table:table-cell office:value-type="float" office:value="-0.687392" calcext:value-type="float">
            <text:p>-0.687392</text:p>
          </table:table-cell>
          <table:table-cell office:value-type="float" office:value="0.000266152" calcext:value-type="float">
            <text:p>0.000266152</text:p>
          </table:table-cell>
          <table:table-cell office:value-type="float" office:value="0.000476557" calcext:value-type="float">
            <text:p>0.000476557</text:p>
          </table:table-cell>
          <table:table-cell office:value-type="float" office:value="0.00107029" calcext:value-type="float">
            <text:p>0.00107029</text:p>
          </table:table-cell>
        </table:table-row>
        <table:table-row table:style-name="ro1">
          <table:table-cell office:value-type="float" office:value="6.47488" calcext:value-type="float">
            <text:p>6.47488</text:p>
          </table:table-cell>
          <table:table-cell office:value-type="float" office:value="-0.802536" calcext:value-type="float">
            <text:p>-0.802536</text:p>
          </table:table-cell>
          <table:table-cell office:value-type="float" office:value="0.000329328" calcext:value-type="float">
            <text:p>0.000329328</text:p>
          </table:table-cell>
          <table:table-cell office:value-type="float" office:value="0.000549433" calcext:value-type="float">
            <text:p>0.000549433</text:p>
          </table:table-cell>
          <table:table-cell office:value-type="float" office:value="-0.00134784" calcext:value-type="float">
            <text:p>-0.00134784</text:p>
          </table:table-cell>
        </table:table-row>
        <table:table-row table:style-name="ro1">
          <table:table-cell office:value-type="float" office:value="6.50887" calcext:value-type="float">
            <text:p>6.50887</text:p>
          </table:table-cell>
          <table:table-cell office:value-type="float" office:value="-0.730454" calcext:value-type="float">
            <text:p>-0.730454</text:p>
          </table:table-cell>
          <table:table-cell office:value-type="float" office:value="0.000295203" calcext:value-type="float">
            <text:p>0.000295203</text:p>
          </table:table-cell>
          <table:table-cell office:value-type="float" office:value="0.000526411" calcext:value-type="float">
            <text:p>0.000526411</text:p>
          </table:table-cell>
          <table:table-cell office:value-type="float" office:value="-0.000715526" calcext:value-type="float">
            <text:p>-0.000715526</text:p>
          </table:table-cell>
        </table:table-row>
        <table:table-row table:style-name="ro1">
          <table:table-cell office:value-type="float" office:value="6.54219" calcext:value-type="float">
            <text:p>6.54219</text:p>
          </table:table-cell>
          <table:table-cell office:value-type="float" office:value="-0.682021" calcext:value-type="float">
            <text:p>-0.682021</text:p>
          </table:table-cell>
          <table:table-cell office:value-type="float" office:value="0.000273659" calcext:value-type="float">
            <text:p>0.000273659</text:p>
          </table:table-cell>
          <table:table-cell office:value-type="float" office:value="0.000516233" calcext:value-type="float">
            <text:p>0.000516233</text:p>
          </table:table-cell>
          <table:table-cell office:value-type="float" office:value="-0.000716232" calcext:value-type="float">
            <text:p>-0.000716232</text:p>
          </table:table-cell>
        </table:table-row>
        <table:table-row table:style-name="ro1">
          <table:table-cell office:value-type="float" office:value="6.57635" calcext:value-type="float">
            <text:p>6.57635</text:p>
          </table:table-cell>
          <table:table-cell office:value-type="float" office:value="-0.587829" calcext:value-type="float">
            <text:p>-0.587829</text:p>
          </table:table-cell>
          <table:table-cell office:value-type="float" office:value="0.000228163" calcext:value-type="float">
            <text:p>0.000228163</text:p>
          </table:table-cell>
          <table:table-cell office:value-type="float" office:value="0.000484278" calcext:value-type="float">
            <text:p>0.000484278</text:p>
          </table:table-cell>
          <table:table-cell office:value-type="float" office:value="0.000392423" calcext:value-type="float">
            <text:p>0.000392423</text:p>
          </table:table-cell>
        </table:table-row>
        <table:table-row table:style-name="ro1">
          <table:table-cell office:value-type="float" office:value="6.60978" calcext:value-type="float">
            <text:p>6.60978</text:p>
          </table:table-cell>
          <table:table-cell office:value-type="float" office:value="-0.547817" calcext:value-type="float">
            <text:p>-0.547817</text:p>
          </table:table-cell>
          <table:table-cell office:value-type="float" office:value="0.000210454" calcext:value-type="float">
            <text:p>0.000210454</text:p>
          </table:table-cell>
          <table:table-cell office:value-type="float" office:value="0.000479834" calcext:value-type="float">
            <text:p>0.000479834</text:p>
          </table:table-cell>
          <table:table-cell office:value-type="float" office:value="0.00157941" calcext:value-type="float">
            <text:p>0.00157941</text:p>
          </table:table-cell>
        </table:table-row>
        <table:table-row table:style-name="ro1">
          <table:table-cell office:value-type="float" office:value="6.64296" calcext:value-type="float">
            <text:p>6.64296</text:p>
          </table:table-cell>
          <table:table-cell office:value-type="float" office:value="-0.530958" calcext:value-type="float">
            <text:p>-0.530958</text:p>
          </table:table-cell>
          <table:table-cell office:value-type="float" office:value="0.000205073" calcext:value-type="float">
            <text:p>0.000205073</text:p>
          </table:table-cell>
          <table:table-cell office:value-type="float" office:value="0.000484809" calcext:value-type="float">
            <text:p>0.000484809</text:p>
          </table:table-cell>
          <table:table-cell office:value-type="float" office:value="0.00091757" calcext:value-type="float">
            <text:p>0.00091757</text:p>
          </table:table-cell>
        </table:table-row>
        <table:table-row table:style-name="ro1">
          <table:table-cell office:value-type="float" office:value="6.6769" calcext:value-type="float">
            <text:p>6.6769</text:p>
          </table:table-cell>
          <table:table-cell office:value-type="float" office:value="-0.539021" calcext:value-type="float">
            <text:p>-0.539021</text:p>
          </table:table-cell>
          <table:table-cell office:value-type="float" office:value="0.000212559" calcext:value-type="float">
            <text:p>0.000212559</text:p>
          </table:table-cell>
          <table:table-cell office:value-type="float" office:value="0.000501628" calcext:value-type="float">
            <text:p>0.000501628</text:p>
          </table:table-cell>
          <table:table-cell office:value-type="float" office:value="0.000679577" calcext:value-type="float">
            <text:p>0.000679577</text:p>
          </table:table-cell>
        </table:table-row>
        <table:table-row table:style-name="ro1">
          <table:table-cell office:value-type="float" office:value="6.71305" calcext:value-type="float">
            <text:p>6.71305</text:p>
          </table:table-cell>
          <table:table-cell office:value-type="float" office:value="-0.468325" calcext:value-type="float">
            <text:p>-0.468325</text:p>
          </table:table-cell>
          <table:table-cell office:value-type="float" office:value="0.000179201" calcext:value-type="float">
            <text:p>0.000179201</text:p>
          </table:table-cell>
          <table:table-cell office:value-type="float" office:value="0.000477315" calcext:value-type="float">
            <text:p>0.000477315</text:p>
          </table:table-cell>
          <table:table-cell office:value-type="float" office:value="0.000642195" calcext:value-type="float">
            <text:p>0.000642195</text:p>
          </table:table-cell>
        </table:table-row>
        <table:table-row table:style-name="ro1">
          <table:table-cell office:value-type="float" office:value="6.74573" calcext:value-type="float">
            <text:p>6.74573</text:p>
          </table:table-cell>
          <table:table-cell office:value-type="float" office:value="-0.536268" calcext:value-type="float">
            <text:p>-0.536268</text:p>
          </table:table-cell>
          <table:table-cell office:value-type="float" office:value="0.000217679" calcext:value-type="float">
            <text:p>0.000217679</text:p>
          </table:table-cell>
          <table:table-cell office:value-type="float" office:value="0.000522579" calcext:value-type="float">
            <text:p>0.000522579</text:p>
          </table:table-cell>
          <table:table-cell office:value-type="float" office:value="-0.0000904632" calcext:value-type="float">
            <text:p>-9.04632E-05</text:p>
          </table:table-cell>
        </table:table-row>
        <table:table-row table:style-name="ro1">
          <table:table-cell office:value-type="float" office:value="6.77875" calcext:value-type="float">
            <text:p>6.77875</text:p>
          </table:table-cell>
          <table:table-cell office:value-type="float" office:value="-0.464952" calcext:value-type="float">
            <text:p>-0.464952</text:p>
          </table:table-cell>
          <table:table-cell office:value-type="float" office:value="0.000184203" calcext:value-type="float">
            <text:p>0.000184203</text:p>
          </table:table-cell>
          <table:table-cell office:value-type="float" office:value="0.000494508" calcext:value-type="float">
            <text:p>0.000494508</text:p>
          </table:table-cell>
          <table:table-cell office:value-type="float" office:value="-0.000855858" calcext:value-type="float">
            <text:p>-0.000855858</text:p>
          </table:table-cell>
        </table:table-row>
        <table:table-row table:style-name="ro1">
          <table:table-cell office:value-type="float" office:value="6.81225" calcext:value-type="float">
            <text:p>6.81225</text:p>
          </table:table-cell>
          <table:table-cell office:value-type="float" office:value="-0.437081" calcext:value-type="float">
            <text:p>-0.437081</text:p>
          </table:table-cell>
          <table:table-cell office:value-type="float" office:value="0.000172643" calcext:value-type="float">
            <text:p>0.000172643</text:p>
          </table:table-cell>
          <table:table-cell office:value-type="float" office:value="0.000490606" calcext:value-type="float">
            <text:p>0.000490606</text:p>
          </table:table-cell>
          <table:table-cell office:value-type="float" office:value="0.000595288" calcext:value-type="float">
            <text:p>0.000595288</text:p>
          </table:table-cell>
        </table:table-row>
        <table:table-row table:style-name="ro1">
          <table:table-cell office:value-type="float" office:value="6.84587" calcext:value-type="float">
            <text:p>6.84587</text:p>
          </table:table-cell>
          <table:table-cell office:value-type="float" office:value="-0.318818" calcext:value-type="float">
            <text:p>-0.318818</text:p>
          </table:table-cell>
          <table:table-cell office:value-type="float" office:value="0.000113845" calcext:value-type="float">
            <text:p>0.000113845</text:p>
          </table:table-cell>
          <table:table-cell office:value-type="float" office:value="0.000439342" calcext:value-type="float">
            <text:p>0.000439342</text:p>
          </table:table-cell>
          <table:table-cell office:value-type="float" office:value="0.00194595" calcext:value-type="float">
            <text:p>0.00194595</text:p>
          </table:table-cell>
        </table:table-row>
        <table:table-row table:style-name="ro1">
          <table:table-cell office:value-type="float" office:value="6.87884" calcext:value-type="float">
            <text:p>6.87884</text:p>
          </table:table-cell>
          <table:table-cell office:value-type="float" office:value="-0.352679" calcext:value-type="float">
            <text:p>-0.352679</text:p>
          </table:table-cell>
          <table:table-cell office:value-type="float" office:value="0.000134069" calcext:value-type="float">
            <text:p>0.000134069</text:p>
          </table:table-cell>
          <table:table-cell office:value-type="float" office:value="0.000465058" calcext:value-type="float">
            <text:p>0.000465058</text:p>
          </table:table-cell>
          <table:table-cell office:value-type="float" office:value="0.000915445" calcext:value-type="float">
            <text:p>0.000915445</text:p>
          </table:table-cell>
        </table:table-row>
        <table:table-row table:style-name="ro1">
          <table:table-cell office:value-type="float" office:value="6.91192" calcext:value-type="float">
            <text:p>6.91192</text:p>
          </table:table-cell>
          <table:table-cell office:value-type="float" office:value="-0.436539" calcext:value-type="float">
            <text:p>-0.436539</text:p>
          </table:table-cell>
          <table:table-cell office:value-type="float" office:value="0.000180768" calcext:value-type="float">
            <text:p>0.000180768</text:p>
          </table:table-cell>
          <table:table-cell office:value-type="float" office:value="0.000514838" calcext:value-type="float">
            <text:p>0.000514838</text:p>
          </table:table-cell>
          <table:table-cell office:value-type="float" office:value="-0.00104795" calcext:value-type="float">
            <text:p>-0.00104795</text:p>
          </table:table-cell>
        </table:table-row>
        <table:table-row table:style-name="ro1">
          <table:table-cell office:value-type="float" office:value="6.94478" calcext:value-type="float">
            <text:p>6.94478</text:p>
          </table:table-cell>
          <table:table-cell office:value-type="float" office:value="-0.273921" calcext:value-type="float">
            <text:p>-0.273921</text:p>
          </table:table-cell>
          <table:table-cell office:value-type="float" office:value="0.0000981799" calcext:value-type="float">
            <text:p>9.81799E-05</text:p>
          </table:table-cell>
          <table:table-cell office:value-type="float" office:value="0.000437752" calcext:value-type="float">
            <text:p>0.000437752</text:p>
          </table:table-cell>
          <table:table-cell office:value-type="float" office:value="0.00200297" calcext:value-type="float">
            <text:p>0.00200297</text:p>
          </table:table-cell>
        </table:table-row>
        <table:table-row table:style-name="ro1">
          <table:table-cell office:value-type="float" office:value="6.97833" calcext:value-type="float">
            <text:p>6.97833</text:p>
          </table:table-cell>
          <table:table-cell office:value-type="float" office:value="-0.233624" calcext:value-type="float">
            <text:p>-0.233624</text:p>
          </table:table-cell>
          <table:table-cell office:value-type="float" office:value="0.0000790744" calcext:value-type="float">
            <text:p>7.90744E-05</text:p>
          </table:table-cell>
          <table:table-cell office:value-type="float" office:value="0.00042291" calcext:value-type="float">
            <text:p>0.00042291</text:p>
          </table:table-cell>
          <table:table-cell office:value-type="float" office:value="0.00205071" calcext:value-type="float">
            <text:p>0.00205071</text:p>
          </table:table-cell>
        </table:table-row>
        <table:table-row table:style-name="ro1">
          <table:table-cell office:value-type="float" office:value="7.01157" calcext:value-type="float">
            <text:p>7.01157</text:p>
          </table:table-cell>
          <table:table-cell office:value-type="float" office:value="-0.279933" calcext:value-type="float">
            <text:p>-0.279933</text:p>
          </table:table-cell>
          <table:table-cell office:value-type="float" office:value="0.000104739" calcext:value-type="float">
            <text:p>0.000104739</text:p>
          </table:table-cell>
          <table:table-cell office:value-type="float" office:value="0.00045144" calcext:value-type="float">
            <text:p>0.00045144</text:p>
          </table:table-cell>
          <table:table-cell office:value-type="float" office:value="0.000965285" calcext:value-type="float">
            <text:p>0.000965285</text:p>
          </table:table-cell>
        </table:table-row>
        <table:table-row table:style-name="ro1">
          <table:table-cell office:value-type="float" office:value="7.0413" calcext:value-type="float">
            <text:p>7.0413</text:p>
          </table:table-cell>
          <table:table-cell office:value-type="float" office:value="-0.22323" calcext:value-type="float">
            <text:p>-0.22323</text:p>
          </table:table-cell>
          <table:table-cell office:value-type="float" office:value="0.0000759613" calcext:value-type="float">
            <text:p>7.59613E-05</text:p>
          </table:table-cell>
          <table:table-cell office:value-type="float" office:value="0.000424596" calcext:value-type="float">
            <text:p>0.000424596</text:p>
          </table:table-cell>
          <table:table-cell office:value-type="float" office:value="0.00192571" calcext:value-type="float">
            <text:p>0.00192571</text:p>
          </table:table-cell>
        </table:table-row>
        <table:table-row table:style-name="ro1">
          <table:table-cell office:value-type="float" office:value="7.07028" calcext:value-type="float">
            <text:p>7.07028</text:p>
          </table:table-cell>
          <table:table-cell office:value-type="float" office:value="-0.188517" calcext:value-type="float">
            <text:p>-0.188517</text:p>
          </table:table-cell>
          <table:table-cell office:value-type="float" office:value="0.0000583642" calcext:value-type="float">
            <text:p>5.83642E-05</text:p>
          </table:table-cell>
          <table:table-cell office:value-type="float" office:value="0.000406697" calcext:value-type="float">
            <text:p>0.000406697</text:p>
          </table:table-cell>
          <table:table-cell office:value-type="float" office:value="0.00127338" calcext:value-type="float">
            <text:p>0.00127338</text:p>
          </table:table-cell>
        </table:table-row>
        <table:table-row table:style-name="ro1">
          <table:table-cell office:value-type="float" office:value="7.09933" calcext:value-type="float">
            <text:p>7.09933</text:p>
          </table:table-cell>
          <table:table-cell office:value-type="float" office:value="-0.28746" calcext:value-type="float">
            <text:p>-0.28746</text:p>
          </table:table-cell>
          <table:table-cell office:value-type="float" office:value="0.000109487" calcext:value-type="float">
            <text:p>0.000109487</text:p>
          </table:table-cell>
          <table:table-cell office:value-type="float" office:value="0.0004597" calcext:value-type="float">
            <text:p>0.0004597</text:p>
          </table:table-cell>
          <table:table-cell office:value-type="float" office:value="0.001319" calcext:value-type="float">
            <text:p>0.001319</text:p>
          </table:table-cell>
        </table:table-row>
        <table:table-row table:style-name="ro1">
          <table:table-cell office:value-type="float" office:value="7.12943" calcext:value-type="float">
            <text:p>7.12943</text:p>
          </table:table-cell>
          <table:table-cell office:value-type="float" office:value="-0.483399" calcext:value-type="float">
            <text:p>-0.483399</text:p>
          </table:table-cell>
          <table:table-cell office:value-type="float" office:value="0.00021293" calcext:value-type="float">
            <text:p>0.00021293</text:p>
          </table:table-cell>
          <table:table-cell office:value-type="float" office:value="0.000563151" calcext:value-type="float">
            <text:p>0.000563151</text:p>
          </table:table-cell>
          <table:table-cell office:value-type="float" office:value="-0.00363401" calcext:value-type="float">
            <text:p>-0.00363401</text:p>
          </table:table-cell>
        </table:table-row>
        <table:table-row table:style-name="ro1">
          <table:table-cell office:value-type="float" office:value="7.16056" calcext:value-type="float">
            <text:p>7.16056</text:p>
          </table:table-cell>
          <table:table-cell office:value-type="float" office:value="-0.275515" calcext:value-type="float">
            <text:p>-0.275515</text:p>
          </table:table-cell>
          <table:table-cell office:value-type="float" office:value="0.000104932" calcext:value-type="float">
            <text:p>0.000104932</text:p>
          </table:table-cell>
          <table:table-cell office:value-type="float" office:value="0.000455971" calcext:value-type="float">
            <text:p>0.000455971</text:p>
          </table:table-cell>
          <table:table-cell office:value-type="float" office:value="0.000668704" calcext:value-type="float">
            <text:p>0.000668704</text:p>
          </table:table-cell>
        </table:table-row>
        <table:table-row table:style-name="ro1">
          <table:table-cell office:value-type="float" office:value="7.1902" calcext:value-type="float">
            <text:p>7.1902</text:p>
          </table:table-cell>
          <table:table-cell office:value-type="float" office:value="-0.283654" calcext:value-type="float">
            <text:p>-0.283654</text:p>
          </table:table-cell>
          <table:table-cell office:value-type="float" office:value="0.000109693" calcext:value-type="float">
            <text:p>0.000109693</text:p>
          </table:table-cell>
          <table:table-cell office:value-type="float" office:value="0.000461492" calcext:value-type="float">
            <text:p>0.000461492</text:p>
          </table:table-cell>
          <table:table-cell office:value-type="float" office:value="0.000445255" calcext:value-type="float">
            <text:p>0.000445255</text:p>
          </table:table-cell>
        </table:table-row>
        <table:table-row table:style-name="ro1">
          <table:table-cell office:value-type="float" office:value="7.22035" calcext:value-type="float">
            <text:p>7.22035</text:p>
          </table:table-cell>
          <table:table-cell office:value-type="float" office:value="-0.330303" calcext:value-type="float">
            <text:p>-0.330303</text:p>
          </table:table-cell>
          <table:table-cell office:value-type="float" office:value="0.000134536" calcext:value-type="float">
            <text:p>0.000134536</text:p>
          </table:table-cell>
          <table:table-cell office:value-type="float" office:value="0.000487598" calcext:value-type="float">
            <text:p>0.000487598</text:p>
          </table:table-cell>
          <table:table-cell office:value-type="float" office:value="0.0000997515" calcext:value-type="float">
            <text:p>9.97515E-05</text:p>
          </table:table-cell>
        </table:table-row>
        <table:table-row table:style-name="ro1">
          <table:table-cell office:value-type="float" office:value="7.26471" calcext:value-type="float">
            <text:p>7.26471</text:p>
          </table:table-cell>
          <table:table-cell office:value-type="float" office:value="-0.255126" calcext:value-type="float">
            <text:p>-0.255126</text:p>
          </table:table-cell>
          <table:table-cell office:value-type="float" office:value="0.0000960822" calcext:value-type="float">
            <text:p>9.60822E-05</text:p>
          </table:table-cell>
          <table:table-cell office:value-type="float" office:value="0.000448914" calcext:value-type="float">
            <text:p>0.000448914</text:p>
          </table:table-cell>
          <table:table-cell office:value-type="float" office:value="0.000384265" calcext:value-type="float">
            <text:p>0.000384265</text:p>
          </table:table-cell>
        </table:table-row>
        <table:table-row table:style-name="ro1">
          <table:table-cell office:value-type="float" office:value="7.29425" calcext:value-type="float">
            <text:p>7.29425</text:p>
          </table:table-cell>
          <table:table-cell office:value-type="float" office:value="-0.3622" calcext:value-type="float">
            <text:p>-0.3622</text:p>
          </table:table-cell>
          <table:table-cell office:value-type="float" office:value="0.000152514" calcext:value-type="float">
            <text:p>0.000152514</text:p>
          </table:table-cell>
          <table:table-cell office:value-type="float" office:value="0.000506475" calcext:value-type="float">
            <text:p>0.000506475</text:p>
          </table:table-cell>
          <table:table-cell office:value-type="float" office:value="-0.00125135" calcext:value-type="float">
            <text:p>-0.00125135</text:p>
          </table:table-cell>
        </table:table-row>
        <table:table-row table:style-name="ro1">
          <table:table-cell office:value-type="float" office:value="7.32315" calcext:value-type="float">
            <text:p>7.32315</text:p>
          </table:table-cell>
          <table:table-cell office:value-type="float" office:value="-0.290957" calcext:value-type="float">
            <text:p>-0.290957</text:p>
          </table:table-cell>
          <table:table-cell office:value-type="float" office:value="0.000116007" calcext:value-type="float">
            <text:p>0.000116007</text:p>
          </table:table-cell>
          <table:table-cell office:value-type="float" office:value="0.000470416" calcext:value-type="float">
            <text:p>0.000470416</text:p>
          </table:table-cell>
          <table:table-cell office:value-type="float" office:value="-0.0000558803" calcext:value-type="float">
            <text:p>-5.58803E-05</text:p>
          </table:table-cell>
        </table:table-row>
        <table:table-row table:style-name="ro1">
          <table:table-cell office:value-type="float" office:value="7.35239" calcext:value-type="float">
            <text:p>7.35239</text:p>
          </table:table-cell>
          <table:table-cell office:value-type="float" office:value="-0.34959" calcext:value-type="float">
            <text:p>-0.34959</text:p>
          </table:table-cell>
          <table:table-cell office:value-type="float" office:value="0.000147623" calcext:value-type="float">
            <text:p>0.000147623</text:p>
          </table:table-cell>
          <table:table-cell office:value-type="float" office:value="0.000502753" calcext:value-type="float">
            <text:p>0.000502753</text:p>
          </table:table-cell>
          <table:table-cell office:value-type="float" office:value="-0.00127086" calcext:value-type="float">
            <text:p>-0.00127086</text:p>
          </table:table-cell>
        </table:table-row>
        <table:table-row table:style-name="ro1">
          <table:table-cell office:value-type="float" office:value="7.38226" calcext:value-type="float">
            <text:p>7.38226</text:p>
          </table:table-cell>
          <table:table-cell office:value-type="float" office:value="-0.460008" calcext:value-type="float">
            <text:p>-0.460008</text:p>
          </table:table-cell>
          <table:table-cell office:value-type="float" office:value="0.00020714" calcext:value-type="float">
            <text:p>0.00020714</text:p>
          </table:table-cell>
          <table:table-cell office:value-type="float" office:value="0.000562301" calcext:value-type="float">
            <text:p>0.000562301</text:p>
          </table:table-cell>
          <table:table-cell office:value-type="float" office:value="-0.00303419" calcext:value-type="float">
            <text:p>-0.00303419</text:p>
          </table:table-cell>
        </table:table-row>
        <table:table-row table:style-name="ro1">
          <table:table-cell office:value-type="float" office:value="7.41133" calcext:value-type="float">
            <text:p>7.41133</text:p>
          </table:table-cell>
          <table:table-cell office:value-type="float" office:value="-0.0490543" calcext:value-type="float">
            <text:p>-0.0490543</text:p>
          </table:table-cell>
          <table:table-cell office:value-type="float" office:value="-0.00000617471" calcext:value-type="float">
            <text:p>-6.17471E-06</text:p>
          </table:table-cell>
          <table:table-cell office:value-type="float" office:value="0.000350978" calcext:value-type="float">
            <text:p>0.000350978</text:p>
          </table:table-cell>
          <table:table-cell office:value-type="float" office:value="0.00382657" calcext:value-type="float">
            <text:p>0.00382657</text:p>
          </table:table-cell>
        </table:table-row>
        <table:table-row table:style-name="ro1">
          <table:table-cell office:value-type="float" office:value="7.44018" calcext:value-type="float">
            <text:p>7.44018</text:p>
          </table:table-cell>
          <table:table-cell office:value-type="float" office:value="-0.216903" calcext:value-type="float">
            <text:p>-0.216903</text:p>
          </table:table-cell>
          <table:table-cell office:value-type="float" office:value="0.000082287" calcext:value-type="float">
            <text:p>8.2287E-05</text:p>
          </table:table-cell>
          <table:table-cell office:value-type="float" office:value="0.000441052" calcext:value-type="float">
            <text:p>0.000441052</text:p>
          </table:table-cell>
          <table:table-cell office:value-type="float" office:value="0.000569434" calcext:value-type="float">
            <text:p>0.000569434</text:p>
          </table:table-cell>
        </table:table-row>
        <table:table-row table:style-name="ro1">
          <table:table-cell office:value-type="float" office:value="7.46912" calcext:value-type="float">
            <text:p>7.46912</text:p>
          </table:table-cell>
          <table:table-cell office:value-type="float" office:value="-0.275523" calcext:value-type="float">
            <text:p>-0.275523</text:p>
          </table:table-cell>
          <table:table-cell office:value-type="float" office:value="0.000113907" calcext:value-type="float">
            <text:p>0.000113907</text:p>
          </table:table-cell>
          <table:table-cell office:value-type="float" office:value="0.000473496" calcext:value-type="float">
            <text:p>0.000473496</text:p>
          </table:table-cell>
          <table:table-cell office:value-type="float" office:value="-0.000654503" calcext:value-type="float">
            <text:p>-0.000654503</text:p>
          </table:table-cell>
        </table:table-row>
        <table:table-row table:style-name="ro1">
          <table:table-cell office:value-type="float" office:value="7.49816" calcext:value-type="float">
            <text:p>7.49816</text:p>
          </table:table-cell>
          <table:table-cell office:value-type="float" office:value="-0.195698" calcext:value-type="float">
            <text:p>-0.195698</text:p>
          </table:table-cell>
          <table:table-cell office:value-type="float" office:value="0.0000731146" calcext:value-type="float">
            <text:p>7.31146E-05</text:p>
          </table:table-cell>
          <table:table-cell office:value-type="float" office:value="0.000433474" calcext:value-type="float">
            <text:p>0.000433474</text:p>
          </table:table-cell>
          <table:table-cell office:value-type="float" office:value="0.000669415" calcext:value-type="float">
            <text:p>0.000669415</text:p>
          </table:table-cell>
        </table:table-row>
        <table:table-row table:style-name="ro1">
          <table:table-cell office:value-type="float" office:value="7.52718" calcext:value-type="float">
            <text:p>7.52718</text:p>
          </table:table-cell>
          <table:table-cell office:value-type="float" office:value="-0.260834" calcext:value-type="float">
            <text:p>-0.260834</text:p>
          </table:table-cell>
          <table:table-cell office:value-type="float" office:value="0.000108154" calcext:value-type="float">
            <text:p>0.000108154</text:p>
          </table:table-cell>
          <table:table-cell office:value-type="float" office:value="0.000469254" calcext:value-type="float">
            <text:p>0.000469254</text:p>
          </table:table-cell>
          <table:table-cell office:value-type="float" office:value="-0.000735759" calcext:value-type="float">
            <text:p>-0.000735759</text:p>
          </table:table-cell>
        </table:table-row>
        <table:table-row table:style-name="ro1">
          <table:table-cell office:value-type="float" office:value="7.55614" calcext:value-type="float">
            <text:p>7.55614</text:p>
          </table:table-cell>
          <table:table-cell office:value-type="float" office:value="-0.146737" calcext:value-type="float">
            <text:p>-0.146737</text:p>
          </table:table-cell>
          <table:table-cell office:value-type="float" office:value="0.0000494499" calcext:value-type="float">
            <text:p>4.94499E-05</text:p>
          </table:table-cell>
          <table:table-cell office:value-type="float" office:value="0.000410835" calcext:value-type="float">
            <text:p>0.000410835</text:p>
          </table:table-cell>
          <table:table-cell office:value-type="float" office:value="0.000730187" calcext:value-type="float">
            <text:p>0.000730187</text:p>
          </table:table-cell>
        </table:table-row>
        <table:table-row table:style-name="ro1">
          <table:table-cell office:value-type="float" office:value="7.58522" calcext:value-type="float">
            <text:p>7.58522</text:p>
          </table:table-cell>
          <table:table-cell office:value-type="float" office:value="-0.146928" calcext:value-type="float">
            <text:p>-0.146928</text:p>
          </table:table-cell>
          <table:table-cell office:value-type="float" office:value="0.0000497402" calcext:value-type="float">
            <text:p>4.97402E-05</text:p>
          </table:table-cell>
          <table:table-cell office:value-type="float" office:value="0.000412212" calcext:value-type="float">
            <text:p>0.000412212</text:p>
          </table:table-cell>
          <table:table-cell office:value-type="float" office:value="0.00125206" calcext:value-type="float">
            <text:p>0.00125206</text:p>
          </table:table-cell>
        </table:table-row>
        <table:table-row table:style-name="ro1">
          <table:table-cell office:value-type="float" office:value="7.61416" calcext:value-type="float">
            <text:p>7.61416</text:p>
          </table:table-cell>
          <table:table-cell office:value-type="float" office:value="-0.244537" calcext:value-type="float">
            <text:p>-0.244537</text:p>
          </table:table-cell>
          <table:table-cell office:value-type="float" office:value="0.000101176" calcext:value-type="float">
            <text:p>0.000101176</text:p>
          </table:table-cell>
          <table:table-cell office:value-type="float" office:value="0.000464291" calcext:value-type="float">
            <text:p>0.000464291</text:p>
          </table:table-cell>
          <table:table-cell office:value-type="float" office:value="-0.000596204" calcext:value-type="float">
            <text:p>-0.000596204</text:p>
          </table:table-cell>
        </table:table-row>
        <table:table-row table:style-name="ro1">
          <table:table-cell office:value-type="float" office:value="7.64316" calcext:value-type="float">
            <text:p>7.64316</text:p>
          </table:table-cell>
          <table:table-cell office:value-type="float" office:value="-0.140693" calcext:value-type="float">
            <text:p>-0.140693</text:p>
          </table:table-cell>
          <table:table-cell office:value-type="float" office:value="0.0000469938" calcext:value-type="float">
            <text:p>4.69938E-05</text:p>
          </table:table-cell>
          <table:table-cell office:value-type="float" office:value="0.000410596" calcext:value-type="float">
            <text:p>0.000410596</text:p>
          </table:table-cell>
          <table:table-cell office:value-type="float" office:value="0.00191298" calcext:value-type="float">
            <text:p>0.00191298</text:p>
          </table:table-cell>
        </table:table-row>
        <table:table-row table:style-name="ro1">
          <table:table-cell office:value-type="float" office:value="7.67221" calcext:value-type="float">
            <text:p>7.67221</text:p>
          </table:table-cell>
          <table:table-cell office:value-type="float" office:value="-0.241052" calcext:value-type="float">
            <text:p>-0.241052</text:p>
          </table:table-cell>
          <table:table-cell office:value-type="float" office:value="0.00010023" calcext:value-type="float">
            <text:p>0.00010023</text:p>
          </table:table-cell>
          <table:table-cell office:value-type="float" office:value="0.000462812" calcext:value-type="float">
            <text:p>0.000462812</text:p>
          </table:table-cell>
          <table:table-cell office:value-type="float" office:value="-0.00190225" calcext:value-type="float">
            <text:p>-0.00190225</text:p>
          </table:table-cell>
        </table:table-row>
        <table:table-row table:style-name="ro1">
          <table:table-cell office:value-type="float" office:value="7.70115" calcext:value-type="float">
            <text:p>7.70115</text:p>
          </table:table-cell>
          <table:table-cell office:value-type="float" office:value="-0.172616" calcext:value-type="float">
            <text:p>-0.172616</text:p>
          </table:table-cell>
          <table:table-cell office:value-type="float" office:value="0.0000639765" calcext:value-type="float">
            <text:p>6.39765E-05</text:p>
          </table:table-cell>
          <table:table-cell office:value-type="float" office:value="0.000428625" calcext:value-type="float">
            <text:p>0.000428625</text:p>
          </table:table-cell>
          <table:table-cell office:value-type="float" office:value="0.00190993" calcext:value-type="float">
            <text:p>0.00190993</text:p>
          </table:table-cell>
        </table:table-row>
        <table:table-row table:style-name="ro1">
          <table:table-cell office:value-type="float" office:value="7.73023" calcext:value-type="float">
            <text:p>7.73023</text:p>
          </table:table-cell>
          <table:table-cell office:value-type="float" office:value="-0.205185" calcext:value-type="float">
            <text:p>-0.205185</text:p>
          </table:table-cell>
          <table:table-cell office:value-type="float" office:value="0.0000816899" calcext:value-type="float">
            <text:p>8.16899E-05</text:p>
          </table:table-cell>
          <table:table-cell office:value-type="float" office:value="0.000445008" calcext:value-type="float">
            <text:p>0.000445008</text:p>
          </table:table-cell>
          <table:table-cell office:value-type="float" office:value="-0.00065707" calcext:value-type="float">
            <text:p>-0.00065707</text:p>
          </table:table-cell>
        </table:table-row>
        <table:table-row table:style-name="ro1">
          <table:table-cell office:value-type="float" office:value="7.75916" calcext:value-type="float">
            <text:p>7.75916</text:p>
          </table:table-cell>
          <table:table-cell office:value-type="float" office:value="-0.168342" calcext:value-type="float">
            <text:p>-0.168342</text:p>
          </table:table-cell>
          <table:table-cell office:value-type="float" office:value="0.0000622867" calcext:value-type="float">
            <text:p>6.22867E-05</text:p>
          </table:table-cell>
          <table:table-cell office:value-type="float" office:value="0.000426021" calcext:value-type="float">
            <text:p>0.000426021</text:p>
          </table:table-cell>
          <table:table-cell office:value-type="float" office:value="0.00066066" calcext:value-type="float">
            <text:p>0.00066066</text:p>
          </table:table-cell>
        </table:table-row>
        <table:table-row table:style-name="ro1">
          <table:table-cell office:value-type="float" office:value="7.78824" calcext:value-type="float">
            <text:p>7.78824</text:p>
          </table:table-cell>
          <table:table-cell office:value-type="float" office:value="-0.20471" calcext:value-type="float">
            <text:p>-0.20471</text:p>
          </table:table-cell>
          <table:table-cell office:value-type="float" office:value="0.0000812605" calcext:value-type="float">
            <text:p>8.12605E-05</text:p>
          </table:table-cell>
          <table:table-cell office:value-type="float" office:value="0.000445135" calcext:value-type="float">
            <text:p>0.000445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1723" calcext:value-type="float">
            <text:p>7.81723</text:p>
          </table:table-cell>
          <table:table-cell office:value-type="float" office:value="-0.20471" calcext:value-type="float">
            <text:p>-0.20471</text:p>
          </table:table-cell>
          <table:table-cell office:value-type="float" office:value="0.0000812605" calcext:value-type="float">
            <text:p>8.12605E-05</text:p>
          </table:table-cell>
          <table:table-cell office:value-type="float" office:value="0.000445135" calcext:value-type="float">
            <text:p>0.000445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4611" calcext:value-type="float">
            <text:p>7.84611</text:p>
          </table:table-cell>
          <table:table-cell office:value-type="float" office:value="-0.20471" calcext:value-type="float">
            <text:p>-0.20471</text:p>
          </table:table-cell>
          <table:table-cell office:value-type="float" office:value="0.0000812605" calcext:value-type="float">
            <text:p>8.12605E-05</text:p>
          </table:table-cell>
          <table:table-cell office:value-type="float" office:value="0.000445135" calcext:value-type="float">
            <text:p>0.000445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512" calcext:value-type="float">
            <text:p>7.87512</text:p>
          </table:table-cell>
          <table:table-cell office:value-type="float" office:value="-0.20471" calcext:value-type="float">
            <text:p>-0.20471</text:p>
          </table:table-cell>
          <table:table-cell office:value-type="float" office:value="0.0000812605" calcext:value-type="float">
            <text:p>8.12605E-05</text:p>
          </table:table-cell>
          <table:table-cell office:value-type="float" office:value="0.000445135" calcext:value-type="float">
            <text:p>0.000445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0414" calcext:value-type="float">
            <text:p>7.90414</text:p>
          </table:table-cell>
          <table:table-cell office:value-type="float" office:value="-0.169819" calcext:value-type="float">
            <text:p>-0.169819</text:p>
          </table:table-cell>
          <table:table-cell office:value-type="float" office:value="0.0000628807" calcext:value-type="float">
            <text:p>6.28807E-05</text:p>
          </table:table-cell>
          <table:table-cell office:value-type="float" office:value="0.000426457" calcext:value-type="float">
            <text:p>0.000426457</text:p>
          </table:table-cell>
          <table:table-cell office:value-type="float" office:value="0.000659879" calcext:value-type="float">
            <text:p>0.000659879</text:p>
          </table:table-cell>
        </table:table-row>
        <table:table-row table:style-name="ro1">
          <table:table-cell office:value-type="float" office:value="7.93333" calcext:value-type="float">
            <text:p>7.93333</text:p>
          </table:table-cell>
          <table:table-cell office:value-type="float" office:value="-0.142631" calcext:value-type="float">
            <text:p>-0.142631</text:p>
          </table:table-cell>
          <table:table-cell office:value-type="float" office:value="0.0000481865" calcext:value-type="float">
            <text:p>4.81865E-05</text:p>
          </table:table-cell>
          <table:table-cell office:value-type="float" office:value="0.00041105" calcext:value-type="float">
            <text:p>0.00041105</text:p>
          </table:table-cell>
          <table:table-cell office:value-type="float" office:value="0.00122898" calcext:value-type="float">
            <text:p>0.00122898</text:p>
          </table:table-cell>
        </table:table-row>
        <table:table-row table:style-name="ro1">
          <table:table-cell office:value-type="float" office:value="7.96224" calcext:value-type="float">
            <text:p>7.96224</text:p>
          </table:table-cell>
          <table:table-cell office:value-type="float" office:value="-0.315013" calcext:value-type="float">
            <text:p>-0.315013</text:p>
          </table:table-cell>
          <table:table-cell office:value-type="float" office:value="0.00013812" calcext:value-type="float">
            <text:p>0.00013812</text:p>
          </table:table-cell>
          <table:table-cell office:value-type="float" office:value="0.000501896" calcext:value-type="float">
            <text:p>0.000501896</text:p>
          </table:table-cell>
          <table:table-cell office:value-type="float" office:value="-0.00190248" calcext:value-type="float">
            <text:p>-0.00190248</text:p>
          </table:table-cell>
        </table:table-row>
        <table:table-row table:style-name="ro1">
          <table:table-cell office:value-type="float" office:value="7.99123" calcext:value-type="float">
            <text:p>7.99123</text:p>
          </table:table-cell>
          <table:table-cell office:value-type="float" office:value="-0.241392" calcext:value-type="float">
            <text:p>-0.241392</text:p>
          </table:table-cell>
          <table:table-cell office:value-type="float" office:value="0.0000998678" calcext:value-type="float">
            <text:p>9.98678E-05</text:p>
          </table:table-cell>
          <table:table-cell office:value-type="float" office:value="0.000463457" calcext:value-type="float">
            <text:p>0.000463457</text:p>
          </table:table-cell>
          <table:table-cell office:value-type="float" office:value="-0.000588221" calcext:value-type="float">
            <text:p>-0.000588221</text:p>
          </table:table-cell>
        </table:table-row>
        <table:table-row table:style-name="ro1">
          <table:table-cell office:value-type="float" office:value="8.02019" calcext:value-type="float">
            <text:p>8.02019</text:p>
          </table:table-cell>
          <table:table-cell office:value-type="float" office:value="-0.176612" calcext:value-type="float">
            <text:p>-0.176612</text:p>
          </table:table-cell>
          <table:table-cell office:value-type="float" office:value="0.0000660711" calcext:value-type="float">
            <text:p>6.60711E-05</text:p>
          </table:table-cell>
          <table:table-cell office:value-type="float" office:value="0.000429434" calcext:value-type="float">
            <text:p>0.000429434</text:p>
          </table:table-cell>
          <table:table-cell office:value-type="float" office:value="0.000588564" calcext:value-type="float">
            <text:p>0.000588564</text:p>
          </table:table-cell>
        </table:table-row>
        <table:table-row table:style-name="ro1">
          <table:table-cell office:value-type="float" office:value="8.05146" calcext:value-type="float">
            <text:p>8.05146</text:p>
          </table:table-cell>
          <table:table-cell office:value-type="float" office:value="-0.209011" calcext:value-type="float">
            <text:p>-0.209011</text:p>
          </table:table-cell>
          <table:table-cell office:value-type="float" office:value="0.0000829744" calcext:value-type="float">
            <text:p>8.29744E-05</text:p>
          </table:table-cell>
          <table:table-cell office:value-type="float" office:value="0.000446462" calcext:value-type="float">
            <text:p>0.000446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236" calcext:value-type="float">
            <text:p>8.08236</text:p>
          </table:table-cell>
          <table:table-cell office:value-type="float" office:value="-0.181812" calcext:value-type="float">
            <text:p>-0.181812</text:p>
          </table:table-cell>
          <table:table-cell office:value-type="float" office:value="0.0000686273" calcext:value-type="float">
            <text:p>6.86273E-05</text:p>
          </table:table-cell>
          <table:table-cell office:value-type="float" office:value="0.000431868" calcext:value-type="float">
            <text:p>0.000431868</text:p>
          </table:table-cell>
          <table:table-cell office:value-type="float" office:value="0.000517227" calcext:value-type="float">
            <text:p>0.000517227</text:p>
          </table:table-cell>
        </table:table-row>
        <table:table-row table:style-name="ro1">
          <table:table-cell office:value-type="float" office:value="8.11341" calcext:value-type="float">
            <text:p>8.11341</text:p>
          </table:table-cell>
          <table:table-cell office:value-type="float" office:value="-0.265566" calcext:value-type="float">
            <text:p>-0.265566</text:p>
          </table:table-cell>
          <table:table-cell office:value-type="float" office:value="0.00011248" calcext:value-type="float">
            <text:p>0.00011248</text:p>
          </table:table-cell>
          <table:table-cell office:value-type="float" office:value="0.000476165" calcext:value-type="float">
            <text:p>0.000476165</text:p>
          </table:table-cell>
          <table:table-cell office:value-type="float" office:value="-0.00102736" calcext:value-type="float">
            <text:p>-0.00102736</text:p>
          </table:table-cell>
        </table:table-row>
        <table:table-row table:style-name="ro1">
          <table:table-cell office:value-type="float" office:value="8.14453" calcext:value-type="float">
            <text:p>8.14453</text:p>
          </table:table-cell>
          <table:table-cell office:value-type="float" office:value="-0.180869" calcext:value-type="float">
            <text:p>-0.180869</text:p>
          </table:table-cell>
          <table:table-cell office:value-type="float" office:value="0.0000682923" calcext:value-type="float">
            <text:p>6.82923E-05</text:p>
          </table:table-cell>
          <table:table-cell office:value-type="float" office:value="0.000431671" calcext:value-type="float">
            <text:p>0.000431671</text:p>
          </table:table-cell>
          <table:table-cell office:value-type="float" office:value="0.000511224" calcext:value-type="float">
            <text:p>0.000511224</text:p>
          </table:table-cell>
        </table:table-row>
        <table:table-row table:style-name="ro1">
          <table:table-cell office:value-type="float" office:value="8.17431" calcext:value-type="float">
            <text:p>8.17431</text:p>
          </table:table-cell>
          <table:table-cell office:value-type="float" office:value="-0.179617" calcext:value-type="float">
            <text:p>-0.179617</text:p>
          </table:table-cell>
          <table:table-cell office:value-type="float" office:value="0.000067482" calcext:value-type="float">
            <text:p>6.7482E-05</text:p>
          </table:table-cell>
          <table:table-cell office:value-type="float" office:value="0.000430712" calcext:value-type="float">
            <text:p>0.000430712</text:p>
          </table:table-cell>
          <table:table-cell office:value-type="float" office:value="0.000557109" calcext:value-type="float">
            <text:p>0.000557109</text:p>
          </table:table-cell>
        </table:table-row>
        <table:table-row table:style-name="ro1">
          <table:table-cell office:value-type="float" office:value="8.20321" calcext:value-type="float">
            <text:p>8.20321</text:p>
          </table:table-cell>
          <table:table-cell office:value-type="float" office:value="-0.273178" calcext:value-type="float">
            <text:p>-0.273178</text:p>
          </table:table-cell>
          <table:table-cell office:value-type="float" office:value="0.000116451" calcext:value-type="float">
            <text:p>0.000116451</text:p>
          </table:table-cell>
          <table:table-cell office:value-type="float" office:value="0.000480163" calcext:value-type="float">
            <text:p>0.000480163</text:p>
          </table:table-cell>
          <table:table-cell office:value-type="float" office:value="-0.00116564" calcext:value-type="float">
            <text:p>-0.00116564</text:p>
          </table:table-cell>
        </table:table-row>
        <table:table-row table:style-name="ro1">
          <table:table-cell office:value-type="float" office:value="8.23209" calcext:value-type="float">
            <text:p>8.23209</text:p>
          </table:table-cell>
          <table:table-cell office:value-type="float" office:value="-0.145084" calcext:value-type="float">
            <text:p>-0.145084</text:p>
          </table:table-cell>
          <table:table-cell office:value-type="float" office:value="0.000049466" calcext:value-type="float">
            <text:p>4.9466E-05</text:p>
          </table:table-cell>
          <table:table-cell office:value-type="float" office:value="0.000412562" calcext:value-type="float">
            <text:p>0.000412562</text:p>
          </table:table-cell>
          <table:table-cell office:value-type="float" office:value="0.00118442" calcext:value-type="float">
            <text:p>0.00118442</text:p>
          </table:table-cell>
        </table:table-row>
        <table:table-row table:style-name="ro1">
          <table:table-cell office:value-type="float" office:value="8.26117" calcext:value-type="float">
            <text:p>8.26117</text:p>
          </table:table-cell>
          <table:table-cell office:value-type="float" office:value="-0.273557" calcext:value-type="float">
            <text:p>-0.273557</text:p>
          </table:table-cell>
          <table:table-cell office:value-type="float" office:value="0.000116649" calcext:value-type="float">
            <text:p>0.000116649</text:p>
          </table:table-cell>
          <table:table-cell office:value-type="float" office:value="0.000480363" calcext:value-type="float">
            <text:p>0.000480363</text:p>
          </table:table-cell>
          <table:table-cell office:value-type="float" office:value="-0.00117253" calcext:value-type="float">
            <text:p>-0.00117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7:37:49.837656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16T17:31:53.761392994</dc:date>
    <meta:editing-duration>PT1M39S</meta:editing-duration>
    <meta:editing-cycles>1</meta:editing-cycles>
    <meta:document-statistic meta:table-count="1" meta:cell-count="12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line" chart:style-name="ch1">
        <chart:legend chart:legend-position="end" svg:x="13.172cm" svg:y="3.955cm" style:legend-expansion="high" chart:style-name="ch2"/>
        <chart:plot-area chart:style-name="ch3" table:cell-range-address="torque.A1:torque.B257 torque.E1:torque.E257" chart:data-source-has-labels="column" svg:x="0.32cm" svg:y="0.18cm" svg:width="12.532cm" svg:height="8.646cm">
          <chartooo:coordinate-region svg:x="1.153cm" svg:y="0.379cm" svg:width="11.699cm" svg:height="8.248cm"/>
          <chart:axis chart:dimension="x" chart:name="primary-x" chart:style-name="ch4" chartooo:axis-type="auto">
            <chartooo:date-scale/>
            <chart:categories table:cell-range-address="torque.A1:torque.A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orque.B1:torque.B257" chart:class="chart:line">
            <chart:data-point chart:repeated="257"/>
          </chart:series>
          <chart:series chart:style-name="ch7" chart:values-cell-range-address="torque.E1:torque.E257" chart:class="chart:line">
            <chart:data-point chart:repeated="2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orque.A1:torque.A257</svg:desc>
                </draw:g>
              </table:table-cell>
              <table:table-cell office:value-type="float" office:value="-0.332567">
                <text:p>-0.332567</text:p>
                <draw:g>
                  <svg:desc>torque.B1:torque.B257</svg:desc>
                </draw:g>
              </table:table-cell>
              <table:table-cell office:value-type="float" office:value="0">
                <text:p>0</text:p>
                <draw:g>
                  <svg:desc>torque.E1:torque.E257</svg:desc>
                </draw:g>
              </table:table-cell>
            </table:table-row>
            <table:table-row>
              <table:table-cell office:value-type="float" office:value="0.02865">
                <text:p>0.02865</text:p>
              </table:table-cell>
              <table:table-cell office:value-type="float" office:value="-0.403012">
                <text:p>-0.403012</text:p>
              </table:table-cell>
              <table:table-cell office:value-type="float" office:value="0.000000000856243">
                <text:p>0.000000000856243</text:p>
              </table:table-cell>
            </table:table-row>
            <table:table-row>
              <table:table-cell office:value-type="float" office:value="0.057642">
                <text:p>0.057642</text:p>
              </table:table-cell>
              <table:table-cell office:value-type="float" office:value="-0.257485">
                <text:p>-0.257485</text:p>
              </table:table-cell>
              <table:table-cell office:value-type="float" office:value="-0.000000000848295">
                <text:p>-0.000000000848295</text:p>
              </table:table-cell>
            </table:table-row>
            <table:table-row>
              <table:table-cell office:value-type="float" office:value="0.0868649">
                <text:p>0.0868649</text:p>
              </table:table-cell>
              <table:table-cell office:value-type="float" office:value="-0.329238">
                <text:p>-0.329238</text:p>
              </table:table-cell>
              <table:table-cell office:value-type="float" office:value="0.000578519">
                <text:p>0.000578519</text:p>
              </table:table-cell>
            </table:table-row>
            <table:table-row>
              <table:table-cell office:value-type="float" office:value="0.115768">
                <text:p>0.115768</text:p>
              </table:table-cell>
              <table:table-cell office:value-type="float" office:value="-0.330402">
                <text:p>-0.330402</text:p>
              </table:table-cell>
              <table:table-cell office:value-type="float" office:value="-0.000584923">
                <text:p>-0.000584923</text:p>
              </table:table-cell>
            </table:table-row>
            <table:table-row>
              <table:table-cell office:value-type="float" office:value="0.151323">
                <text:p>0.151323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4304">
                <text:p>0.184304</text:p>
              </table:table-cell>
              <table:table-cell office:value-type="float" office:value="-0.329306">
                <text:p>-0.329306</text:p>
              </table:table-cell>
              <table:table-cell office:value-type="float" office:value="0.00051096">
                <text:p>0.00051096</text:p>
              </table:table-cell>
            </table:table-row>
            <table:table-row>
              <table:table-cell office:value-type="float" office:value="0.215928">
                <text:p>0.215928</text:p>
              </table:table-cell>
              <table:table-cell office:value-type="float" office:value="-0.329794">
                <text:p>-0.329794</text:p>
              </table:table-cell>
              <table:table-cell office:value-type="float" office:value="0.000022872">
                <text:p>0.000022872</text:p>
              </table:table-cell>
            </table:table-row>
            <table:table-row>
              <table:table-cell office:value-type="float" office:value="0.244793">
                <text:p>0.244793</text:p>
              </table:table-cell>
              <table:table-cell office:value-type="float" office:value="-0.330426">
                <text:p>-0.330426</text:p>
              </table:table-cell>
              <table:table-cell office:value-type="float" office:value="-0.000608879">
                <text:p>-0.000608879</text:p>
              </table:table-cell>
            </table:table-row>
            <table:table-row>
              <table:table-cell office:value-type="float" office:value="0.273637">
                <text:p>0.273637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2787">
                <text:p>0.302787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6233">
                <text:p>0.336233</text:p>
              </table:table-cell>
              <table:table-cell office:value-type="float" office:value="-0.32932">
                <text:p>-0.32932</text:p>
              </table:table-cell>
              <table:table-cell office:value-type="float" office:value="0.000496854">
                <text:p>0.000496854</text:p>
              </table:table-cell>
            </table:table-row>
            <table:table-row>
              <table:table-cell office:value-type="float" office:value="0.369336">
                <text:p>0.369336</text:p>
              </table:table-cell>
              <table:table-cell office:value-type="float" office:value="-0.356863">
                <text:p>-0.356863</text:p>
              </table:table-cell>
              <table:table-cell office:value-type="float" office:value="-0.00100921">
                <text:p>-0.00100921</text:p>
              </table:table-cell>
            </table:table-row>
            <table:table-row>
              <table:table-cell office:value-type="float" office:value="0.40233">
                <text:p>0.40233</text:p>
              </table:table-cell>
              <table:table-cell office:value-type="float" office:value="-0.273698">
                <text:p>-0.273698</text:p>
              </table:table-cell>
              <table:table-cell office:value-type="float" office:value="0.00101944">
                <text:p>0.00101944</text:p>
              </table:table-cell>
            </table:table-row>
            <table:table-row>
              <table:table-cell office:value-type="float" office:value="0.435611">
                <text:p>0.435611</text:p>
              </table:table-cell>
              <table:table-cell office:value-type="float" office:value="-0.35768">
                <text:p>-0.35768</text:p>
              </table:table-cell>
              <table:table-cell office:value-type="float" office:value="-0.000506157">
                <text:p>-0.000506157</text:p>
              </table:table-cell>
            </table:table-row>
            <table:table-row>
              <table:table-cell office:value-type="float" office:value="0.469276">
                <text:p>0.469276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0224">
                <text:p>0.50224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5254">
                <text:p>0.535254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8398">
                <text:p>0.568398</text:p>
              </table:table-cell>
              <table:table-cell office:value-type="float" office:value="-0.356292">
                <text:p>-0.356292</text:p>
              </table:table-cell>
              <table:table-cell office:value-type="float" office:value="-0.000505951">
                <text:p>-0.000505951</text:p>
              </table:table-cell>
            </table:table-row>
            <table:table-row>
              <table:table-cell office:value-type="float" office:value="0.602142">
                <text:p>0.602142</text:p>
              </table:table-cell>
              <table:table-cell office:value-type="float" office:value="-0.27559">
                <text:p>-0.27559</text:p>
              </table:table-cell>
              <table:table-cell office:value-type="float" office:value="0.00098508">
                <text:p>0.00098508</text:p>
              </table:table-cell>
            </table:table-row>
            <table:table-row>
              <table:table-cell office:value-type="float" office:value="0.635195">
                <text:p>0.635195</text:p>
              </table:table-cell>
              <table:table-cell office:value-type="float" office:value="-0.357249">
                <text:p>-0.357249</text:p>
              </table:table-cell>
              <table:table-cell office:value-type="float" office:value="-0.000498323">
                <text:p>-0.000498323</text:p>
              </table:table-cell>
            </table:table-row>
            <table:table-row>
              <table:table-cell office:value-type="float" office:value="0.668511">
                <text:p>0.668511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1179">
                <text:p>0.701179</text:p>
              </table:table-cell>
              <table:table-cell office:value-type="float" office:value="-0.330338">
                <text:p>-0.330338</text:p>
              </table:table-cell>
              <table:table-cell office:value-type="float" office:value="-0.0005208">
                <text:p>-0.0005208</text:p>
              </table:table-cell>
            </table:table-row>
            <table:table-row>
              <table:table-cell office:value-type="float" office:value="0.734089">
                <text:p>0.734089</text:p>
              </table:table-cell>
              <table:table-cell office:value-type="float" office:value="-0.328787">
                <text:p>-0.328787</text:p>
              </table:table-cell>
              <table:table-cell office:value-type="float" office:value="0.00103015">
                <text:p>0.00103015</text:p>
              </table:table-cell>
            </table:table-row>
            <table:table-row>
              <table:table-cell office:value-type="float" office:value="0.767314">
                <text:p>0.767314</text:p>
              </table:table-cell>
              <table:table-cell office:value-type="float" office:value="-0.330325">
                <text:p>-0.330325</text:p>
              </table:table-cell>
              <table:table-cell office:value-type="float" office:value="-0.000508308">
                <text:p>-0.000508308</text:p>
              </table:table-cell>
            </table:table-row>
            <table:table-row>
              <table:table-cell office:value-type="float" office:value="0.800295">
                <text:p>0.800295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4522">
                <text:p>0.834522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8474">
                <text:p>0.868474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1229">
                <text:p>0.901229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4494">
                <text:p>0.934494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8445">
                <text:p>0.968445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8865">
                <text:p>0.998865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5122">
                <text:p>1.05122</text:p>
              </table:table-cell>
              <table:table-cell office:value-type="float" office:value="-0.329817">
                <text:p>-0.32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516">
                <text:p>1.08516</text:p>
              </table:table-cell>
              <table:table-cell office:value-type="float" office:value="-0.550947">
                <text:p>-0.550947</text:p>
              </table:table-cell>
              <table:table-cell office:value-type="float" office:value="-0.00423696">
                <text:p>-0.00423696</text:p>
              </table:table-cell>
            </table:table-row>
            <table:table-row>
              <table:table-cell office:value-type="float" office:value="1.11953">
                <text:p>1.11953</text:p>
              </table:table-cell>
              <table:table-cell office:value-type="float" office:value="-0.351549">
                <text:p>-0.351549</text:p>
              </table:table-cell>
              <table:table-cell office:value-type="float" office:value="-0.000886272">
                <text:p>-0.000886272</text:p>
              </table:table-cell>
            </table:table-row>
            <table:table-row>
              <table:table-cell office:value-type="float" office:value="1.15466">
                <text:p>1.15466</text:p>
              </table:table-cell>
              <table:table-cell office:value-type="float" office:value="-0.235139">
                <text:p>-0.235139</text:p>
              </table:table-cell>
              <table:table-cell office:value-type="float" office:value="0.00100608">
                <text:p>0.00100608</text:p>
              </table:table-cell>
            </table:table-row>
            <table:table-row>
              <table:table-cell office:value-type="float" office:value="1.18469">
                <text:p>1.18469</text:p>
              </table:table-cell>
              <table:table-cell office:value-type="float" office:value="-0.227418">
                <text:p>-0.227418</text:p>
              </table:table-cell>
              <table:table-cell office:value-type="float" office:value="0.000996602">
                <text:p>0.000996602</text:p>
              </table:table-cell>
            </table:table-row>
            <table:table-row>
              <table:table-cell office:value-type="float" office:value="1.21379">
                <text:p>1.21379</text:p>
              </table:table-cell>
              <table:table-cell office:value-type="float" office:value="-0.141727">
                <text:p>-0.141727</text:p>
              </table:table-cell>
              <table:table-cell office:value-type="float" office:value="0.00250514">
                <text:p>0.00250514</text:p>
              </table:table-cell>
            </table:table-row>
            <table:table-row>
              <table:table-cell office:value-type="float" office:value="1.24704">
                <text:p>1.24704</text:p>
              </table:table-cell>
              <table:table-cell office:value-type="float" office:value="-0.219902">
                <text:p>-0.219902</text:p>
              </table:table-cell>
              <table:table-cell office:value-type="float" office:value="0.00108503">
                <text:p>0.00108503</text:p>
              </table:table-cell>
            </table:table-row>
            <table:table-row>
              <table:table-cell office:value-type="float" office:value="1.2807">
                <text:p>1.2807</text:p>
              </table:table-cell>
              <table:table-cell office:value-type="float" office:value="-0.279631">
                <text:p>-0.279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1467">
                <text:p>1.31467</text:p>
              </table:table-cell>
              <table:table-cell office:value-type="float" office:value="-0.279631">
                <text:p>-0.279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4581">
                <text:p>1.34581</text:p>
              </table:table-cell>
              <table:table-cell office:value-type="float" office:value="-0.162388">
                <text:p>-0.162388</text:p>
              </table:table-cell>
              <table:table-cell office:value-type="float" office:value="0.00222883">
                <text:p>0.00222883</text:p>
              </table:table-cell>
            </table:table-row>
            <table:table-row>
              <table:table-cell office:value-type="float" office:value="1.37471">
                <text:p>1.37471</text:p>
              </table:table-cell>
              <table:table-cell office:value-type="float" office:value="-0.245011">
                <text:p>-0.245011</text:p>
              </table:table-cell>
              <table:table-cell office:value-type="float" office:value="0.000852118">
                <text:p>0.000852118</text:p>
              </table:table-cell>
            </table:table-row>
            <table:table-row>
              <table:table-cell office:value-type="float" office:value="1.40364">
                <text:p>1.40364</text:p>
              </table:table-cell>
              <table:table-cell office:value-type="float" office:value="-0.127151">
                <text:p>-0.127151</text:p>
              </table:table-cell>
              <table:table-cell office:value-type="float" office:value="0.00324061">
                <text:p>0.00324061</text:p>
              </table:table-cell>
            </table:table-row>
            <table:table-row>
              <table:table-cell office:value-type="float" office:value="1.43264">
                <text:p>1.43264</text:p>
              </table:table-cell>
              <table:table-cell office:value-type="float" office:value="-0.218699">
                <text:p>-0.218699</text:p>
              </table:table-cell>
              <table:table-cell office:value-type="float" office:value="0.00189619">
                <text:p>0.00189619</text:p>
              </table:table-cell>
            </table:table-row>
            <table:table-row>
              <table:table-cell office:value-type="float" office:value="1.46272">
                <text:p>1.46272</text:p>
              </table:table-cell>
              <table:table-cell office:value-type="float" office:value="-0.291617">
                <text:p>-0.291617</text:p>
              </table:table-cell>
              <table:table-cell office:value-type="float" office:value="0.000937589">
                <text:p>0.000937589</text:p>
              </table:table-cell>
            </table:table-row>
            <table:table-row>
              <table:table-cell office:value-type="float" office:value="1.4963">
                <text:p>1.4963</text:p>
              </table:table-cell>
              <table:table-cell office:value-type="float" office:value="-0.360725">
                <text:p>-0.360725</text:p>
              </table:table-cell>
              <table:table-cell office:value-type="float" office:value="0.0000913613">
                <text:p>0.0000913613</text:p>
              </table:table-cell>
            </table:table-row>
            <table:table-row>
              <table:table-cell office:value-type="float" office:value="1.53023">
                <text:p>1.53023</text:p>
              </table:table-cell>
              <table:table-cell office:value-type="float" office:value="-0.364681">
                <text:p>-0.364681</text:p>
              </table:table-cell>
              <table:table-cell office:value-type="float" office:value="0.000451154">
                <text:p>0.000451154</text:p>
              </table:table-cell>
            </table:table-row>
            <table:table-row>
              <table:table-cell office:value-type="float" office:value="1.56432">
                <text:p>1.56432</text:p>
              </table:table-cell>
              <table:table-cell office:value-type="float" office:value="-0.345752">
                <text:p>-0.345752</text:p>
              </table:table-cell>
              <table:table-cell office:value-type="float" office:value="0.00128775">
                <text:p>0.00128775</text:p>
              </table:table-cell>
            </table:table-row>
            <table:table-row>
              <table:table-cell office:value-type="float" office:value="1.59632">
                <text:p>1.59632</text:p>
              </table:table-cell>
              <table:table-cell office:value-type="float" office:value="-0.431168">
                <text:p>-0.431168</text:p>
              </table:table-cell>
              <table:table-cell office:value-type="float" office:value="0.0002001">
                <text:p>0.0002001</text:p>
              </table:table-cell>
            </table:table-row>
            <table:table-row>
              <table:table-cell office:value-type="float" office:value="1.6295">
                <text:p>1.6295</text:p>
              </table:table-cell>
              <table:table-cell office:value-type="float" office:value="-0.434293">
                <text:p>-0.434293</text:p>
              </table:table-cell>
              <table:table-cell office:value-type="float" office:value="0.000645981">
                <text:p>0.000645981</text:p>
              </table:table-cell>
            </table:table-row>
            <table:table-row>
              <table:table-cell office:value-type="float" office:value="1.67076">
                <text:p>1.67076</text:p>
              </table:table-cell>
              <table:table-cell office:value-type="float" office:value="-0.576492">
                <text:p>-0.576492</text:p>
              </table:table-cell>
              <table:table-cell office:value-type="float" office:value="-0.00142419">
                <text:p>-0.00142419</text:p>
              </table:table-cell>
            </table:table-row>
            <table:table-row>
              <table:table-cell office:value-type="float" office:value="1.70411">
                <text:p>1.70411</text:p>
              </table:table-cell>
              <table:table-cell office:value-type="float" office:value="-0.381041">
                <text:p>-0.381041</text:p>
              </table:table-cell>
              <table:table-cell office:value-type="float" office:value="0.00265015">
                <text:p>0.00265015</text:p>
              </table:table-cell>
            </table:table-row>
            <table:table-row>
              <table:table-cell office:value-type="float" office:value="1.73709">
                <text:p>1.73709</text:p>
              </table:table-cell>
              <table:table-cell office:value-type="float" office:value="-0.574766">
                <text:p>-0.574766</text:p>
              </table:table-cell>
              <table:table-cell office:value-type="float" office:value="-0.000379697">
                <text:p>-0.000379697</text:p>
              </table:table-cell>
            </table:table-row>
            <table:table-row>
              <table:table-cell office:value-type="float" office:value="1.77017">
                <text:p>1.77017</text:p>
              </table:table-cell>
              <table:table-cell office:value-type="float" office:value="-0.608783">
                <text:p>-0.608783</text:p>
              </table:table-cell>
              <table:table-cell office:value-type="float" office:value="-0.000541795">
                <text:p>-0.000541795</text:p>
              </table:table-cell>
            </table:table-row>
            <table:table-row>
              <table:table-cell office:value-type="float" office:value="1.80312">
                <text:p>1.80312</text:p>
              </table:table-cell>
              <table:table-cell office:value-type="float" office:value="-0.59794">
                <text:p>-0.59794</text:p>
              </table:table-cell>
              <table:table-cell office:value-type="float" office:value="0.000101356">
                <text:p>0.000101356</text:p>
              </table:table-cell>
            </table:table-row>
            <table:table-row>
              <table:table-cell office:value-type="float" office:value="1.83616">
                <text:p>1.83616</text:p>
              </table:table-cell>
              <table:table-cell office:value-type="float" office:value="-0.578174">
                <text:p>-0.578174</text:p>
              </table:table-cell>
              <table:table-cell office:value-type="float" office:value="0.000931426">
                <text:p>0.000931426</text:p>
              </table:table-cell>
            </table:table-row>
            <table:table-row>
              <table:table-cell office:value-type="float" office:value="1.8703">
                <text:p>1.8703</text:p>
              </table:table-cell>
              <table:table-cell office:value-type="float" office:value="-0.627428">
                <text:p>-0.627428</text:p>
              </table:table-cell>
              <table:table-cell office:value-type="float" office:value="0.000528172">
                <text:p>0.000528172</text:p>
              </table:table-cell>
            </table:table-row>
            <table:table-row>
              <table:table-cell office:value-type="float" office:value="1.90318">
                <text:p>1.90318</text:p>
              </table:table-cell>
              <table:table-cell office:value-type="float" office:value="-0.680421">
                <text:p>-0.680421</text:p>
              </table:table-cell>
              <table:table-cell office:value-type="float" office:value="0.0000218814">
                <text:p>0.0000218814</text:p>
              </table:table-cell>
            </table:table-row>
            <table:table-row>
              <table:table-cell office:value-type="float" office:value="1.93692">
                <text:p>1.93692</text:p>
              </table:table-cell>
              <table:table-cell office:value-type="float" office:value="-0.696877">
                <text:p>-0.696877</text:p>
              </table:table-cell>
              <table:table-cell office:value-type="float" office:value="0.000178573">
                <text:p>0.000178573</text:p>
              </table:table-cell>
            </table:table-row>
            <table:table-row>
              <table:table-cell office:value-type="float" office:value="1.96679">
                <text:p>1.96679</text:p>
              </table:table-cell>
              <table:table-cell office:value-type="float" office:value="-0.667696">
                <text:p>-0.667696</text:p>
              </table:table-cell>
              <table:table-cell office:value-type="float" office:value="0.00112523">
                <text:p>0.00112523</text:p>
              </table:table-cell>
            </table:table-row>
            <table:table-row>
              <table:table-cell office:value-type="float" office:value="1.99676">
                <text:p>1.99676</text:p>
              </table:table-cell>
              <table:table-cell office:value-type="float" office:value="-0.750628">
                <text:p>-0.750628</text:p>
              </table:table-cell>
              <table:table-cell office:value-type="float" office:value="0.0000176739">
                <text:p>0.0000176739</text:p>
              </table:table-cell>
            </table:table-row>
            <table:table-row>
              <table:table-cell office:value-type="float" office:value="2.02687">
                <text:p>2.02687</text:p>
              </table:table-cell>
              <table:table-cell office:value-type="float" office:value="-0.937136">
                <text:p>-0.937136</text:p>
              </table:table-cell>
              <table:table-cell office:value-type="float" office:value="-0.0030657">
                <text:p>-0.0030657</text:p>
              </table:table-cell>
            </table:table-row>
            <table:table-row>
              <table:table-cell office:value-type="float" office:value="2.08589">
                <text:p>2.08589</text:p>
              </table:table-cell>
              <table:table-cell office:value-type="float" office:value="-0.902334">
                <text:p>-0.902334</text:p>
              </table:table-cell>
              <table:table-cell office:value-type="float" office:value="-0.00205678">
                <text:p>-0.00205678</text:p>
              </table:table-cell>
            </table:table-row>
            <table:table-row>
              <table:table-cell office:value-type="float" office:value="2.11908">
                <text:p>2.11908</text:p>
              </table:table-cell>
              <table:table-cell office:value-type="float" office:value="0.450683">
                <text:p>0.450683</text:p>
              </table:table-cell>
              <table:table-cell office:value-type="float" office:value="0.0233253">
                <text:p>0.0233253</text:p>
              </table:table-cell>
            </table:table-row>
            <table:table-row>
              <table:table-cell office:value-type="float" office:value="2.14982">
                <text:p>2.14982</text:p>
              </table:table-cell>
              <table:table-cell office:value-type="float" office:value="-1.90504">
                <text:p>-1.90504</text:p>
              </table:table-cell>
              <table:table-cell office:value-type="float" office:value="-0.0191937">
                <text:p>-0.0191937</text:p>
              </table:table-cell>
            </table:table-row>
            <table:table-row>
              <table:table-cell office:value-type="float" office:value="2.17848">
                <text:p>2.17848</text:p>
              </table:table-cell>
              <table:table-cell office:value-type="float" office:value="-0.94591">
                <text:p>-0.94591</text:p>
              </table:table-cell>
              <table:table-cell office:value-type="float" office:value="-0.00155719">
                <text:p>-0.00155719</text:p>
              </table:table-cell>
            </table:table-row>
            <table:table-row>
              <table:table-cell office:value-type="float" office:value="2.20748">
                <text:p>2.20748</text:p>
              </table:table-cell>
              <table:table-cell office:value-type="float" office:value="-0.91526">
                <text:p>-0.91526</text:p>
              </table:table-cell>
              <table:table-cell office:value-type="float" office:value="-0.0008118">
                <text:p>-0.0008118</text:p>
              </table:table-cell>
            </table:table-row>
            <table:table-row>
              <table:table-cell office:value-type="float" office:value="2.23647">
                <text:p>2.23647</text:p>
              </table:table-cell>
              <table:table-cell office:value-type="float" office:value="-0.916052">
                <text:p>-0.916052</text:p>
              </table:table-cell>
              <table:table-cell office:value-type="float" office:value="-0.000660123">
                <text:p>-0.000660123</text:p>
              </table:table-cell>
            </table:table-row>
            <table:table-row>
              <table:table-cell office:value-type="float" office:value="2.26552">
                <text:p>2.26552</text:p>
              </table:table-cell>
              <table:table-cell office:value-type="float" office:value="-1.02874">
                <text:p>-1.02874</text:p>
              </table:table-cell>
              <table:table-cell office:value-type="float" office:value="-0.0025863">
                <text:p>-0.0025863</text:p>
              </table:table-cell>
            </table:table-row>
            <table:table-row>
              <table:table-cell office:value-type="float" office:value="2.29454">
                <text:p>2.29454</text:p>
              </table:table-cell>
              <table:table-cell office:value-type="float" office:value="-0.85604">
                <text:p>-0.85604</text:p>
              </table:table-cell>
              <table:table-cell office:value-type="float" office:value="0.000672377">
                <text:p>0.000672377</text:p>
              </table:table-cell>
            </table:table-row>
            <table:table-row>
              <table:table-cell office:value-type="float" office:value="2.32349">
                <text:p>2.32349</text:p>
              </table:table-cell>
              <table:table-cell office:value-type="float" office:value="-1.04315">
                <text:p>-1.04315</text:p>
              </table:table-cell>
              <table:table-cell office:value-type="float" office:value="-0.00329454">
                <text:p>-0.00329454</text:p>
              </table:table-cell>
            </table:table-row>
            <table:table-row>
              <table:table-cell office:value-type="float" office:value="2.3562">
                <text:p>2.3562</text:p>
              </table:table-cell>
              <table:table-cell office:value-type="float" office:value="-0.992493">
                <text:p>-0.992493</text:p>
              </table:table-cell>
              <table:table-cell office:value-type="float" office:value="-0.00255543">
                <text:p>-0.00255543</text:p>
              </table:table-cell>
            </table:table-row>
            <table:table-row>
              <table:table-cell office:value-type="float" office:value="2.38926">
                <text:p>2.38926</text:p>
              </table:table-cell>
              <table:table-cell office:value-type="float" office:value="-0.938615">
                <text:p>-0.938615</text:p>
              </table:table-cell>
              <table:table-cell office:value-type="float" office:value="-0.00116317">
                <text:p>-0.00116317</text:p>
              </table:table-cell>
            </table:table-row>
            <table:table-row>
              <table:table-cell office:value-type="float" office:value="2.41966">
                <text:p>2.41966</text:p>
              </table:table-cell>
              <table:table-cell office:value-type="float" office:value="-0.88712">
                <text:p>-0.88712</text:p>
              </table:table-cell>
              <table:table-cell office:value-type="float" office:value="-0.000351583">
                <text:p>-0.000351583</text:p>
              </table:table-cell>
            </table:table-row>
            <table:table-row>
              <table:table-cell office:value-type="float" office:value="2.45065">
                <text:p>2.45065</text:p>
              </table:table-cell>
              <table:table-cell office:value-type="float" office:value="-0.911055">
                <text:p>-0.911055</text:p>
              </table:table-cell>
              <table:table-cell office:value-type="float" office:value="0.0000962068">
                <text:p>0.0000962068</text:p>
              </table:table-cell>
            </table:table-row>
            <table:table-row>
              <table:table-cell office:value-type="float" office:value="2.47962">
                <text:p>2.47962</text:p>
              </table:table-cell>
              <table:table-cell office:value-type="float" office:value="-0.97099">
                <text:p>-0.97099</text:p>
              </table:table-cell>
              <table:table-cell office:value-type="float" office:value="-0.00200004">
                <text:p>-0.00200004</text:p>
              </table:table-cell>
            </table:table-row>
            <table:table-row>
              <table:table-cell office:value-type="float" office:value="2.50854">
                <text:p>2.50854</text:p>
              </table:table-cell>
              <table:table-cell office:value-type="float" office:value="-0.981253">
                <text:p>-0.981253</text:p>
              </table:table-cell>
              <table:table-cell office:value-type="float" office:value="-0.000590818">
                <text:p>-0.000590818</text:p>
              </table:table-cell>
            </table:table-row>
            <table:table-row>
              <table:table-cell office:value-type="float" office:value="2.53759">
                <text:p>2.53759</text:p>
              </table:table-cell>
              <table:table-cell office:value-type="float" office:value="-0.983534">
                <text:p>-0.983534</text:p>
              </table:table-cell>
              <table:table-cell office:value-type="float" office:value="-0.00189922">
                <text:p>-0.00189922</text:p>
              </table:table-cell>
            </table:table-row>
            <table:table-row>
              <table:table-cell office:value-type="float" office:value="2.56795">
                <text:p>2.56795</text:p>
              </table:table-cell>
              <table:table-cell office:value-type="float" office:value="-0.950113">
                <text:p>-0.950113</text:p>
              </table:table-cell>
              <table:table-cell office:value-type="float" office:value="-0.00049818">
                <text:p>-0.00049818</text:p>
              </table:table-cell>
            </table:table-row>
            <table:table-row>
              <table:table-cell office:value-type="float" office:value="2.60203">
                <text:p>2.60203</text:p>
              </table:table-cell>
              <table:table-cell office:value-type="float" office:value="-0.916338">
                <text:p>-0.916338</text:p>
              </table:table-cell>
              <table:table-cell office:value-type="float" office:value="0.00124428">
                <text:p>0.00124428</text:p>
              </table:table-cell>
            </table:table-row>
            <table:table-row>
              <table:table-cell office:value-type="float" office:value="2.6351">
                <text:p>2.6351</text:p>
              </table:table-cell>
              <table:table-cell office:value-type="float" office:value="-0.917021">
                <text:p>-0.917021</text:p>
              </table:table-cell>
              <table:table-cell office:value-type="float" office:value="-0.0000999122">
                <text:p>-0.0000999122</text:p>
              </table:table-cell>
            </table:table-row>
            <table:table-row>
              <table:table-cell office:value-type="float" office:value="2.6684">
                <text:p>2.6684</text:p>
              </table:table-cell>
              <table:table-cell office:value-type="float" office:value="-0.912081">
                <text:p>-0.912081</text:p>
              </table:table-cell>
              <table:table-cell office:value-type="float" office:value="0.0000659238">
                <text:p>0.0000659238</text:p>
              </table:table-cell>
            </table:table-row>
            <table:table-row>
              <table:table-cell office:value-type="float" office:value="2.70106">
                <text:p>2.70106</text:p>
              </table:table-cell>
              <table:table-cell office:value-type="float" office:value="-0.913797">
                <text:p>-0.913797</text:p>
              </table:table-cell>
              <table:table-cell office:value-type="float" office:value="0.000955399">
                <text:p>0.000955399</text:p>
              </table:table-cell>
            </table:table-row>
            <table:table-row>
              <table:table-cell office:value-type="float" office:value="2.7341">
                <text:p>2.7341</text:p>
              </table:table-cell>
              <table:table-cell office:value-type="float" office:value="-0.942632">
                <text:p>-0.942632</text:p>
              </table:table-cell>
              <table:table-cell office:value-type="float" office:value="0.000515204">
                <text:p>0.000515204</text:p>
              </table:table-cell>
            </table:table-row>
            <table:table-row>
              <table:table-cell office:value-type="float" office:value="2.76358">
                <text:p>2.76358</text:p>
              </table:table-cell>
              <table:table-cell office:value-type="float" office:value="-0.950823">
                <text:p>-0.950823</text:p>
              </table:table-cell>
              <table:table-cell office:value-type="float" office:value="-0.00127855">
                <text:p>-0.00127855</text:p>
              </table:table-cell>
            </table:table-row>
            <table:table-row>
              <table:table-cell office:value-type="float" office:value="2.79677">
                <text:p>2.79677</text:p>
              </table:table-cell>
              <table:table-cell office:value-type="float" office:value="-0.855679">
                <text:p>-0.855679</text:p>
              </table:table-cell>
              <table:table-cell office:value-type="float" office:value="0.0016408">
                <text:p>0.0016408</text:p>
              </table:table-cell>
            </table:table-row>
            <table:table-row>
              <table:table-cell office:value-type="float" office:value="2.82667">
                <text:p>2.82667</text:p>
              </table:table-cell>
              <table:table-cell office:value-type="float" office:value="-0.946688">
                <text:p>-0.946688</text:p>
              </table:table-cell>
              <table:table-cell office:value-type="float" office:value="-0.00111267">
                <text:p>-0.00111267</text:p>
              </table:table-cell>
            </table:table-row>
            <table:table-row>
              <table:table-cell office:value-type="float" office:value="2.85565">
                <text:p>2.85565</text:p>
              </table:table-cell>
              <table:table-cell office:value-type="float" office:value="-0.914143">
                <text:p>-0.914143</text:p>
              </table:table-cell>
              <table:table-cell office:value-type="float" office:value="0.00115808">
                <text:p>0.00115808</text:p>
              </table:table-cell>
            </table:table-row>
            <table:table-row>
              <table:table-cell office:value-type="float" office:value="2.8846">
                <text:p>2.8846</text:p>
              </table:table-cell>
              <table:table-cell office:value-type="float" office:value="-0.91589">
                <text:p>-0.91589</text:p>
              </table:table-cell>
              <table:table-cell office:value-type="float" office:value="-0.000588851">
                <text:p>-0.000588851</text:p>
              </table:table-cell>
            </table:table-row>
            <table:table-row>
              <table:table-cell office:value-type="float" office:value="2.91789">
                <text:p>2.91789</text:p>
              </table:table-cell>
              <table:table-cell office:value-type="float" office:value="-0.915301">
                <text:p>-0.915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5019">
                <text:p>2.95019</text:p>
              </table:table-cell>
              <table:table-cell office:value-type="float" office:value="-0.921518">
                <text:p>-0.921518</text:p>
              </table:table-cell>
              <table:table-cell office:value-type="float" office:value="-0.00621684">
                <text:p>-0.00621684</text:p>
              </table:table-cell>
            </table:table-row>
            <table:table-row>
              <table:table-cell office:value-type="float" office:value="2.98181">
                <text:p>2.98181</text:p>
              </table:table-cell>
              <table:table-cell office:value-type="float" office:value="-0.914943">
                <text:p>-0.914943</text:p>
              </table:table-cell>
              <table:table-cell office:value-type="float" office:value="0.000358058">
                <text:p>0.000358058</text:p>
              </table:table-cell>
            </table:table-row>
            <table:table-row>
              <table:table-cell office:value-type="float" office:value="3.01489">
                <text:p>3.01489</text:p>
              </table:table-cell>
              <table:table-cell office:value-type="float" office:value="-1.00219">
                <text:p>-1.00219</text:p>
              </table:table-cell>
              <table:table-cell office:value-type="float" office:value="0.0186489">
                <text:p>0.0186489</text:p>
              </table:table-cell>
            </table:table-row>
            <table:table-row>
              <table:table-cell office:value-type="float" office:value="3.04485">
                <text:p>3.04485</text:p>
              </table:table-cell>
              <table:table-cell office:value-type="float" office:value="-0.826717">
                <text:p>-0.826717</text:p>
              </table:table-cell>
              <table:table-cell office:value-type="float" office:value="0.00265653">
                <text:p>0.00265653</text:p>
              </table:table-cell>
            </table:table-row>
            <table:table-row>
              <table:table-cell office:value-type="float" office:value="3.07469">
                <text:p>3.07469</text:p>
              </table:table-cell>
              <table:table-cell office:value-type="float" office:value="-0.820567">
                <text:p>-0.820567</text:p>
              </table:table-cell>
              <table:table-cell office:value-type="float" office:value="-0.00721435">
                <text:p>-0.00721435</text:p>
              </table:table-cell>
            </table:table-row>
            <table:table-row>
              <table:table-cell office:value-type="float" office:value="3.12695">
                <text:p>3.12695</text:p>
              </table:table-cell>
              <table:table-cell office:value-type="float" office:value="-0.925843">
                <text:p>-0.925843</text:p>
              </table:table-cell>
              <table:table-cell office:value-type="float" office:value="-0.00379667">
                <text:p>-0.00379667</text:p>
              </table:table-cell>
            </table:table-row>
            <table:table-row>
              <table:table-cell office:value-type="float" office:value="3.15995">
                <text:p>3.15995</text:p>
              </table:table-cell>
              <table:table-cell office:value-type="float" office:value="-0.970946">
                <text:p>-0.970946</text:p>
              </table:table-cell>
              <table:table-cell office:value-type="float" office:value="-0.0053241">
                <text:p>-0.0053241</text:p>
              </table:table-cell>
            </table:table-row>
            <table:table-row>
              <table:table-cell office:value-type="float" office:value="3.19181">
                <text:p>3.19181</text:p>
              </table:table-cell>
              <table:table-cell office:value-type="float" office:value="-0.920202">
                <text:p>-0.920202</text:p>
              </table:table-cell>
              <table:table-cell office:value-type="float" office:value="-0.00490106">
                <text:p>-0.00490106</text:p>
              </table:table-cell>
            </table:table-row>
            <table:table-row>
              <table:table-cell office:value-type="float" office:value="3.22485">
                <text:p>3.22485</text:p>
              </table:table-cell>
              <table:table-cell office:value-type="float" office:value="-0.922506">
                <text:p>-0.922506</text:p>
              </table:table-cell>
              <table:table-cell office:value-type="float" office:value="-0.00720507">
                <text:p>-0.00720507</text:p>
              </table:table-cell>
            </table:table-row>
            <table:table-row>
              <table:table-cell office:value-type="float" office:value="3.25775">
                <text:p>3.25775</text:p>
              </table:table-cell>
              <table:table-cell office:value-type="float" office:value="-0.946877">
                <text:p>-0.946877</text:p>
              </table:table-cell>
              <table:table-cell office:value-type="float" office:value="-0.00411956">
                <text:p>-0.00411956</text:p>
              </table:table-cell>
            </table:table-row>
            <table:table-row>
              <table:table-cell office:value-type="float" office:value="3.29002">
                <text:p>3.29002</text:p>
              </table:table-cell>
              <table:table-cell office:value-type="float" office:value="-0.889074">
                <text:p>-0.889074</text:p>
              </table:table-cell>
              <table:table-cell office:value-type="float" office:value="-0.00238248">
                <text:p>-0.00238248</text:p>
              </table:table-cell>
            </table:table-row>
            <table:table-row>
              <table:table-cell office:value-type="float" office:value="3.32104">
                <text:p>3.32104</text:p>
              </table:table-cell>
              <table:table-cell office:value-type="float" office:value="-1.01247">
                <text:p>-1.01247</text:p>
              </table:table-cell>
              <table:table-cell office:value-type="float" office:value="-0.00820757">
                <text:p>-0.00820757</text:p>
              </table:table-cell>
            </table:table-row>
            <table:table-row>
              <table:table-cell office:value-type="float" office:value="3.35277">
                <text:p>3.35277</text:p>
              </table:table-cell>
              <table:table-cell office:value-type="float" office:value="-0.884425">
                <text:p>-0.884425</text:p>
              </table:table-cell>
              <table:table-cell office:value-type="float" office:value="0.000541777">
                <text:p>0.000541777</text:p>
              </table:table-cell>
            </table:table-row>
            <table:table-row>
              <table:table-cell office:value-type="float" office:value="3.38574">
                <text:p>3.38574</text:p>
              </table:table-cell>
              <table:table-cell office:value-type="float" office:value="-0.992897">
                <text:p>-0.992897</text:p>
              </table:table-cell>
              <table:table-cell office:value-type="float" office:value="-0.00337338">
                <text:p>-0.00337338</text:p>
              </table:table-cell>
            </table:table-row>
            <table:table-row>
              <table:table-cell office:value-type="float" office:value="3.41815">
                <text:p>3.41815</text:p>
              </table:table-cell>
              <table:table-cell office:value-type="float" office:value="-0.912133">
                <text:p>-0.912133</text:p>
              </table:table-cell>
              <table:table-cell office:value-type="float" office:value="0.000496741">
                <text:p>0.000496741</text:p>
              </table:table-cell>
            </table:table-row>
            <table:table-row>
              <table:table-cell office:value-type="float" office:value="3.45094">
                <text:p>3.45094</text:p>
              </table:table-cell>
              <table:table-cell office:value-type="float" office:value="-0.93502">
                <text:p>-0.93502</text:p>
              </table:table-cell>
              <table:table-cell office:value-type="float" office:value="-0.00364601">
                <text:p>-0.00364601</text:p>
              </table:table-cell>
            </table:table-row>
            <table:table-row>
              <table:table-cell office:value-type="float" office:value="3.48388">
                <text:p>3.48388</text:p>
              </table:table-cell>
              <table:table-cell office:value-type="float" office:value="-0.881539">
                <text:p>-0.881539</text:p>
              </table:table-cell>
              <table:table-cell office:value-type="float" office:value="-0.000372303">
                <text:p>-0.000372303</text:p>
              </table:table-cell>
            </table:table-row>
            <table:table-row>
              <table:table-cell office:value-type="float" office:value="3.517">
                <text:p>3.517</text:p>
              </table:table-cell>
              <table:table-cell office:value-type="float" office:value="-0.902647">
                <text:p>-0.902647</text:p>
              </table:table-cell>
              <table:table-cell office:value-type="float" office:value="0.00116644">
                <text:p>0.00116644</text:p>
              </table:table-cell>
            </table:table-row>
            <table:table-row>
              <table:table-cell office:value-type="float" office:value="3.54871">
                <text:p>3.54871</text:p>
              </table:table-cell>
              <table:table-cell office:value-type="float" office:value="-0.851712">
                <text:p>-0.851712</text:p>
              </table:table-cell>
              <table:table-cell office:value-type="float" office:value="0.00161154">
                <text:p>0.00161154</text:p>
              </table:table-cell>
            </table:table-row>
            <table:table-row>
              <table:table-cell office:value-type="float" office:value="3.57984">
                <text:p>3.57984</text:p>
              </table:table-cell>
              <table:table-cell office:value-type="float" office:value="-0.928367">
                <text:p>-0.928367</text:p>
              </table:table-cell>
              <table:table-cell office:value-type="float" office:value="0.00281781">
                <text:p>0.00281781</text:p>
              </table:table-cell>
            </table:table-row>
            <table:table-row>
              <table:table-cell office:value-type="float" office:value="3.60977">
                <text:p>3.60977</text:p>
              </table:table-cell>
              <table:table-cell office:value-type="float" office:value="-0.8399">
                <text:p>-0.8399</text:p>
              </table:table-cell>
              <table:table-cell office:value-type="float" office:value="-0.000690877">
                <text:p>-0.000690877</text:p>
              </table:table-cell>
            </table:table-row>
            <table:table-row>
              <table:table-cell office:value-type="float" office:value="3.64283">
                <text:p>3.64283</text:p>
              </table:table-cell>
              <table:table-cell office:value-type="float" office:value="-0.922366">
                <text:p>-0.922366</text:p>
              </table:table-cell>
              <table:table-cell office:value-type="float" office:value="0.00279277">
                <text:p>0.00279277</text:p>
              </table:table-cell>
            </table:table-row>
            <table:table-row>
              <table:table-cell office:value-type="float" office:value="3.67615">
                <text:p>3.67615</text:p>
              </table:table-cell>
              <table:table-cell office:value-type="float" office:value="-0.869224">
                <text:p>-0.869224</text:p>
              </table:table-cell>
              <table:table-cell office:value-type="float" office:value="-0.000673442">
                <text:p>-0.000673442</text:p>
              </table:table-cell>
            </table:table-row>
            <table:table-row>
              <table:table-cell office:value-type="float" office:value="3.70899">
                <text:p>3.70899</text:p>
              </table:table-cell>
              <table:table-cell office:value-type="float" office:value="-0.927243">
                <text:p>-0.927243</text:p>
              </table:table-cell>
              <table:table-cell office:value-type="float" office:value="0.00250583">
                <text:p>0.00250583</text:p>
              </table:table-cell>
            </table:table-row>
            <table:table-row>
              <table:table-cell office:value-type="float" office:value="3.74198">
                <text:p>3.74198</text:p>
              </table:table-cell>
              <table:table-cell office:value-type="float" office:value="-0.889213">
                <text:p>-0.889213</text:p>
              </table:table-cell>
              <table:table-cell office:value-type="float" office:value="0.00415021">
                <text:p>0.00415021</text:p>
              </table:table-cell>
            </table:table-row>
            <table:table-row>
              <table:table-cell office:value-type="float" office:value="3.77551">
                <text:p>3.77551</text:p>
              </table:table-cell>
              <table:table-cell office:value-type="float" office:value="-0.894602">
                <text:p>-0.894602</text:p>
              </table:table-cell>
              <table:table-cell office:value-type="float" office:value="0.00269421">
                <text:p>0.00269421</text:p>
              </table:table-cell>
            </table:table-row>
            <table:table-row>
              <table:table-cell office:value-type="float" office:value="3.8089">
                <text:p>3.8089</text:p>
              </table:table-cell>
              <table:table-cell office:value-type="float" office:value="-0.88772">
                <text:p>-0.88772</text:p>
              </table:table-cell>
              <table:table-cell office:value-type="float" office:value="0.00391545">
                <text:p>0.00391545</text:p>
              </table:table-cell>
            </table:table-row>
            <table:table-row>
              <table:table-cell office:value-type="float" office:value="3.84324">
                <text:p>3.84324</text:p>
              </table:table-cell>
              <table:table-cell office:value-type="float" office:value="-0.860932">
                <text:p>-0.860932</text:p>
              </table:table-cell>
              <table:table-cell office:value-type="float" office:value="0.00499914">
                <text:p>0.00499914</text:p>
              </table:table-cell>
            </table:table-row>
            <table:table-row>
              <table:table-cell office:value-type="float" office:value="3.87747">
                <text:p>3.87747</text:p>
              </table:table-cell>
              <table:table-cell office:value-type="float" office:value="-0.891539">
                <text:p>-0.891539</text:p>
              </table:table-cell>
              <table:table-cell office:value-type="float" office:value="0.00408144">
                <text:p>0.00408144</text:p>
              </table:table-cell>
            </table:table-row>
            <table:table-row>
              <table:table-cell office:value-type="float" office:value="3.91213">
                <text:p>3.91213</text:p>
              </table:table-cell>
              <table:table-cell office:value-type="float" office:value="-0.836917">
                <text:p>-0.836917</text:p>
              </table:table-cell>
              <table:table-cell office:value-type="float" office:value="0.0050497">
                <text:p>0.0050497</text:p>
              </table:table-cell>
            </table:table-row>
            <table:table-row>
              <table:table-cell office:value-type="float" office:value="3.94362">
                <text:p>3.94362</text:p>
              </table:table-cell>
              <table:table-cell office:value-type="float" office:value="-0.889872">
                <text:p>-0.889872</text:p>
              </table:table-cell>
              <table:table-cell office:value-type="float" office:value="0.00274019">
                <text:p>0.00274019</text:p>
              </table:table-cell>
            </table:table-row>
            <table:table-row>
              <table:table-cell office:value-type="float" office:value="3.97244">
                <text:p>3.97244</text:p>
              </table:table-cell>
              <table:table-cell office:value-type="float" office:value="-0.885201">
                <text:p>-0.885201</text:p>
              </table:table-cell>
              <table:table-cell office:value-type="float" office:value="0.0074114">
                <text:p>0.0074114</text:p>
              </table:table-cell>
            </table:table-row>
            <table:table-row>
              <table:table-cell office:value-type="float" office:value="4.0016">
                <text:p>4.0016</text:p>
              </table:table-cell>
              <table:table-cell office:value-type="float" office:value="-0.893312">
                <text:p>-0.893312</text:p>
              </table:table-cell>
              <table:table-cell office:value-type="float" office:value="-0.00069884">
                <text:p>-0.00069884</text:p>
              </table:table-cell>
            </table:table-row>
            <table:table-row>
              <table:table-cell office:value-type="float" office:value="4.03503">
                <text:p>4.03503</text:p>
              </table:table-cell>
              <table:table-cell office:value-type="float" office:value="-0.896112">
                <text:p>-0.896112</text:p>
              </table:table-cell>
              <table:table-cell office:value-type="float" office:value="-0.00349955">
                <text:p>-0.00349955</text:p>
              </table:table-cell>
            </table:table-row>
            <table:table-row>
              <table:table-cell office:value-type="float" office:value="4.06802">
                <text:p>4.06802</text:p>
              </table:table-cell>
              <table:table-cell office:value-type="float" office:value="-0.894533">
                <text:p>-0.894533</text:p>
              </table:table-cell>
              <table:table-cell office:value-type="float" office:value="-0.00192005">
                <text:p>-0.00192005</text:p>
              </table:table-cell>
            </table:table-row>
            <table:table-row>
              <table:table-cell office:value-type="float" office:value="4.1011">
                <text:p>4.1011</text:p>
              </table:table-cell>
              <table:table-cell office:value-type="float" office:value="-0.894653">
                <text:p>-0.894653</text:p>
              </table:table-cell>
              <table:table-cell office:value-type="float" office:value="-0.00204016">
                <text:p>-0.00204016</text:p>
              </table:table-cell>
            </table:table-row>
            <table:table-row>
              <table:table-cell office:value-type="float" office:value="4.1583">
                <text:p>4.1583</text:p>
              </table:table-cell>
              <table:table-cell office:value-type="float" office:value="-0.892998">
                <text:p>-0.892998</text:p>
              </table:table-cell>
              <table:table-cell office:value-type="float" office:value="-0.000385035">
                <text:p>-0.000385035</text:p>
              </table:table-cell>
            </table:table-row>
            <table:table-row>
              <table:table-cell office:value-type="float" office:value="4.19111">
                <text:p>4.19111</text:p>
              </table:table-cell>
              <table:table-cell office:value-type="float" office:value="-0.893425">
                <text:p>-0.893425</text:p>
              </table:table-cell>
              <table:table-cell office:value-type="float" office:value="-0.000812449">
                <text:p>-0.000812449</text:p>
              </table:table-cell>
            </table:table-row>
            <table:table-row>
              <table:table-cell office:value-type="float" office:value="4.22264">
                <text:p>4.22264</text:p>
              </table:table-cell>
              <table:table-cell office:value-type="float" office:value="-0.891516">
                <text:p>-0.891516</text:p>
              </table:table-cell>
              <table:table-cell office:value-type="float" office:value="0.00109618">
                <text:p>0.00109618</text:p>
              </table:table-cell>
            </table:table-row>
            <table:table-row>
              <table:table-cell office:value-type="float" office:value="4.2526">
                <text:p>4.2526</text:p>
              </table:table-cell>
              <table:table-cell office:value-type="float" office:value="-0.893821">
                <text:p>-0.893821</text:p>
              </table:table-cell>
              <table:table-cell office:value-type="float" office:value="-0.00120783">
                <text:p>-0.00120783</text:p>
              </table:table-cell>
            </table:table-row>
            <table:table-row>
              <table:table-cell office:value-type="float" office:value="4.28357">
                <text:p>4.28357</text:p>
              </table:table-cell>
              <table:table-cell office:value-type="float" office:value="-0.891435">
                <text:p>-0.891435</text:p>
              </table:table-cell>
              <table:table-cell office:value-type="float" office:value="0.00117814">
                <text:p>0.00117814</text:p>
              </table:table-cell>
            </table:table-row>
            <table:table-row>
              <table:table-cell office:value-type="float" office:value="4.31363">
                <text:p>4.31363</text:p>
              </table:table-cell>
              <table:table-cell office:value-type="float" office:value="-0.893825">
                <text:p>-0.893825</text:p>
              </table:table-cell>
              <table:table-cell office:value-type="float" office:value="-0.0012122">
                <text:p>-0.0012122</text:p>
              </table:table-cell>
            </table:table-row>
            <table:table-row>
              <table:table-cell office:value-type="float" office:value="4.34368">
                <text:p>4.34368</text:p>
              </table:table-cell>
              <table:table-cell office:value-type="float" office:value="-0.891997">
                <text:p>-0.891997</text:p>
              </table:table-cell>
              <table:table-cell office:value-type="float" office:value="0.000615296">
                <text:p>0.000615296</text:p>
              </table:table-cell>
            </table:table-row>
            <table:table-row>
              <table:table-cell office:value-type="float" office:value="4.3747">
                <text:p>4.3747</text:p>
              </table:table-cell>
              <table:table-cell office:value-type="float" office:value="-0.892035">
                <text:p>-0.892035</text:p>
              </table:table-cell>
              <table:table-cell office:value-type="float" office:value="0.000577764">
                <text:p>0.000577764</text:p>
              </table:table-cell>
            </table:table-row>
            <table:table-row>
              <table:table-cell office:value-type="float" office:value="4.4079">
                <text:p>4.4079</text:p>
              </table:table-cell>
              <table:table-cell office:value-type="float" office:value="-0.893657">
                <text:p>-0.893657</text:p>
              </table:table-cell>
              <table:table-cell office:value-type="float" office:value="-0.00104404">
                <text:p>-0.00104404</text:p>
              </table:table-cell>
            </table:table-row>
            <table:table-row>
              <table:table-cell office:value-type="float" office:value="4.43998">
                <text:p>4.43998</text:p>
              </table:table-cell>
              <table:table-cell office:value-type="float" office:value="-0.892091">
                <text:p>-0.892091</text:p>
              </table:table-cell>
              <table:table-cell office:value-type="float" office:value="0.000521898">
                <text:p>0.000521898</text:p>
              </table:table-cell>
            </table:table-row>
            <table:table-row>
              <table:table-cell office:value-type="float" office:value="4.47292">
                <text:p>4.47292</text:p>
              </table:table-cell>
              <table:table-cell office:value-type="float" office:value="-0.89011">
                <text:p>-0.89011</text:p>
              </table:table-cell>
              <table:table-cell office:value-type="float" office:value="0.00250306">
                <text:p>0.00250306</text:p>
              </table:table-cell>
            </table:table-row>
            <table:table-row>
              <table:table-cell office:value-type="float" office:value="4.50576">
                <text:p>4.50576</text:p>
              </table:table-cell>
              <table:table-cell office:value-type="float" office:value="-0.889568">
                <text:p>-0.889568</text:p>
              </table:table-cell>
              <table:table-cell office:value-type="float" office:value="0.00304423">
                <text:p>0.00304423</text:p>
              </table:table-cell>
            </table:table-row>
            <table:table-row>
              <table:table-cell office:value-type="float" office:value="4.53889">
                <text:p>4.53889</text:p>
              </table:table-cell>
              <table:table-cell office:value-type="float" office:value="-0.891705">
                <text:p>-0.891705</text:p>
              </table:table-cell>
              <table:table-cell office:value-type="float" office:value="0.000907848">
                <text:p>0.000907848</text:p>
              </table:table-cell>
            </table:table-row>
            <table:table-row>
              <table:table-cell office:value-type="float" office:value="4.57188">
                <text:p>4.57188</text:p>
              </table:table-cell>
              <table:table-cell office:value-type="float" office:value="-0.890543">
                <text:p>-0.890543</text:p>
              </table:table-cell>
              <table:table-cell office:value-type="float" office:value="0.00206989">
                <text:p>0.00206989</text:p>
              </table:table-cell>
            </table:table-row>
            <table:table-row>
              <table:table-cell office:value-type="float" office:value="4.60293">
                <text:p>4.60293</text:p>
              </table:table-cell>
              <table:table-cell office:value-type="float" office:value="-0.889293">
                <text:p>-0.889293</text:p>
              </table:table-cell>
              <table:table-cell office:value-type="float" office:value="0.0033194">
                <text:p>0.0033194</text:p>
              </table:table-cell>
            </table:table-row>
            <table:table-row>
              <table:table-cell office:value-type="float" office:value="4.63593">
                <text:p>4.63593</text:p>
              </table:table-cell>
              <table:table-cell office:value-type="float" office:value="-0.864104">
                <text:p>-0.864104</text:p>
              </table:table-cell>
              <table:table-cell office:value-type="float" office:value="0.00135622">
                <text:p>0.00135622</text:p>
              </table:table-cell>
            </table:table-row>
            <table:table-row>
              <table:table-cell office:value-type="float" office:value="4.66887">
                <text:p>4.66887</text:p>
              </table:table-cell>
              <table:table-cell office:value-type="float" office:value="-0.946422">
                <text:p>-0.946422</text:p>
              </table:table-cell>
              <table:table-cell office:value-type="float" office:value="0.0014983">
                <text:p>0.0014983</text:p>
              </table:table-cell>
            </table:table-row>
            <table:table-row>
              <table:table-cell office:value-type="float" office:value="4.70177">
                <text:p>4.70177</text:p>
              </table:table-cell>
              <table:table-cell office:value-type="float" office:value="-0.807233">
                <text:p>-0.807233</text:p>
              </table:table-cell>
              <table:table-cell office:value-type="float" office:value="0.00304387">
                <text:p>0.00304387</text:p>
              </table:table-cell>
            </table:table-row>
            <table:table-row>
              <table:table-cell office:value-type="float" office:value="4.7339">
                <text:p>4.7339</text:p>
              </table:table-cell>
              <table:table-cell office:value-type="float" office:value="-0.920828">
                <text:p>-0.920828</text:p>
              </table:table-cell>
              <table:table-cell office:value-type="float" office:value="0.00402029">
                <text:p>0.00402029</text:p>
              </table:table-cell>
            </table:table-row>
            <table:table-row>
              <table:table-cell office:value-type="float" office:value="4.76677">
                <text:p>4.76677</text:p>
              </table:table-cell>
              <table:table-cell office:value-type="float" office:value="-0.834904">
                <text:p>-0.834904</text:p>
              </table:table-cell>
              <table:table-cell office:value-type="float" office:value="0.00214542">
                <text:p>0.00214542</text:p>
              </table:table-cell>
            </table:table-row>
            <table:table-row>
              <table:table-cell office:value-type="float" office:value="4.80082">
                <text:p>4.80082</text:p>
              </table:table-cell>
              <table:table-cell office:value-type="float" office:value="-0.900569">
                <text:p>-0.900569</text:p>
              </table:table-cell>
              <table:table-cell office:value-type="float" office:value="0.00150116">
                <text:p>0.00150116</text:p>
              </table:table-cell>
            </table:table-row>
            <table:table-row>
              <table:table-cell office:value-type="float" office:value="4.83284">
                <text:p>4.83284</text:p>
              </table:table-cell>
              <table:table-cell office:value-type="float" office:value="-0.887248">
                <text:p>-0.887248</text:p>
              </table:table-cell>
              <table:table-cell office:value-type="float" office:value="0.00531852">
                <text:p>0.00531852</text:p>
              </table:table-cell>
            </table:table-row>
            <table:table-row>
              <table:table-cell office:value-type="float" office:value="4.86582">
                <text:p>4.86582</text:p>
              </table:table-cell>
              <table:table-cell office:value-type="float" office:value="-0.897">
                <text:p>-0.897</text:p>
              </table:table-cell>
              <table:table-cell office:value-type="float" office:value="0.00120847">
                <text:p>0.00120847</text:p>
              </table:table-cell>
            </table:table-row>
            <table:table-row>
              <table:table-cell office:value-type="float" office:value="4.89833">
                <text:p>4.89833</text:p>
              </table:table-cell>
              <table:table-cell office:value-type="float" office:value="-0.896466">
                <text:p>-0.896466</text:p>
              </table:table-cell>
              <table:table-cell office:value-type="float" office:value="0.00549289">
                <text:p>0.00549289</text:p>
              </table:table-cell>
            </table:table-row>
            <table:table-row>
              <table:table-cell office:value-type="float" office:value="4.93549">
                <text:p>4.93549</text:p>
              </table:table-cell>
              <table:table-cell office:value-type="float" office:value="-0.867227">
                <text:p>-0.867227</text:p>
              </table:table-cell>
              <table:table-cell office:value-type="float" office:value="0.000235936">
                <text:p>0.000235936</text:p>
              </table:table-cell>
            </table:table-row>
            <table:table-row>
              <table:table-cell office:value-type="float" office:value="4.96446">
                <text:p>4.96446</text:p>
              </table:table-cell>
              <table:table-cell office:value-type="float" office:value="-0.899702">
                <text:p>-0.899702</text:p>
              </table:table-cell>
              <table:table-cell office:value-type="float" office:value="0.00100559">
                <text:p>0.00100559</text:p>
              </table:table-cell>
            </table:table-row>
            <table:table-row>
              <table:table-cell office:value-type="float" office:value="4.99351">
                <text:p>4.99351</text:p>
              </table:table-cell>
              <table:table-cell office:value-type="float" office:value="-0.842649">
                <text:p>-0.842649</text:p>
              </table:table-cell>
              <table:table-cell office:value-type="float" office:value="-0.0077976">
                <text:p>-0.0077976</text:p>
              </table:table-cell>
            </table:table-row>
            <table:table-row>
              <table:table-cell office:value-type="float" office:value="5.02244">
                <text:p>5.02244</text:p>
              </table:table-cell>
              <table:table-cell office:value-type="float" office:value="-0.946992">
                <text:p>-0.946992</text:p>
              </table:table-cell>
              <table:table-cell office:value-type="float" office:value="-0.00443578">
                <text:p>-0.00443578</text:p>
              </table:table-cell>
            </table:table-row>
            <table:table-row>
              <table:table-cell office:value-type="float" office:value="5.05481">
                <text:p>5.05481</text:p>
              </table:table-cell>
              <table:table-cell office:value-type="float" office:value="-0.990637">
                <text:p>-0.990637</text:p>
              </table:table-cell>
              <table:table-cell office:value-type="float" office:value="-0.00813754">
                <text:p>-0.00813754</text:p>
              </table:table-cell>
            </table:table-row>
            <table:table-row>
              <table:table-cell office:value-type="float" office:value="5.08901">
                <text:p>5.08901</text:p>
              </table:table-cell>
              <table:table-cell office:value-type="float" office:value="-0.941431">
                <text:p>-0.941431</text:p>
              </table:table-cell>
              <table:table-cell office:value-type="float" office:value="-0.00517166">
                <text:p>-0.00517166</text:p>
              </table:table-cell>
            </table:table-row>
            <table:table-row>
              <table:table-cell office:value-type="float" office:value="5.1219">
                <text:p>5.1219</text:p>
              </table:table-cell>
              <table:table-cell office:value-type="float" office:value="-0.937169">
                <text:p>-0.937169</text:p>
              </table:table-cell>
              <table:table-cell office:value-type="float" office:value="-0.00195598">
                <text:p>-0.00195598</text:p>
              </table:table-cell>
            </table:table-row>
            <table:table-row>
              <table:table-cell office:value-type="float" office:value="5.15513">
                <text:p>5.15513</text:p>
              </table:table-cell>
              <table:table-cell office:value-type="float" office:value="-0.939634">
                <text:p>-0.939634</text:p>
              </table:table-cell>
              <table:table-cell office:value-type="float" office:value="-0.0025813">
                <text:p>-0.0025813</text:p>
              </table:table-cell>
            </table:table-row>
            <table:table-row>
              <table:table-cell office:value-type="float" office:value="5.209">
                <text:p>5.209</text:p>
              </table:table-cell>
              <table:table-cell office:value-type="float" office:value="-0.90194">
                <text:p>-0.90194</text:p>
              </table:table-cell>
              <table:table-cell office:value-type="float" office:value="-0.00237798">
                <text:p>-0.00237798</text:p>
              </table:table-cell>
            </table:table-row>
            <table:table-row>
              <table:table-cell office:value-type="float" office:value="5.23959">
                <text:p>5.23959</text:p>
              </table:table-cell>
              <table:table-cell office:value-type="float" office:value="-0.894912">
                <text:p>-0.894912</text:p>
              </table:table-cell>
              <table:table-cell office:value-type="float" office:value="0.00499737">
                <text:p>0.00499737</text:p>
              </table:table-cell>
            </table:table-row>
            <table:table-row>
              <table:table-cell office:value-type="float" office:value="5.27071">
                <text:p>5.27071</text:p>
              </table:table-cell>
              <table:table-cell office:value-type="float" office:value="-0.914984">
                <text:p>-0.914984</text:p>
              </table:table-cell>
              <table:table-cell office:value-type="float" office:value="-0.00738891">
                <text:p>-0.00738891</text:p>
              </table:table-cell>
            </table:table-row>
            <table:table-row>
              <table:table-cell office:value-type="float" office:value="5.30077">
                <text:p>5.30077</text:p>
              </table:table-cell>
              <table:table-cell office:value-type="float" office:value="-0.910867">
                <text:p>-0.910867</text:p>
              </table:table-cell>
              <table:table-cell office:value-type="float" office:value="-0.00110637">
                <text:p>-0.00110637</text:p>
              </table:table-cell>
            </table:table-row>
            <table:table-row>
              <table:table-cell office:value-type="float" office:value="5.33289">
                <text:p>5.33289</text:p>
              </table:table-cell>
              <table:table-cell office:value-type="float" office:value="-0.914387">
                <text:p>-0.914387</text:p>
              </table:table-cell>
              <table:table-cell office:value-type="float" office:value="-0.00116117">
                <text:p>-0.00116117</text:p>
              </table:table-cell>
            </table:table-row>
            <table:table-row>
              <table:table-cell office:value-type="float" office:value="5.36596">
                <text:p>5.36596</text:p>
              </table:table-cell>
              <table:table-cell office:value-type="float" office:value="-0.940559">
                <text:p>-0.940559</text:p>
              </table:table-cell>
              <table:table-cell office:value-type="float" office:value="-0.00104641">
                <text:p>-0.00104641</text:p>
              </table:table-cell>
            </table:table-row>
            <table:table-row>
              <table:table-cell office:value-type="float" office:value="5.39985">
                <text:p>5.39985</text:p>
              </table:table-cell>
              <table:table-cell office:value-type="float" office:value="-0.911234">
                <text:p>-0.91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3412">
                <text:p>5.43412</text:p>
              </table:table-cell>
              <table:table-cell office:value-type="float" office:value="-0.885515">
                <text:p>-0.885515</text:p>
              </table:table-cell>
              <table:table-cell office:value-type="float" office:value="0.000473281">
                <text:p>0.000473281</text:p>
              </table:table-cell>
            </table:table-row>
            <table:table-row>
              <table:table-cell office:value-type="float" office:value="5.46693">
                <text:p>5.46693</text:p>
              </table:table-cell>
              <table:table-cell office:value-type="float" office:value="-0.913813">
                <text:p>-0.913813</text:p>
              </table:table-cell>
              <table:table-cell office:value-type="float" office:value="-0.0000354273">
                <text:p>-0.0000354273</text:p>
              </table:table-cell>
            </table:table-row>
            <table:table-row>
              <table:table-cell office:value-type="float" office:value="5.50061">
                <text:p>5.50061</text:p>
              </table:table-cell>
              <table:table-cell office:value-type="float" office:value="-0.936959">
                <text:p>-0.936959</text:p>
              </table:table-cell>
              <table:table-cell office:value-type="float" office:value="-0.000936846">
                <text:p>-0.000936846</text:p>
              </table:table-cell>
            </table:table-row>
            <table:table-row>
              <table:table-cell office:value-type="float" office:value="5.53182">
                <text:p>5.53182</text:p>
              </table:table-cell>
              <table:table-cell office:value-type="float" office:value="-0.881328">
                <text:p>-0.881328</text:p>
              </table:table-cell>
              <table:table-cell office:value-type="float" office:value="0.0000214598">
                <text:p>0.0000214598</text:p>
              </table:table-cell>
            </table:table-row>
            <table:table-row>
              <table:table-cell office:value-type="float" office:value="5.5642">
                <text:p>5.5642</text:p>
              </table:table-cell>
              <table:table-cell office:value-type="float" office:value="-0.914169">
                <text:p>-0.914169</text:p>
              </table:table-cell>
              <table:table-cell office:value-type="float" office:value="-0.000571273">
                <text:p>-0.000571273</text:p>
              </table:table-cell>
            </table:table-row>
            <table:table-row>
              <table:table-cell office:value-type="float" office:value="5.59672">
                <text:p>5.59672</text:p>
              </table:table-cell>
              <table:table-cell office:value-type="float" office:value="-0.969594">
                <text:p>-0.969594</text:p>
              </table:table-cell>
              <table:table-cell office:value-type="float" office:value="-0.000462754">
                <text:p>-0.000462754</text:p>
              </table:table-cell>
            </table:table-row>
            <table:table-row>
              <table:table-cell office:value-type="float" office:value="5.62993">
                <text:p>5.62993</text:p>
              </table:table-cell>
              <table:table-cell office:value-type="float" office:value="-0.857426">
                <text:p>-0.857426</text:p>
              </table:table-cell>
              <table:table-cell office:value-type="float" office:value="0.0000308012">
                <text:p>0.0000308012</text:p>
              </table:table-cell>
            </table:table-row>
            <table:table-row>
              <table:table-cell office:value-type="float" office:value="5.66277">
                <text:p>5.66277</text:p>
              </table:table-cell>
              <table:table-cell office:value-type="float" office:value="-0.940138">
                <text:p>-0.940138</text:p>
              </table:table-cell>
              <table:table-cell office:value-type="float" office:value="-0.0000734239">
                <text:p>-0.0000734239</text:p>
              </table:table-cell>
            </table:table-row>
            <table:table-row>
              <table:table-cell office:value-type="float" office:value="5.6957">
                <text:p>5.6957</text:p>
              </table:table-cell>
              <table:table-cell office:value-type="float" office:value="-0.912972">
                <text:p>-0.912972</text:p>
              </table:table-cell>
              <table:table-cell office:value-type="float" office:value="-0.000451558">
                <text:p>-0.000451558</text:p>
              </table:table-cell>
            </table:table-row>
            <table:table-row>
              <table:table-cell office:value-type="float" office:value="5.72887">
                <text:p>5.72887</text:p>
              </table:table-cell>
              <table:table-cell office:value-type="float" office:value="-0.884012">
                <text:p>-0.884012</text:p>
              </table:table-cell>
              <table:table-cell office:value-type="float" office:value="0.00152977">
                <text:p>0.00152977</text:p>
              </table:table-cell>
            </table:table-row>
            <table:table-row>
              <table:table-cell office:value-type="float" office:value="5.76289">
                <text:p>5.76289</text:p>
              </table:table-cell>
              <table:table-cell office:value-type="float" office:value="-0.940475">
                <text:p>-0.940475</text:p>
              </table:table-cell>
              <table:table-cell office:value-type="float" office:value="-0.00100322">
                <text:p>-0.00100322</text:p>
              </table:table-cell>
            </table:table-row>
            <table:table-row>
              <table:table-cell office:value-type="float" office:value="5.79565">
                <text:p>5.79565</text:p>
              </table:table-cell>
              <table:table-cell office:value-type="float" office:value="-0.91135">
                <text:p>-0.91135</text:p>
              </table:table-cell>
              <table:table-cell office:value-type="float" office:value="0.00149614">
                <text:p>0.00149614</text:p>
              </table:table-cell>
            </table:table-row>
            <table:table-row>
              <table:table-cell office:value-type="float" office:value="5.82866">
                <text:p>5.82866</text:p>
              </table:table-cell>
              <table:table-cell office:value-type="float" office:value="-0.912846">
                <text:p>-0.91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6181">
                <text:p>5.86181</text:p>
              </table:table-cell>
              <table:table-cell office:value-type="float" office:value="-0.888884">
                <text:p>-0.888884</text:p>
              </table:table-cell>
              <table:table-cell office:value-type="float" office:value="-0.0000562139">
                <text:p>-0.0000562139</text:p>
              </table:table-cell>
            </table:table-row>
            <table:table-row>
              <table:table-cell office:value-type="float" office:value="5.89565">
                <text:p>5.89565</text:p>
              </table:table-cell>
              <table:table-cell office:value-type="float" office:value="-0.936395">
                <text:p>-0.936395</text:p>
              </table:table-cell>
              <table:table-cell office:value-type="float" office:value="0.000540198">
                <text:p>0.000540198</text:p>
              </table:table-cell>
            </table:table-row>
            <table:table-row>
              <table:table-cell office:value-type="float" office:value="5.92946">
                <text:p>5.92946</text:p>
              </table:table-cell>
              <table:table-cell office:value-type="float" office:value="-0.913133">
                <text:p>-0.913133</text:p>
              </table:table-cell>
              <table:table-cell office:value-type="float" office:value="0.000000575478">
                <text:p>0.000000575478</text:p>
              </table:table-cell>
            </table:table-row>
            <table:table-row>
              <table:table-cell office:value-type="float" office:value="5.96372">
                <text:p>5.96372</text:p>
              </table:table-cell>
              <table:table-cell office:value-type="float" office:value="-0.933705">
                <text:p>-0.933705</text:p>
              </table:table-cell>
              <table:table-cell office:value-type="float" office:value="0.0018874">
                <text:p>0.0018874</text:p>
              </table:table-cell>
            </table:table-row>
            <table:table-row>
              <table:table-cell office:value-type="float" office:value="5.99547">
                <text:p>5.99547</text:p>
              </table:table-cell>
              <table:table-cell office:value-type="float" office:value="-0.85931">
                <text:p>-0.85931</text:p>
              </table:table-cell>
              <table:table-cell office:value-type="float" office:value="0.00277646">
                <text:p>0.00277646</text:p>
              </table:table-cell>
            </table:table-row>
            <table:table-row>
              <table:table-cell office:value-type="float" office:value="6.02435">
                <text:p>6.02435</text:p>
              </table:table-cell>
              <table:table-cell office:value-type="float" office:value="-0.947449">
                <text:p>-0.947449</text:p>
              </table:table-cell>
              <table:table-cell office:value-type="float" office:value="-0.00519331">
                <text:p>-0.00519331</text:p>
              </table:table-cell>
            </table:table-row>
            <table:table-row>
              <table:table-cell office:value-type="float" office:value="6.05434">
                <text:p>6.05434</text:p>
              </table:table-cell>
              <table:table-cell office:value-type="float" office:value="-1.14217">
                <text:p>-1.14217</text:p>
              </table:table-cell>
              <table:table-cell office:value-type="float" office:value="-0.0048313">
                <text:p>-0.0048313</text:p>
              </table:table-cell>
            </table:table-row>
            <table:table-row>
              <table:table-cell office:value-type="float" office:value="6.08446">
                <text:p>6.08446</text:p>
              </table:table-cell>
              <table:table-cell office:value-type="float" office:value="-1.04104">
                <text:p>-1.04104</text:p>
              </table:table-cell>
              <table:table-cell office:value-type="float" office:value="-0.00243261">
                <text:p>-0.00243261</text:p>
              </table:table-cell>
            </table:table-row>
            <table:table-row>
              <table:table-cell office:value-type="float" office:value="6.1143">
                <text:p>6.1143</text:p>
              </table:table-cell>
              <table:table-cell office:value-type="float" office:value="-1.03678">
                <text:p>-1.03678</text:p>
              </table:table-cell>
              <table:table-cell office:value-type="float" office:value="-0.000685777">
                <text:p>-0.000685777</text:p>
              </table:table-cell>
            </table:table-row>
            <table:table-row>
              <table:table-cell office:value-type="float" office:value="6.14331">
                <text:p>6.14331</text:p>
              </table:table-cell>
              <table:table-cell office:value-type="float" office:value="-0.942363">
                <text:p>-0.942363</text:p>
              </table:table-cell>
              <table:table-cell office:value-type="float" office:value="-0.000804766">
                <text:p>-0.000804766</text:p>
              </table:table-cell>
            </table:table-row>
            <table:table-row>
              <table:table-cell office:value-type="float" office:value="6.1734">
                <text:p>6.1734</text:p>
              </table:table-cell>
              <table:table-cell office:value-type="float" office:value="-0.872181">
                <text:p>-0.872181</text:p>
              </table:table-cell>
              <table:table-cell office:value-type="float" office:value="0.000292235">
                <text:p>0.000292235</text:p>
              </table:table-cell>
            </table:table-row>
            <table:table-row>
              <table:table-cell office:value-type="float" office:value="6.20227">
                <text:p>6.20227</text:p>
              </table:table-cell>
              <table:table-cell office:value-type="float" office:value="-1.00891">
                <text:p>-1.00891</text:p>
              </table:table-cell>
              <table:table-cell office:value-type="float" office:value="-0.00234827">
                <text:p>-0.00234827</text:p>
              </table:table-cell>
            </table:table-row>
            <table:table-row>
              <table:table-cell office:value-type="float" office:value="6.24767">
                <text:p>6.24767</text:p>
              </table:table-cell>
              <table:table-cell office:value-type="float" office:value="-0.712106">
                <text:p>-0.712106</text:p>
              </table:table-cell>
              <table:table-cell office:value-type="float" office:value="0.00242072">
                <text:p>0.00242072</text:p>
              </table:table-cell>
            </table:table-row>
            <table:table-row>
              <table:table-cell office:value-type="float" office:value="6.2774">
                <text:p>6.2774</text:p>
              </table:table-cell>
              <table:table-cell office:value-type="float" office:value="-1.14775">
                <text:p>-1.14775</text:p>
              </table:table-cell>
              <table:table-cell office:value-type="float" office:value="-0.00396355">
                <text:p>-0.00396355</text:p>
              </table:table-cell>
            </table:table-row>
            <table:table-row>
              <table:table-cell office:value-type="float" office:value="6.30638">
                <text:p>6.30638</text:p>
              </table:table-cell>
              <table:table-cell office:value-type="float" office:value="-0.89642">
                <text:p>-0.89642</text:p>
              </table:table-cell>
              <table:table-cell office:value-type="float" office:value="-0.00159549">
                <text:p>-0.00159549</text:p>
              </table:table-cell>
            </table:table-row>
            <table:table-row>
              <table:table-cell office:value-type="float" office:value="6.33891">
                <text:p>6.33891</text:p>
              </table:table-cell>
              <table:table-cell office:value-type="float" office:value="-1.52679">
                <text:p>-1.52679</text:p>
              </table:table-cell>
              <table:table-cell office:value-type="float" office:value="-0.0111165">
                <text:p>-0.0111165</text:p>
              </table:table-cell>
            </table:table-row>
            <table:table-row>
              <table:table-cell office:value-type="float" office:value="6.3721">
                <text:p>6.3721</text:p>
              </table:table-cell>
              <table:table-cell office:value-type="float" office:value="-0.0856748">
                <text:p>-0.0856748</text:p>
              </table:table-cell>
              <table:table-cell office:value-type="float" office:value="0.010798">
                <text:p>0.010798</text:p>
              </table:table-cell>
            </table:table-row>
            <table:table-row>
              <table:table-cell office:value-type="float" office:value="6.40723">
                <text:p>6.40723</text:p>
              </table:table-cell>
              <table:table-cell office:value-type="float" office:value="-0.834451">
                <text:p>-0.834451</text:p>
              </table:table-cell>
              <table:table-cell office:value-type="float" office:value="-0.00163762">
                <text:p>-0.00163762</text:p>
              </table:table-cell>
            </table:table-row>
            <table:table-row>
              <table:table-cell office:value-type="float" office:value="6.44171">
                <text:p>6.44171</text:p>
              </table:table-cell>
              <table:table-cell office:value-type="float" office:value="-0.687392">
                <text:p>-0.687392</text:p>
              </table:table-cell>
              <table:table-cell office:value-type="float" office:value="0.00107029">
                <text:p>0.00107029</text:p>
              </table:table-cell>
            </table:table-row>
            <table:table-row>
              <table:table-cell office:value-type="float" office:value="6.47488">
                <text:p>6.47488</text:p>
              </table:table-cell>
              <table:table-cell office:value-type="float" office:value="-0.802536">
                <text:p>-0.802536</text:p>
              </table:table-cell>
              <table:table-cell office:value-type="float" office:value="-0.00134784">
                <text:p>-0.00134784</text:p>
              </table:table-cell>
            </table:table-row>
            <table:table-row>
              <table:table-cell office:value-type="float" office:value="6.50887">
                <text:p>6.50887</text:p>
              </table:table-cell>
              <table:table-cell office:value-type="float" office:value="-0.730454">
                <text:p>-0.730454</text:p>
              </table:table-cell>
              <table:table-cell office:value-type="float" office:value="-0.000715526">
                <text:p>-0.000715526</text:p>
              </table:table-cell>
            </table:table-row>
            <table:table-row>
              <table:table-cell office:value-type="float" office:value="6.54219">
                <text:p>6.54219</text:p>
              </table:table-cell>
              <table:table-cell office:value-type="float" office:value="-0.682021">
                <text:p>-0.682021</text:p>
              </table:table-cell>
              <table:table-cell office:value-type="float" office:value="-0.000716232">
                <text:p>-0.000716232</text:p>
              </table:table-cell>
            </table:table-row>
            <table:table-row>
              <table:table-cell office:value-type="float" office:value="6.57635">
                <text:p>6.57635</text:p>
              </table:table-cell>
              <table:table-cell office:value-type="float" office:value="-0.587829">
                <text:p>-0.587829</text:p>
              </table:table-cell>
              <table:table-cell office:value-type="float" office:value="0.000392423">
                <text:p>0.000392423</text:p>
              </table:table-cell>
            </table:table-row>
            <table:table-row>
              <table:table-cell office:value-type="float" office:value="6.60978">
                <text:p>6.60978</text:p>
              </table:table-cell>
              <table:table-cell office:value-type="float" office:value="-0.547817">
                <text:p>-0.547817</text:p>
              </table:table-cell>
              <table:table-cell office:value-type="float" office:value="0.00157941">
                <text:p>0.00157941</text:p>
              </table:table-cell>
            </table:table-row>
            <table:table-row>
              <table:table-cell office:value-type="float" office:value="6.64296">
                <text:p>6.64296</text:p>
              </table:table-cell>
              <table:table-cell office:value-type="float" office:value="-0.530958">
                <text:p>-0.530958</text:p>
              </table:table-cell>
              <table:table-cell office:value-type="float" office:value="0.00091757">
                <text:p>0.00091757</text:p>
              </table:table-cell>
            </table:table-row>
            <table:table-row>
              <table:table-cell office:value-type="float" office:value="6.6769">
                <text:p>6.6769</text:p>
              </table:table-cell>
              <table:table-cell office:value-type="float" office:value="-0.539021">
                <text:p>-0.539021</text:p>
              </table:table-cell>
              <table:table-cell office:value-type="float" office:value="0.000679577">
                <text:p>0.000679577</text:p>
              </table:table-cell>
            </table:table-row>
            <table:table-row>
              <table:table-cell office:value-type="float" office:value="6.71305">
                <text:p>6.71305</text:p>
              </table:table-cell>
              <table:table-cell office:value-type="float" office:value="-0.468325">
                <text:p>-0.468325</text:p>
              </table:table-cell>
              <table:table-cell office:value-type="float" office:value="0.000642195">
                <text:p>0.000642195</text:p>
              </table:table-cell>
            </table:table-row>
            <table:table-row>
              <table:table-cell office:value-type="float" office:value="6.74573">
                <text:p>6.74573</text:p>
              </table:table-cell>
              <table:table-cell office:value-type="float" office:value="-0.536268">
                <text:p>-0.536268</text:p>
              </table:table-cell>
              <table:table-cell office:value-type="float" office:value="-0.0000904632">
                <text:p>-0.0000904632</text:p>
              </table:table-cell>
            </table:table-row>
            <table:table-row>
              <table:table-cell office:value-type="float" office:value="6.77875">
                <text:p>6.77875</text:p>
              </table:table-cell>
              <table:table-cell office:value-type="float" office:value="-0.464952">
                <text:p>-0.464952</text:p>
              </table:table-cell>
              <table:table-cell office:value-type="float" office:value="-0.000855858">
                <text:p>-0.000855858</text:p>
              </table:table-cell>
            </table:table-row>
            <table:table-row>
              <table:table-cell office:value-type="float" office:value="6.81225">
                <text:p>6.81225</text:p>
              </table:table-cell>
              <table:table-cell office:value-type="float" office:value="-0.437081">
                <text:p>-0.437081</text:p>
              </table:table-cell>
              <table:table-cell office:value-type="float" office:value="0.000595288">
                <text:p>0.000595288</text:p>
              </table:table-cell>
            </table:table-row>
            <table:table-row>
              <table:table-cell office:value-type="float" office:value="6.84587">
                <text:p>6.84587</text:p>
              </table:table-cell>
              <table:table-cell office:value-type="float" office:value="-0.318818">
                <text:p>-0.318818</text:p>
              </table:table-cell>
              <table:table-cell office:value-type="float" office:value="0.00194595">
                <text:p>0.00194595</text:p>
              </table:table-cell>
            </table:table-row>
            <table:table-row>
              <table:table-cell office:value-type="float" office:value="6.87884">
                <text:p>6.87884</text:p>
              </table:table-cell>
              <table:table-cell office:value-type="float" office:value="-0.352679">
                <text:p>-0.352679</text:p>
              </table:table-cell>
              <table:table-cell office:value-type="float" office:value="0.000915445">
                <text:p>0.000915445</text:p>
              </table:table-cell>
            </table:table-row>
            <table:table-row>
              <table:table-cell office:value-type="float" office:value="6.91192">
                <text:p>6.91192</text:p>
              </table:table-cell>
              <table:table-cell office:value-type="float" office:value="-0.436539">
                <text:p>-0.436539</text:p>
              </table:table-cell>
              <table:table-cell office:value-type="float" office:value="-0.00104795">
                <text:p>-0.00104795</text:p>
              </table:table-cell>
            </table:table-row>
            <table:table-row>
              <table:table-cell office:value-type="float" office:value="6.94478">
                <text:p>6.94478</text:p>
              </table:table-cell>
              <table:table-cell office:value-type="float" office:value="-0.273921">
                <text:p>-0.273921</text:p>
              </table:table-cell>
              <table:table-cell office:value-type="float" office:value="0.00200297">
                <text:p>0.00200297</text:p>
              </table:table-cell>
            </table:table-row>
            <table:table-row>
              <table:table-cell office:value-type="float" office:value="6.97833">
                <text:p>6.97833</text:p>
              </table:table-cell>
              <table:table-cell office:value-type="float" office:value="-0.233624">
                <text:p>-0.233624</text:p>
              </table:table-cell>
              <table:table-cell office:value-type="float" office:value="0.00205071">
                <text:p>0.00205071</text:p>
              </table:table-cell>
            </table:table-row>
            <table:table-row>
              <table:table-cell office:value-type="float" office:value="7.01157">
                <text:p>7.01157</text:p>
              </table:table-cell>
              <table:table-cell office:value-type="float" office:value="-0.279933">
                <text:p>-0.279933</text:p>
              </table:table-cell>
              <table:table-cell office:value-type="float" office:value="0.000965285">
                <text:p>0.000965285</text:p>
              </table:table-cell>
            </table:table-row>
            <table:table-row>
              <table:table-cell office:value-type="float" office:value="7.0413">
                <text:p>7.0413</text:p>
              </table:table-cell>
              <table:table-cell office:value-type="float" office:value="-0.22323">
                <text:p>-0.22323</text:p>
              </table:table-cell>
              <table:table-cell office:value-type="float" office:value="0.00192571">
                <text:p>0.00192571</text:p>
              </table:table-cell>
            </table:table-row>
            <table:table-row>
              <table:table-cell office:value-type="float" office:value="7.07028">
                <text:p>7.07028</text:p>
              </table:table-cell>
              <table:table-cell office:value-type="float" office:value="-0.188517">
                <text:p>-0.188517</text:p>
              </table:table-cell>
              <table:table-cell office:value-type="float" office:value="0.00127338">
                <text:p>0.00127338</text:p>
              </table:table-cell>
            </table:table-row>
            <table:table-row>
              <table:table-cell office:value-type="float" office:value="7.09933">
                <text:p>7.09933</text:p>
              </table:table-cell>
              <table:table-cell office:value-type="float" office:value="-0.28746">
                <text:p>-0.28746</text:p>
              </table:table-cell>
              <table:table-cell office:value-type="float" office:value="0.001319">
                <text:p>0.001319</text:p>
              </table:table-cell>
            </table:table-row>
            <table:table-row>
              <table:table-cell office:value-type="float" office:value="7.12943">
                <text:p>7.12943</text:p>
              </table:table-cell>
              <table:table-cell office:value-type="float" office:value="-0.483399">
                <text:p>-0.483399</text:p>
              </table:table-cell>
              <table:table-cell office:value-type="float" office:value="-0.00363401">
                <text:p>-0.00363401</text:p>
              </table:table-cell>
            </table:table-row>
            <table:table-row>
              <table:table-cell office:value-type="float" office:value="7.16056">
                <text:p>7.16056</text:p>
              </table:table-cell>
              <table:table-cell office:value-type="float" office:value="-0.275515">
                <text:p>-0.275515</text:p>
              </table:table-cell>
              <table:table-cell office:value-type="float" office:value="0.000668704">
                <text:p>0.000668704</text:p>
              </table:table-cell>
            </table:table-row>
            <table:table-row>
              <table:table-cell office:value-type="float" office:value="7.1902">
                <text:p>7.1902</text:p>
              </table:table-cell>
              <table:table-cell office:value-type="float" office:value="-0.283654">
                <text:p>-0.283654</text:p>
              </table:table-cell>
              <table:table-cell office:value-type="float" office:value="0.000445255">
                <text:p>0.000445255</text:p>
              </table:table-cell>
            </table:table-row>
            <table:table-row>
              <table:table-cell office:value-type="float" office:value="7.22035">
                <text:p>7.22035</text:p>
              </table:table-cell>
              <table:table-cell office:value-type="float" office:value="-0.330303">
                <text:p>-0.330303</text:p>
              </table:table-cell>
              <table:table-cell office:value-type="float" office:value="0.0000997515">
                <text:p>0.0000997515</text:p>
              </table:table-cell>
            </table:table-row>
            <table:table-row>
              <table:table-cell office:value-type="float" office:value="7.26471">
                <text:p>7.26471</text:p>
              </table:table-cell>
              <table:table-cell office:value-type="float" office:value="-0.255126">
                <text:p>-0.255126</text:p>
              </table:table-cell>
              <table:table-cell office:value-type="float" office:value="0.000384265">
                <text:p>0.000384265</text:p>
              </table:table-cell>
            </table:table-row>
            <table:table-row>
              <table:table-cell office:value-type="float" office:value="7.29425">
                <text:p>7.29425</text:p>
              </table:table-cell>
              <table:table-cell office:value-type="float" office:value="-0.3622">
                <text:p>-0.3622</text:p>
              </table:table-cell>
              <table:table-cell office:value-type="float" office:value="-0.00125135">
                <text:p>-0.00125135</text:p>
              </table:table-cell>
            </table:table-row>
            <table:table-row>
              <table:table-cell office:value-type="float" office:value="7.32315">
                <text:p>7.32315</text:p>
              </table:table-cell>
              <table:table-cell office:value-type="float" office:value="-0.290957">
                <text:p>-0.290957</text:p>
              </table:table-cell>
              <table:table-cell office:value-type="float" office:value="-0.0000558803">
                <text:p>-0.0000558803</text:p>
              </table:table-cell>
            </table:table-row>
            <table:table-row>
              <table:table-cell office:value-type="float" office:value="7.35239">
                <text:p>7.35239</text:p>
              </table:table-cell>
              <table:table-cell office:value-type="float" office:value="-0.34959">
                <text:p>-0.34959</text:p>
              </table:table-cell>
              <table:table-cell office:value-type="float" office:value="-0.00127086">
                <text:p>-0.00127086</text:p>
              </table:table-cell>
            </table:table-row>
            <table:table-row>
              <table:table-cell office:value-type="float" office:value="7.38226">
                <text:p>7.38226</text:p>
              </table:table-cell>
              <table:table-cell office:value-type="float" office:value="-0.460008">
                <text:p>-0.460008</text:p>
              </table:table-cell>
              <table:table-cell office:value-type="float" office:value="-0.00303419">
                <text:p>-0.00303419</text:p>
              </table:table-cell>
            </table:table-row>
            <table:table-row>
              <table:table-cell office:value-type="float" office:value="7.41133">
                <text:p>7.41133</text:p>
              </table:table-cell>
              <table:table-cell office:value-type="float" office:value="-0.0490543">
                <text:p>-0.0490543</text:p>
              </table:table-cell>
              <table:table-cell office:value-type="float" office:value="0.00382657">
                <text:p>0.00382657</text:p>
              </table:table-cell>
            </table:table-row>
            <table:table-row>
              <table:table-cell office:value-type="float" office:value="7.44018">
                <text:p>7.44018</text:p>
              </table:table-cell>
              <table:table-cell office:value-type="float" office:value="-0.216903">
                <text:p>-0.216903</text:p>
              </table:table-cell>
              <table:table-cell office:value-type="float" office:value="0.000569434">
                <text:p>0.000569434</text:p>
              </table:table-cell>
            </table:table-row>
            <table:table-row>
              <table:table-cell office:value-type="float" office:value="7.46912">
                <text:p>7.46912</text:p>
              </table:table-cell>
              <table:table-cell office:value-type="float" office:value="-0.275523">
                <text:p>-0.275523</text:p>
              </table:table-cell>
              <table:table-cell office:value-type="float" office:value="-0.000654503">
                <text:p>-0.000654503</text:p>
              </table:table-cell>
            </table:table-row>
            <table:table-row>
              <table:table-cell office:value-type="float" office:value="7.49816">
                <text:p>7.49816</text:p>
              </table:table-cell>
              <table:table-cell office:value-type="float" office:value="-0.195698">
                <text:p>-0.195698</text:p>
              </table:table-cell>
              <table:table-cell office:value-type="float" office:value="0.000669415">
                <text:p>0.000669415</text:p>
              </table:table-cell>
            </table:table-row>
            <table:table-row>
              <table:table-cell office:value-type="float" office:value="7.52718">
                <text:p>7.52718</text:p>
              </table:table-cell>
              <table:table-cell office:value-type="float" office:value="-0.260834">
                <text:p>-0.260834</text:p>
              </table:table-cell>
              <table:table-cell office:value-type="float" office:value="-0.000735759">
                <text:p>-0.000735759</text:p>
              </table:table-cell>
            </table:table-row>
            <table:table-row>
              <table:table-cell office:value-type="float" office:value="7.55614">
                <text:p>7.55614</text:p>
              </table:table-cell>
              <table:table-cell office:value-type="float" office:value="-0.146737">
                <text:p>-0.146737</text:p>
              </table:table-cell>
              <table:table-cell office:value-type="float" office:value="0.000730187">
                <text:p>0.000730187</text:p>
              </table:table-cell>
            </table:table-row>
            <table:table-row>
              <table:table-cell office:value-type="float" office:value="7.58522">
                <text:p>7.58522</text:p>
              </table:table-cell>
              <table:table-cell office:value-type="float" office:value="-0.146928">
                <text:p>-0.146928</text:p>
              </table:table-cell>
              <table:table-cell office:value-type="float" office:value="0.00125206">
                <text:p>0.00125206</text:p>
              </table:table-cell>
            </table:table-row>
            <table:table-row>
              <table:table-cell office:value-type="float" office:value="7.61416">
                <text:p>7.61416</text:p>
              </table:table-cell>
              <table:table-cell office:value-type="float" office:value="-0.244537">
                <text:p>-0.244537</text:p>
              </table:table-cell>
              <table:table-cell office:value-type="float" office:value="-0.000596204">
                <text:p>-0.000596204</text:p>
              </table:table-cell>
            </table:table-row>
            <table:table-row>
              <table:table-cell office:value-type="float" office:value="7.64316">
                <text:p>7.64316</text:p>
              </table:table-cell>
              <table:table-cell office:value-type="float" office:value="-0.140693">
                <text:p>-0.140693</text:p>
              </table:table-cell>
              <table:table-cell office:value-type="float" office:value="0.00191298">
                <text:p>0.00191298</text:p>
              </table:table-cell>
            </table:table-row>
            <table:table-row>
              <table:table-cell office:value-type="float" office:value="7.67221">
                <text:p>7.67221</text:p>
              </table:table-cell>
              <table:table-cell office:value-type="float" office:value="-0.241052">
                <text:p>-0.241052</text:p>
              </table:table-cell>
              <table:table-cell office:value-type="float" office:value="-0.00190225">
                <text:p>-0.00190225</text:p>
              </table:table-cell>
            </table:table-row>
            <table:table-row>
              <table:table-cell office:value-type="float" office:value="7.70115">
                <text:p>7.70115</text:p>
              </table:table-cell>
              <table:table-cell office:value-type="float" office:value="-0.172616">
                <text:p>-0.172616</text:p>
              </table:table-cell>
              <table:table-cell office:value-type="float" office:value="0.00190993">
                <text:p>0.00190993</text:p>
              </table:table-cell>
            </table:table-row>
            <table:table-row>
              <table:table-cell office:value-type="float" office:value="7.73023">
                <text:p>7.73023</text:p>
              </table:table-cell>
              <table:table-cell office:value-type="float" office:value="-0.205185">
                <text:p>-0.205185</text:p>
              </table:table-cell>
              <table:table-cell office:value-type="float" office:value="-0.00065707">
                <text:p>-0.00065707</text:p>
              </table:table-cell>
            </table:table-row>
            <table:table-row>
              <table:table-cell office:value-type="float" office:value="7.75916">
                <text:p>7.75916</text:p>
              </table:table-cell>
              <table:table-cell office:value-type="float" office:value="-0.168342">
                <text:p>-0.168342</text:p>
              </table:table-cell>
              <table:table-cell office:value-type="float" office:value="0.00066066">
                <text:p>0.00066066</text:p>
              </table:table-cell>
            </table:table-row>
            <table:table-row>
              <table:table-cell office:value-type="float" office:value="7.78824">
                <text:p>7.78824</text:p>
              </table:table-cell>
              <table:table-cell office:value-type="float" office:value="-0.20471">
                <text:p>-0.20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1723">
                <text:p>7.81723</text:p>
              </table:table-cell>
              <table:table-cell office:value-type="float" office:value="-0.20471">
                <text:p>-0.20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4611">
                <text:p>7.84611</text:p>
              </table:table-cell>
              <table:table-cell office:value-type="float" office:value="-0.20471">
                <text:p>-0.20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7512">
                <text:p>7.87512</text:p>
              </table:table-cell>
              <table:table-cell office:value-type="float" office:value="-0.20471">
                <text:p>-0.20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0414">
                <text:p>7.90414</text:p>
              </table:table-cell>
              <table:table-cell office:value-type="float" office:value="-0.169819">
                <text:p>-0.169819</text:p>
              </table:table-cell>
              <table:table-cell office:value-type="float" office:value="0.000659879">
                <text:p>0.000659879</text:p>
              </table:table-cell>
            </table:table-row>
            <table:table-row>
              <table:table-cell office:value-type="float" office:value="7.93333">
                <text:p>7.93333</text:p>
              </table:table-cell>
              <table:table-cell office:value-type="float" office:value="-0.142631">
                <text:p>-0.142631</text:p>
              </table:table-cell>
              <table:table-cell office:value-type="float" office:value="0.00122898">
                <text:p>0.00122898</text:p>
              </table:table-cell>
            </table:table-row>
            <table:table-row>
              <table:table-cell office:value-type="float" office:value="7.96224">
                <text:p>7.96224</text:p>
              </table:table-cell>
              <table:table-cell office:value-type="float" office:value="-0.315013">
                <text:p>-0.315013</text:p>
              </table:table-cell>
              <table:table-cell office:value-type="float" office:value="-0.00190248">
                <text:p>-0.00190248</text:p>
              </table:table-cell>
            </table:table-row>
            <table:table-row>
              <table:table-cell office:value-type="float" office:value="7.99123">
                <text:p>7.99123</text:p>
              </table:table-cell>
              <table:table-cell office:value-type="float" office:value="-0.241392">
                <text:p>-0.241392</text:p>
              </table:table-cell>
              <table:table-cell office:value-type="float" office:value="-0.000588221">
                <text:p>-0.000588221</text:p>
              </table:table-cell>
            </table:table-row>
            <table:table-row>
              <table:table-cell office:value-type="float" office:value="8.02019">
                <text:p>8.02019</text:p>
              </table:table-cell>
              <table:table-cell office:value-type="float" office:value="-0.176612">
                <text:p>-0.176612</text:p>
              </table:table-cell>
              <table:table-cell office:value-type="float" office:value="0.000588564">
                <text:p>0.000588564</text:p>
              </table:table-cell>
            </table:table-row>
            <table:table-row>
              <table:table-cell office:value-type="float" office:value="8.05146">
                <text:p>8.05146</text:p>
              </table:table-cell>
              <table:table-cell office:value-type="float" office:value="-0.209011">
                <text:p>-0.209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08236">
                <text:p>8.08236</text:p>
              </table:table-cell>
              <table:table-cell office:value-type="float" office:value="-0.181812">
                <text:p>-0.181812</text:p>
              </table:table-cell>
              <table:table-cell office:value-type="float" office:value="0.000517227">
                <text:p>0.000517227</text:p>
              </table:table-cell>
            </table:table-row>
            <table:table-row>
              <table:table-cell office:value-type="float" office:value="8.11341">
                <text:p>8.11341</text:p>
              </table:table-cell>
              <table:table-cell office:value-type="float" office:value="-0.265566">
                <text:p>-0.265566</text:p>
              </table:table-cell>
              <table:table-cell office:value-type="float" office:value="-0.00102736">
                <text:p>-0.00102736</text:p>
              </table:table-cell>
            </table:table-row>
            <table:table-row>
              <table:table-cell office:value-type="float" office:value="8.14453">
                <text:p>8.14453</text:p>
              </table:table-cell>
              <table:table-cell office:value-type="float" office:value="-0.180869">
                <text:p>-0.180869</text:p>
              </table:table-cell>
              <table:table-cell office:value-type="float" office:value="0.000511224">
                <text:p>0.000511224</text:p>
              </table:table-cell>
            </table:table-row>
            <table:table-row>
              <table:table-cell office:value-type="float" office:value="8.17431">
                <text:p>8.17431</text:p>
              </table:table-cell>
              <table:table-cell office:value-type="float" office:value="-0.179617">
                <text:p>-0.179617</text:p>
              </table:table-cell>
              <table:table-cell office:value-type="float" office:value="0.000557109">
                <text:p>0.000557109</text:p>
              </table:table-cell>
            </table:table-row>
            <table:table-row>
              <table:table-cell office:value-type="float" office:value="8.20321">
                <text:p>8.20321</text:p>
              </table:table-cell>
              <table:table-cell office:value-type="float" office:value="-0.273178">
                <text:p>-0.273178</text:p>
              </table:table-cell>
              <table:table-cell office:value-type="float" office:value="-0.00116564">
                <text:p>-0.00116564</text:p>
              </table:table-cell>
            </table:table-row>
            <table:table-row>
              <table:table-cell office:value-type="float" office:value="8.23209">
                <text:p>8.23209</text:p>
              </table:table-cell>
              <table:table-cell office:value-type="float" office:value="-0.145084">
                <text:p>-0.145084</text:p>
              </table:table-cell>
              <table:table-cell office:value-type="float" office:value="0.00118442">
                <text:p>0.00118442</text:p>
              </table:table-cell>
            </table:table-row>
            <table:table-row>
              <table:table-cell office:value-type="float" office:value="8.26117">
                <text:p>8.26117</text:p>
              </table:table-cell>
              <table:table-cell office:value-type="float" office:value="-0.273557">
                <text:p>-0.273557</text:p>
              </table:table-cell>
              <table:table-cell office:value-type="float" office:value="-0.00117253">
                <text:p>-0.00117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